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3mm"/>
    </style:style>
    <style:style style:name="co2" style:family="table-column">
      <style:table-column-properties fo:break-before="auto" style:column-width="105.1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196.34mm"/>
    </style:style>
    <style:style style:name="co7" style:family="table-column">
      <style:table-column-properties fo:break-before="auto" style:column-width="161.38mm"/>
    </style:style>
    <style:style style:name="co8" style:family="table-column">
      <style:table-column-properties fo:break-before="auto" style:column-width="58.74mm"/>
    </style:style>
    <style:style style:name="co9" style:family="table-column">
      <style:table-column-properties fo:break-before="auto" style:column-width="37.84mm"/>
    </style:style>
    <style:style style:name="co10" style:family="table-column">
      <style:table-column-properties fo:break-before="auto" style:column-width="40.68mm"/>
    </style:style>
    <style:style style:name="co11" style:family="table-column">
      <style:table-column-properties fo:break-before="auto" style:column-width="47.41mm"/>
    </style:style>
    <style:style style:name="co12" style:family="table-column">
      <style:table-column-properties fo:break-before="auto" style:column-width="54.17mm"/>
    </style:style>
    <style:style style:name="co13" style:family="table-column">
      <style:table-column-properties fo:break-before="auto" style:column-width="49.02mm"/>
    </style:style>
    <style:style style:name="co14" style:family="table-column">
      <style:table-column-properties fo:break-before="auto" style:column-width="210.33mm"/>
    </style:style>
    <style:style style:name="co15" style:family="table-column">
      <style:table-column-properties fo:break-before="auto" style:column-width="103.19mm"/>
    </style:style>
    <style:style style:name="co16" style:family="table-column">
      <style:table-column-properties fo:break-before="auto" style:column-width="245.67mm"/>
    </style:style>
    <style:style style:name="co17" style:family="table-column">
      <style:table-column-properties fo:break-before="auto" style:column-width="6.53mm"/>
    </style:style>
    <style:style style:name="co18" style:family="table-column">
      <style:table-column-properties fo:break-before="auto" style:column-width="48.19mm"/>
    </style:style>
    <style:style style:name="co19" style:family="table-column">
      <style:table-column-properties fo:break-before="auto" style:column-width="129.26mm"/>
    </style:style>
    <style:style style:name="co20" style:family="table-column">
      <style:table-column-properties fo:break-before="auto" style:column-width="164.11mm"/>
    </style:style>
    <style:style style:name="co21" style:family="table-column">
      <style:table-column-properties fo:break-before="auto" style:column-width="58.35mm"/>
    </style:style>
    <style:style style:name="co22" style:family="table-column">
      <style:table-column-properties fo:break-before="auto" style:column-width="43.29mm"/>
    </style:style>
    <style:style style:name="co23" style:family="table-column">
      <style:table-column-properties fo:break-before="auto" style:column-width="19.19mm"/>
    </style:style>
    <style:style style:name="co24" style:family="table-column">
      <style:table-column-properties fo:break-before="auto" style:column-width="55.19mm"/>
    </style:style>
    <style:style style:name="co25" style:family="table-column">
      <style:table-column-properties fo:break-before="auto" style:column-width="233.63mm"/>
    </style:style>
    <style:style style:name="co26" style:family="table-column">
      <style:table-column-properties fo:break-before="auto" style:column-width="132.7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46.92mm"/>
    </style:style>
    <style:style style:name="co29" style:family="table-column">
      <style:table-column-properties fo:break-before="auto" style:column-width="86.78mm"/>
    </style:style>
    <style:style style:name="co30" style:family="table-column">
      <style:table-column-properties fo:break-before="auto" style:column-width="192.07mm"/>
    </style:style>
    <style:style style:name="co31" style:family="table-column">
      <style:table-column-properties fo:break-before="auto" style:column-width="39.48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3.95mm"/>
    </style:style>
    <style:style style:name="co34" style:family="table-column">
      <style:table-column-properties fo:break-before="auto" style:column-width="58.28mm"/>
    </style:style>
    <style:style style:name="co35" style:family="table-column">
      <style:table-column-properties fo:break-before="auto" style:column-width="237.1mm"/>
    </style:style>
    <style:style style:name="co36" style:family="table-column">
      <style:table-column-properties fo:break-before="auto" style:column-width="158.31mm"/>
    </style:style>
    <style:style style:name="co37" style:family="table-column">
      <style:table-column-properties fo:break-before="auto" style:column-width="143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82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16.33mm" fo:break-before="auto" style:use-optimal-row-height="false"/>
    </style:style>
    <style:style style:name="ro7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e4f87e"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8282"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acd78"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4dce1"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4dce1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4dce1"/>
    </style:style>
    <style:style style:name="ce4" style:family="table-cell" style:parent-style-name="Default">
      <style:table-cell-properties fo:background-color="#f4dce1" fo:border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4dce1"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</style:style>
    <style:style style:name="ce21" style:family="table-cell" style:parent-style-name="Normal_20_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fo:border-bottom="none" fo:background-color="#e4f87e" style:text-align-source="fix" style:repeat-content="false" fo:border-left="0.06pt solid #000000" fo:border-right="0.06pt solid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98282" style:text-align-source="fix" style:repeat-content="false" fo:border-left="0.06pt solid #000000" fo:border-right="0.06pt solid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none" fo:background-color="#f98282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fo:font-size="10pt" fo:language="none" fo:country="none" fo:font-weight="bold" style:font-name-asian="Segoe UI" style:font-size-asian="10pt" style:language-asian="none" style:country-asian="none" style:font-weight-asian="bold" style:font-name-complex="Tahoma" style:font-size-complex="10pt" style:language-complex="none" style:country-complex="none" style:font-weight-complex="bold"/>
    </style:style>
    <style:style style:name="ce29" style:family="table-cell" style:parent-style-name="Default">
      <style:table-cell-properties fo:border-bottom="none" fo:background-color="#f98282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fo:language="none" fo:country="none" fo:font-weight="bold" style:font-name-asian="Segoe UI" style:language-asian="none" style:country-asian="none" style:font-weight-asian="bold" style:font-name-complex="Tahoma" style:language-complex="none" style:country-complex="none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3.53mm"/>
      <style:text-properties style:font-name="Liberation Sans" fo:font-size="10pt" fo:language="none" fo:country="none" fo:font-weight="bold" style:font-name-asian="Segoe UI" style:font-size-asian="10pt" style:language-asian="none" style:country-asian="none" style:font-weight-asian="bold" style:font-name-complex="Tahoma" style:font-size-complex="10pt" style:language-complex="none" style:country-complex="none" style:font-weight-complex="bold"/>
    </style:style>
    <style:style style:name="ce47" style:family="table-cell" style:parent-style-name="Default">
      <style:table-cell-properties fo:border-bottom="none" fo:background-color="#f98282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fo:language="de" fo:country="DE" fo:font-weight="bold" style:font-name-asian="Microsoft YaHei" style:language-asian="zh" style:country-asian="CN" style:font-weight-asian="bold" style:font-name-complex="Lucida Sans" style:language-complex="hi" style:country-complex="IN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3.53mm"/>
      <style:text-properties style:font-name="Liberation Sans" fo:language="none" fo:country="none" fo:font-weight="bold" style:font-name-asian="Segoe UI" style:language-asian="none" style:country-asian="none" style:font-weight-asian="bold" style:font-name-complex="Tahoma" style:language-complex="none" style:country-complex="none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start" fo:margin-left="3.53mm"/>
      <style:text-properties style:font-name="Liberation Sans" fo:language="de" fo:country="DE" fo:font-weight="bold" style:font-name-asian="Microsoft YaHei" style:language-asian="zh" style:country-asian="CN" style:font-weight-asian="bold" style:font-name-complex="Lucida Sans" style:language-complex="hi" style:country-complex="IN" style:font-weight-complex="bold"/>
    </style:style>
    <style:style style:name="ce70" style:family="table-cell" style:parent-style-name="Default">
      <style:table-cell-properties fo:border-bottom="none" fo:background-color="#e4f87e" style:text-align-source="fix" style:repeat-content="false" fo:border-left="0.06pt solid #000000" fo:border-right="0.06pt solid #000000" fo:border-top="none" style:vertical-align="middle"/>
      <style:paragraph-properties fo:text-align="center" fo:margin-left="3.53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e4f87e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fo:language="none" fo:country="none" fo:font-weight="bold" style:font-name-asian="Segoe UI" style:language-asian="none" style:country-asian="none" style:font-weight-asian="bold" style:font-name-complex="Tahoma" style:language-complex="none" style:country-complex="none" style:font-weight-complex="bold"/>
    </style:style>
    <style:style style:name="ce74" style:family="table-cell" style:parent-style-name="Default">
      <style:table-cell-properties fo:border-bottom="none" fo:background-color="#7acd78" style:text-align-source="fix" style:repeat-content="false" fo:border-left="0.06pt solid #000000" fo:border-right="0.06pt solid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4dce1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Normal_20_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Neutral_20_2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fo:background-color="#f4dce1" style:text-align-source="fix" style:repeat-content="false" fo:border="0.06pt solid #000000"/>
      <style:paragraph-properties fo:text-align="start" fo:margin-left="3.53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7.06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4dce1" style:text-align-source="fix" style:repeat-content="false" fo:border-left="0.06pt solid #000000" fo:border-right="0.06pt solid #000000" fo:border-top="none"/>
      <style:paragraph-properties fo:text-align="start" fo:margin-left="3.53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f4dce1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f98282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3.53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4dc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4dc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f4dc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Default">
      <style:table-cell-properties fo:background-color="#f4dce1" style:text-align-source="fix" style:repeat-content="false" fo:border="0.06pt solid #000000"/>
      <style:paragraph-properties fo:text-align="start" fo:margin-left="7.06m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9828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4dce1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9828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4dce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ext-properties fo:font-weight="bold" style:font-weight-asian="bold" style:font-name-complex="Arial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font-weight="bold" style:font-weight-asian="bold" style:font-weight-complex="bold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Empfohlener Wert gemäß Microsoft Compliance Toolkit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Standardwert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Empfohlener Wert des Autors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Legacy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Quellen:</text:p>
          </table:table-cell>
          <table:table-cell table:style-name="ce2" table:number-columns-repeated="3"/>
          <table:table-cell table:style-name="ce24"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Legacy:</text:p>
          </table:table-cell>
          <table:table-cell table:style-name="ce24" table:number-columns-repeated="7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0" office:value-type="string" calcext:value-type="string">
            <text:p>Windows Installer</text:p>
          </table:table-cell>
          <table:table-cell office:value-type="string" calcext:value-type="string">
            <text:p><text:span text:style-name="T1"><text:a xlink:href="https://docs.microsoft.com/en-us/windows/win32/msi/released-versions-of-windows-installer" xlink:type="simple">https://docs.microsoft.com/en-us/windows/win32/msi/released-versions-of-windows-installer</text:a></text:span>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0" office:value-type="string" calcext:value-type="string">
            <text:p>Internet Explorer</text:p>
          </table:table-cell>
          <table:table-cell office:value-type="string" calcext:value-type="string">
            <text:p><text:a xlink:href="https://en.wikipedia.org/wiki/Internet_Explorer" xlink:type="simple">https://en.wikipedia.org/wiki/Internet_Explorer</text:a>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0" office:value-type="string" calcext:value-type="string">
            <text:p>NetMeeting</text:p>
          </table:table-cell>
          <table:table-cell office:value-type="string" calcext:value-type="string">
            <text:p><text:a xlink:href="https://microsoft-netmeeting.de.softonic.com/" xlink:type="simple">https://microsoft-netmeeting.de.softonic.com/</text:a>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0" office:value-type="string" calcext:value-type="string">
            <text:p>Backgrund Intelligent Transfer Service (BITS)</text:p>
          </table:table-cell>
          <table:table-cell office:value-type="string" calcext:value-type="string">
            <text:p><text:a xlink:href="https://en.wikipedia.org/wiki/Background_Intelligent_Transfer_Service" xlink:type="simple">https://en.wikipedia.org/wiki/Background_Intelligent_Transfer_Service</text:a></text:p>
          </table:table-cell>
          <table:table-cell table:number-columns-repeated="12"/>
        </table:table-row>
      </table:table>
      <table:table table:name="Computerkonfiguration-Windows-Einstellunge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30"/>
        <table:table-column table:style-name="co12" table:number-columns-repeated="3" table:default-cell-style-name="ce30"/>
        <table:table-column table:style-name="co12" table:default-cell-style-name="ce10"/>
        <table:table-column table:style-name="co13" table:default-cell-style-name="ce32"/>
        <table:table-column table:style-name="co14" table:default-cell-style-name="ce8"/>
        <table:table-column table:style-name="co15" table:default-cell-style-name="ce38"/>
        <table:table-column table:style-name="co16" table:default-cell-style-name="Default"/>
        <table:table-row table:style-name="ro2">
          <table:table-cell/>
          <table:table-cell table:style-name="ce4"/>
          <table:table-cell table:style-name="ce19" office:value-type="string" calcext:value-type="string">
            <text:p>Pfad</text:p>
          </table:table-cell>
          <table:table-cell table:style-name="ce19" office:value-type="string" calcext:value-type="string">
            <text:p>Einstellungsname</text:p>
          </table:table-cell>
          <table:table-cell table:style-name="ce19" office:value-type="string" calcext:value-type="string">
            <text:p>Microsoft Compliance Toolkit</text:p>
          </table:table-cell>
          <table:table-cell table:style-name="ce19" office:value-type="string" calcext:value-type="string">
            <text:p>Standardwert AD</text:p>
          </table:table-cell>
          <table:table-cell table:style-name="ce19" office:value-type="string" calcext:value-type="string">
            <text:p>StandardwertAD <text:s/>DC</text:p>
          </table:table-cell>
          <table:table-cell table:style-name="ce19" office:value-type="string" calcext:value-type="string">
            <text:p>Standardwert AD Client</text:p>
          </table:table-cell>
          <table:table-cell table:style-name="ce19" office:value-type="string" calcext:value-type="string">
            <text:p>Microsoft Compliance Toolkit</text:p>
            <text:p>DC</text:p>
          </table:table-cell>
          <table:table-cell table:style-name="ce19" office:value-type="string" calcext:value-type="string">
            <text:p>Microsoft Compliance Toolkit</text:p>
            <text:p>Client</text:p>
          </table:table-cell>
          <table:table-cell table:style-name="ce19" office:value-type="string" calcext:value-type="string">
            <text:p>Microsoft Compliance Toolkit</text:p>
            <text:p>Server</text:p>
          </table:table-cell>
          <table:table-cell table:style-name="ce19" office:value-type="string" calcext:value-type="string">
            <text:p>Empfohlener Wert Client</text:p>
          </table:table-cell>
          <table:table-cell table:style-name="ce42" office:value-type="string" calcext:value-type="string">
            <text:p>Empfohlener Wert Server</text:p>
          </table:table-cell>
          <table:table-cell table:style-name="ce19" office:value-type="string" calcext:value-type="string">
            <text:p>Registrypfade</text:p>
          </table:table-cell>
          <table:table-cell table:style-name="ce51" office:value-type="string" calcext:value-type="string">
            <text:p>Windows Version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3">
          <table:table-cell/>
          <table:table-cell table:style-name="ce8"/>
          <table:table-cell table:number-columns-repeated="11"/>
          <table:table-cell table:style-name="ce36"/>
          <table:table-cell table:number-columns-repeated="2"/>
        </table:table-row>
        <table:table-row table:style-name="ro3">
          <table:table-cell/>
          <table:table-cell office:value-type="string" calcext:value-type="string">
            <text:p>Windows-Einstellungen</text:p>
          </table:table-cell>
          <table:table-cell office:value-type="string" calcext:value-type="string">
            <text:p>\Sicherheitseinstellungen\Kontorichtlinien\Kennwortrichtlinien\</text:p>
          </table:table-cell>
          <table:table-cell office:value-type="string" calcext:value-type="string">
            <text:p>Kennwort muss Komplexitätsvoraussetzungen entsprechen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2" table:style-name="ce22" office:value-type="string" calcext:value-type="string">
            <text:p>Vererbt</text:p>
          </table:table-cell>
          <table:table-cell table:number-columns-repeated="3"/>
          <table:table-cell table:style-name="ce74" office:value-type="string" calcext:value-type="string">
            <text:p>Aktivert</text:p>
          </table:table-cell>
          <table:table-cell table:style-name="ce74" office:value-type="string" calcext:value-type="string">
            <text:p>Aktiviert</text:p>
          </table:table-cell>
          <table:table-cell table:style-name="ce37" office:value-type="string" calcext:value-type="string">
            <text:p>Password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ennwortchronik erzwingen</text:p>
          </table:table-cell>
          <table:table-cell/>
          <table:table-cell table:style-name="ce22" office:value-type="float" office:value="24" calcext:value-type="float">
            <text:p>24</text:p>
          </table:table-cell>
          <table:table-cell table:number-columns-repeated="2" table:style-name="ce22" office:value-type="string" calcext:value-type="string">
            <text:p>Vererbt</text:p>
          </table:table-cell>
          <table:table-cell table:number-columns-repeated="3"/>
          <table:table-cell table:number-columns-repeated="2" table:style-name="ce74" office:value-type="float" office:value="24" calcext:value-type="float">
            <text:p>24</text:p>
          </table:table-cell>
          <table:table-cell table:style-name="ce37" office:value-type="string" calcext:value-type="string">
            <text:p>Password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ennwörter mit umkehrbarer Verschlüsselung speichern</text:p>
          </table:table-cell>
          <table:table-cell/>
          <table:table-cell table:style-name="ce22" office:value-type="string" calcext:value-type="string">
            <text:p>Nicht definiert</text:p>
          </table:table-cell>
          <table:table-cell table:number-columns-repeated="6"/>
          <table:table-cell table:style-name="ce10"/>
          <table:table-cell table:style-name="ce37" office:value-type="string" calcext:value-type="string">
            <text:p>Password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imales Kennwortalter</text:p>
          </table:table-cell>
          <table:table-cell/>
          <table:table-cell table:style-name="ce22" office:value-type="string" calcext:value-type="string">
            <text:p>42 Tage</text:p>
          </table:table-cell>
          <table:table-cell table:number-columns-repeated="2" table:style-name="ce22" office:value-type="string" calcext:value-type="string">
            <text:p>Vererbt</text:p>
          </table:table-cell>
          <table:table-cell table:number-columns-repeated="3"/>
          <table:table-cell table:number-columns-repeated="2" table:style-name="ce74" office:value-type="string" calcext:value-type="string">
            <text:p>182 Tage</text:p>
          </table:table-cell>
          <table:table-cell table:style-name="ce37" office:value-type="string" calcext:value-type="string">
            <text:p>Password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nimale Kennwortlänge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string" calcext:value-type="string">
            <text:p>Vererbt</text:p>
          </table:table-cell>
          <table:table-cell table:number-columns-repeated="3"/>
          <table:table-cell table:number-columns-repeated="2" table:style-name="ce74" office:value-type="float" office:value="15" calcext:value-type="float">
            <text:p>15</text:p>
          </table:table-cell>
          <table:table-cell table:style-name="ce37" office:value-type="string" calcext:value-type="string">
            <text:p>Password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nimales Kennwortalter</text:p>
          </table:table-cell>
          <table:table-cell/>
          <table:table-cell table:style-name="ce22" office:value-type="string" calcext:value-type="string">
            <text:p>1 Tag</text:p>
          </table:table-cell>
          <table:table-cell table:number-columns-repeated="2" table:style-name="ce22" office:value-type="string" calcext:value-type="string">
            <text:p>Vererbt</text:p>
          </table:table-cell>
          <table:table-cell table:number-columns-repeated="3"/>
          <table:table-cell table:number-columns-repeated="2" table:style-name="ce74" office:value-type="string" calcext:value-type="string">
            <text:p>30 Tage</text:p>
          </table:table-cell>
          <table:table-cell table:style-name="ce37" office:value-type="string" calcext:value-type="string">
            <text:p>Password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Überwachung der Mindestpasswortlänge</text:p>
          </table:table-cell>
          <table:table-cell/>
          <table:table-cell table:style-name="ce22" office:value-type="string" calcext:value-type="string">
            <text:p>Nicht definiert</text:p>
          </table:table-cell>
          <table:table-cell table:number-columns-repeated="7"/>
          <table:table-cell table:style-name="ce38"/>
          <table:table-cell table:number-columns-repeated="2"/>
        </table:table-row>
        <table:table-row table:style-name="ro3">
          <table:table-cell table:number-columns-repeated="13"/>
          <table:table-cell table:style-name="ce38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Kontorichtlinien\Kontosperrungsrichtlinien\</text:p>
          </table:table-cell>
          <table:table-cell office:value-type="string" calcext:value-type="string">
            <text:p>Kontensperrungsschwelle</text:p>
          </table:table-cell>
          <table:table-cell/>
          <table:table-cell table:style-name="ce22" office:value-type="string" calcext:value-type="string">
            <text:p>Nicht definiert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74" office:value-type="float" office:value="5" calcext:value-type="float">
            <text:p>5</text:p>
          </table:table-cell>
          <table:table-cell table:style-name="ce74" office:value-type="float" office:value="3" calcext:value-type="float">
            <text:p>3</text:p>
          </table:table-cell>
          <table:table-cell table:style-name="ce37" office:value-type="string" calcext:value-type="string">
            <text:p>Account Lockou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osperrdauer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ererbt</text:p>
          </table:table-cell>
          <table:table-cell table:style-name="ce22" office:value-type="string" calcext:value-type="string">
            <text:p>Nicht anwendbar</text:p>
          </table:table-cell>
          <table:table-cell table:number-columns-repeated="3"/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0" calcext:value-type="float">
            <text:p>0</text:p>
          </table:table-cell>
          <table:table-cell table:style-name="ce37" office:value-type="string" calcext:value-type="string">
            <text:p>Account Lockou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Zurücksetzungsdauer des Kontosperrungszählers</text:p>
          </table:table-cell>
          <table:table-cell/>
          <table:table-cell table:number-columns-repeated="2" table:style-name="ce22" office:value-type="string" calcext:value-type="string">
            <text:p>Nicht definiert</text:p>
          </table:table-cell>
          <table:table-cell table:style-name="ce22" office:value-type="string" calcext:value-type="string">
            <text:p>Nicht anwendbar</text:p>
          </table:table-cell>
          <table:table-cell table:number-columns-repeated="3"/>
          <table:table-cell table:number-columns-repeated="2" table:style-name="ce74" office:value-type="string" calcext:value-type="string">
            <text:p>Nicht definiert</text:p>
          </table:table-cell>
          <table:table-cell table:style-name="ce37" office:value-type="string" calcext:value-type="string">
            <text:p>Account Lockou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13"/>
          <table:table-cell table:style-name="ce38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Kontorichtlinien\Kerberosrichtlinien\</text:p>
          </table:table-cell>
          <table:table-cell office:value-type="string" calcext:value-type="string">
            <text:p>Benutzeranmeldeeinschränkungen erzwingen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style-name="ce22" office:value-type="string" calcext:value-type="string">
            <text:p>Vererbt</text:p>
          </table:table-cell>
          <table:table-cell table:number-columns-repeated="6"/>
          <table:table-cell table:style-name="ce37" office:value-type="string" calcext:value-type="string">
            <text:p>Kerberos Policy security settings are not registry keys.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. Gültigkeitsdauer des Benutzertickets</text:p>
          </table:table-cell>
          <table:table-cell/>
          <table:table-cell table:style-name="ce22" office:value-type="string" calcext:value-type="string">
            <text:p>10 Std</text:p>
          </table:table-cell>
          <table:table-cell table:style-name="ce22" office:value-type="string" calcext:value-type="string">
            <text:p>Vererbt</text:p>
          </table:table-cell>
          <table:table-cell table:number-columns-repeated="6"/>
          <table:table-cell table:style-name="ce37" office:value-type="string" calcext:value-type="string">
            <text:p>Kerberos Policy security settings are not registry keys.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. Gültigkeitsdauer des Diensttickets</text:p>
          </table:table-cell>
          <table:table-cell/>
          <table:table-cell table:style-name="ce22" office:value-type="string" calcext:value-type="string">
            <text:p>600 min</text:p>
          </table:table-cell>
          <table:table-cell table:style-name="ce22" office:value-type="string" calcext:value-type="string">
            <text:p>Vererbt</text:p>
          </table:table-cell>
          <table:table-cell table:number-columns-repeated="6"/>
          <table:table-cell table:style-name="ce37" office:value-type="string" calcext:value-type="string">
            <text:p>Kerberos Policy security settings are not registry keys.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. Toleranz für die Synchronisation des Computertakts</text:p>
          </table:table-cell>
          <table:table-cell/>
          <table:table-cell table:style-name="ce22" office:value-type="string" calcext:value-type="string">
            <text:p>5 min</text:p>
          </table:table-cell>
          <table:table-cell table:style-name="ce22" office:value-type="string" calcext:value-type="string">
            <text:p>Vererbt</text:p>
          </table:table-cell>
          <table:table-cell table:number-columns-repeated="6"/>
          <table:table-cell table:style-name="ce37" office:value-type="string" calcext:value-type="string">
            <text:p>Kerberos Policy security settings are not registry keys.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. Zeitraum, in dem ein Benutzerticket erneuert werden kann</text:p>
          </table:table-cell>
          <table:table-cell/>
          <table:table-cell table:style-name="ce22" office:value-type="string" calcext:value-type="string">
            <text:p>7 Tage</text:p>
          </table:table-cell>
          <table:table-cell table:style-name="ce22" office:value-type="string" calcext:value-type="string">
            <text:p>Vererbt</text:p>
          </table:table-cell>
          <table:table-cell table:number-columns-repeated="6"/>
          <table:table-cell table:style-name="ce37" office:value-type="string" calcext:value-type="string">
            <text:p>Kerberos Policy security settings are not registry keys.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13"/>
          <table:table-cell table:style-name="ce38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Kontorichtlinien\Lokale Richtlinien\Überwachungsrichtlinie\</text:p>
          </table:table-cell>
          <table:table-cell office:value-type="string" calcext:value-type="string">
            <text:p>Anmeldeereignisse überwachen</text:p>
          </table:table-cell>
          <table:table-cell/>
          <table:table-cell office:value-type="string" calcext:value-type="string">
            <text:p>Nicht definiert</text:p>
          </table:table-cell>
          <table:table-cell table:style-name="ce54" office:value-type="string" calcext:value-type="string" table:number-columns-spanned="7" table:number-rows-spanned="9">
            <text:p>Nicht definiert, durch erweiterte Überwachungsrichtlinien</text:p>
            <text:p> Ab Windows Server 2008 ersetzt</text:p>
          </table:table-cell>
          <table:covered-table-cell table:number-columns-repeated="4" table:style-name="ce41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meldeversuche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enverwaltung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Objektzugriffsversuche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Prozessnachverfolgung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Rechteverwendung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Mindestens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Richtlinienänderungen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ereignisse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Verzeichnisdienstzugriff überwachen</text:p>
          </table:table-cell>
          <table:table-cell/>
          <table:table-cell office:value-type="string" calcext:value-type="string">
            <text:p>Nicht definiert</text:p>
          </table:table-cell>
          <table:covered-table-cell table:style-name="ce59"/>
          <table:covered-table-cell table:number-columns-repeated="4" table:style-name="ce44"/>
          <table:covered-table-cell table:number-columns-repeated="2" table:style-name="ce59"/>
          <table:table-cell table:style-name="ce37" office:value-type="string" calcext:value-type="string">
            <text:p>Audit Policy security settings are not registry keys.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13"/>
          <table:table-cell table:style-name="ce38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Kontorichtlinien\Lokale Richtlinien\Zuweisen von Benutzerrechten\</text:p>
          </table:table-cell>
          <table:table-cell office:value-type="string" calcext:value-type="string">
            <text:p>Ändern der Systemzeit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Server-Operatoren, VORDEFINIERT\Administratoren, NT-AUTORITÄT\Lokaler Dienst</text:p>
          </table:table-cell>
          <table:table-cell table:style-name="ce26" office:value-type="string" calcext:value-type="string">
            <text:p>Lokaler Dienst,Administratoren</text:p>
          </table:table-cell>
          <table:table-cell table:style-name="ce46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Ändern der Zeitzone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<text:span text:style-name="T2">Win</text:span><text:span text:style-name="T3">dow Manager\Window Manager Group, VORDEFINIERT\Administratoren</text:span></text:p>
          </table:table-cell>
          <table:table-cell table:style-name="ce29" office:value-type="string" calcext:value-type="string">
            <text:p>Lokaler Dienst,Administratoren,Benutzer</text:p>
          </table:table-cell>
          <table:table-cell table:style-name="ce48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heben der Zeitplanungsprioritä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dministratoren,Window Manager\Window Manager Group</text:p>
          </table:table-cell>
          <table:table-cell table:number-columns-repeated="5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melden als Batchauftrag verweigern</text:p>
          </table:table-cell>
          <table:table-cell/>
          <table:table-cell office:value-type="string" calcext:value-type="string">
            <text:p>Nicht definiert</text:p>
          </table:table-cell>
          <table:table-cell table:style-name="ce8"/>
          <table:table-cell table:style-name="ce45" table:number-columns-repeated="4"/>
          <table:table-cell table:style-name="ce74" office:value-type="string" calcext:value-type="string">
            <text:p>Microsoft Sicherheitsleitfaden Administratoren verweigern</text:p>
          </table:table-cell>
          <table:table-cell table:style-name="ce10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melden als Diens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NT SERVICE\ALL SERVICES</text:p>
          </table:table-cell>
          <table:table-cell table:number-columns-repeated="5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melden als Dienst verweigern</text:p>
          </table:table-cell>
          <table:table-cell/>
          <table:table-cell office:value-type="string" calcext:value-type="string">
            <text:p>Nicht definiert</text:p>
          </table:table-cell>
          <table:table-cell table:style-name="ce8"/>
          <table:table-cell table:style-name="ce45" table:number-columns-repeated="4"/>
          <table:table-cell table:style-name="ce74" office:value-type="string" calcext:value-type="string">
            <text:p>Microsoft Sicherheitsleitfaden Administratoren verweigern</text:p>
          </table:table-cell>
          <table:table-cell table:style-name="ce10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Mindestens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melden als Stapelverarbeitungsauftrag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VORDEFINIERT\Leistungsprotokollbenutzer, VORDEFINIERT\Sicherungs-Operatoren, VORDEFINIERT\Administratoren, VORDEFINIERT\IIS_IUSRS</text:p>
          </table:table-cell>
          <table:table-cell table:style-name="ce29" office:value-type="string" calcext:value-type="string">
            <text:p>Administratoren,Sicherungs-Operatoren,Leistungsprotokollbenutzer</text:p>
          </table:table-cell>
          <table:table-cell table:style-name="ce48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melden über Remotedesktopdienste verweiger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melden über Remotedesktopdienste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dministratoren,Remotedesktopbenutzer</text:p>
          </table:table-cell>
          <table:table-cell table:number-columns-repeated="5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nehmen der Clientidentität nach Authentifizierung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Lokaler Dienst,Netzwerkdienst,Administratoren,DIENST</text:p>
          </table:table-cell>
          <table:table-cell/>
          <table:table-cell table:style-name="ce56" office:value-type="string" calcext:value-type="string">
            <text:p>NT Autorität\Netzwerkdienste, NT Autorität\Lokale Dienste, NT Authorität\Dienste, VORDEFINIERT\Administratoren</text:p>
          </table:table-cell>
          <table:table-cell table:number-columns-repeated="3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npassen von Speicherkontingenten für einen Prozess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IIS APPPOOL\DefaultAppPool, VORDEFINIERT\Administratoren, NT-AUTORITÄT\Netzwerkdienst, NT-AUTORITÄT\Lokaler Dienst</text:p>
          </table:table-cell>
          <table:table-cell table:style-name="ce29" office:value-type="string" calcext:value-type="string">
            <text:p>Lokaler Dienst,Netzwerkdienst,Administratoren,DIENST</text:p>
          </table:table-cell>
          <table:table-cell table:style-name="ce48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rbeitssatz eines Prozesses vergröß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Benutzer</text:p>
          </table:table-cell>
          <table:table-cell table:number-columns-repeated="5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uf Anmeldeinformations-Manager als vertrauenswürdigem Aufrufer zugreif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uf diesen Computer vom Netzwerk aus zugreif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VORDEFINIERT\Prä-Windows 2000 kompatibler Zugriff, NT-AUTORITÄT\DOMÄNENCONTROLLER DER ORGANISATION, NT-AUTORITÄT\Authentifizierte Benutzer, VORDEFINIERT\Administratoren, Jeder</text:p>
          </table:table-cell>
          <table:table-cell table:style-name="ce29" office:value-type="string" calcext:value-type="string">
            <text:p>Jeder,Administratoren,Benutzer,Sicherungs-Operatoren</text:p>
          </table:table-cell>
          <table:table-cell table:style-name="ce48"/>
          <table:table-cell table:style-name="ce56" office:value-type="string" calcext:value-type="string">
            <text:p>VORDEFINIERT\Remote Desktop Users, VORDEFINIERTE\Administrators</text:p>
          </table:table-cell>
          <table:table-cell table:style-name="ce48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uslassen der durchsuchenden Überprüfung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VORDEFINIERT\Prä-Windows 2000 kompatibler Zugriff, NT-AUTORITÄT\Authentifizierte Benutzer, VORDEFINIERT\Administratoren, NT-AUTORITÄT\Netzwerkdienst, NT-AUTORITÄT\Lokaler Dienst, Jeder</text:p>
          </table:table-cell>
          <table:table-cell table:style-name="ce29" office:value-type="string" calcext:value-type="string">
            <text:p>Jeder,Lokaler Dienst,Netzwerkdienst,Administratoren,Benutzer,Sicherungs-Operatoren</text:p>
          </table:table-cell>
          <table:table-cell table:style-name="ce48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ebuggen von Programm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46" table:number-columns-repeated="2"/>
          <table:table-cell table:style-name="ce71" office:value-type="string" calcext:value-type="string">
            <text:p>VORDEFINIERT\Administratoren</text:p>
          </table:table-cell>
          <table:table-cell table:style-name="ce46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urchführen von Volumewartungsaufgab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dministratoren,Remotedesktopbenutzer</text:p>
          </table:table-cell>
          <table:table-cell/>
          <table:table-cell table:style-name="ce71" office:value-type="string" calcext:value-type="string">
            <text:p>VORDEFINIERT\Administratoren</text:p>
          </table:table-cell>
          <table:table-cell table:number-columns-repeated="3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insetzen als Teil des Betriebssystem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ntfernen des Computers von der Docking-Station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26" office:value-type="string" calcext:value-type="string">
            <text:p>Administratoren,Benutzer</text:p>
          </table:table-cell>
          <table:table-cell table:style-name="ce46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möglichen, dass Computer- und Benutzerkonten für Delegierungszwecke vertraut wird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46" table:number-columns-repeated="4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etzen eines Tokens auf Prozessebene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IIS APPPOOL\DefaultAppPool, NT-AUTORITÄT\Netzwerkdienst, NT-AUTORITÄT\Lokaler Dienst</text:p>
          </table:table-cell>
          <table:table-cell table:style-name="ce26" office:value-type="string" calcext:value-type="string">
            <text:p>Lokaler Dienst,Netzwerkdienst,Administratoren,DIENST</text:p>
          </table:table-cell>
          <table:table-cell table:style-name="ce46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tellen einer Auslagerungsdatei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26" office:value-type="string" calcext:value-type="string">
            <text:p>Administratoren,Benutzer</text:p>
          </table:table-cell>
          <table:table-cell table:style-name="ce46"/>
          <table:table-cell table:style-name="ce71" office:value-type="string" calcext:value-type="string">
            <text:p>VORDEFINIERT\Administratoren</text:p>
          </table:table-cell>
          <table:table-cell table:style-name="ce46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tellen eines Profils der Systemleistung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NT SERVICE\WdiServiceHost, VORDEFINIERT\Administratoren</text:p>
          </table:table-cell>
          <table:table-cell table:style-name="ce29" office:value-type="string" calcext:value-type="string">
            <text:p>Administratoren,NT SERVICE\WdiServiceHost</text:p>
          </table:table-cell>
          <table:table-cell table:style-name="ce48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tellen eines Profils für einen Einzelprozess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46" table:number-columns-repeated="4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tellen eines Tokenobjekt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tellen globaler Objekte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Lokaler Dienst,Netzwerkdienst,Administratoren,DIENST</text:p>
          </table:table-cell>
          <table:table-cell/>
          <table:table-cell table:style-name="ce56" office:value-type="string" calcext:value-type="string">
            <text:p>NT-AUTORITÄT\Netzwerkdienste, NT-AUTORITÄT\Lokale Dienste, NT-AUTORITÄT\Dienste, BUILTIN\Administratoren</text:p>
          </table:table-cell>
          <table:table-cell table:number-columns-repeated="3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tellen symbolischer Verknüpfung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dministratoren</text:p>
          </table:table-cell>
          <table:table-cell table:number-columns-repeated="5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stellen von dauerhaft freigegebenen Objekt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Erzwingen des Herunterfahrens von einem Remotesystem aus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VORDEFINIERT\Server-Operatoren, VORDEFINIERT\Administratoren, NT-AUTORITÄT\Lokaler Dienst</text:p>
          </table:table-cell>
          <table:table-cell table:style-name="ce47" office:value-type="string" calcext:value-type="string">
            <text:p>Administratoren</text:p>
          </table:table-cell>
          <table:table-cell table:style-name="ce69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enerieren von Sicherheitsüberwachung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IIS APPPOOL\DefaultAppPool, NT-AUTORITÄT\Netzwerkdienst, NT-AUTORITÄT\Lokaler Dienst</text:p>
          </table:table-cell>
          <table:table-cell table:style-name="ce29" office:value-type="string" calcext:value-type="string">
            <text:p>Lokaler Dienst,Netzwerkdienst,Administratoren,DIENST</text:p>
          </table:table-cell>
          <table:table-cell table:style-name="ce48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Herunterfahren des Systems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VORDEFINIERT\Druck-Operatoren, VORDEFINIERT\Server-Operatoren, VORDEFINIERT\Sicherungs-Operatoren, VORDEFINIERT\Administratoren</text:p>
          </table:table-cell>
          <table:table-cell table:style-name="ce29" office:value-type="string" calcext:value-type="string">
            <text:p>Administratoren,Benutzer,Sicherungs-Operatoren</text:p>
          </table:table-cell>
          <table:table-cell table:style-name="ce48" table:number-columns-repeated="3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Hinzufügen von Arbeitsstationen zur Domäne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NT-AUTORITÄT\Authentifizierte Benutzer</text:p>
          </table:table-cell>
          <table:table-cell table:style-name="ce48" table:number-columns-repeated="4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dentitätstoken für einen anderen Benutzer in derselben Sitzung abruf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dministratoren</text:p>
          </table:table-cell>
          <table:table-cell table:number-columns-repeated="5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Nur Windows XP SP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Laden und Entfernen von Gerätetreibern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VORDEFINIERT\Druck-Operatoren, VORDEFINIERT\Administratoren</text:p>
          </table:table-cell>
          <table:table-cell table:style-name="ce29" office:value-type="string" calcext:value-type="string">
            <text:p>Administratoren</text:p>
          </table:table-cell>
          <table:table-cell table:style-name="ce48"/>
          <table:table-cell table:style-name="ce71" office:value-type="string" calcext:value-type="string">
            <text:p>VORDEFINIERT\Administratoren</text:p>
          </table:table-cell>
          <table:table-cell table:style-name="ce48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Lokal anmelden verweig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Gast</text:p>
          </table:table-cell>
          <table:table-cell table:number-columns-repeated="5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Lokal anmelden zulass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NT-AUTORITÄT\DOMÄNENCONTROLLER DER ORGANISATION, VORDEFINIERT\Druck-Operatoren, VORDEFINIERT\Server-Operatoren, VORDEFINIERT\Konten-Operatoren, VORDEFINIERT\Sicherungs-Operatoren, VORDEFINIERT\Administratoren</text:p>
          </table:table-cell>
          <table:table-cell table:style-name="ce29" office:value-type="string" calcext:value-type="string">
            <text:p>Gast,Administratoren,Benutzer,Sicherungs-Operatoren</text:p>
          </table:table-cell>
          <table:table-cell table:style-name="ce48"/>
          <table:table-cell table:style-name="ce71" office:value-type="string" calcext:value-type="string">
            <text:p>VORDEFINIERT\Benutzer, VORDEFINIERTE\Administratoren</text:p>
          </table:table-cell>
          <table:table-cell table:style-name="ce48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ichern von Dateien und Verzeichniss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9" office:value-type="string" calcext:value-type="string">
            <text:p>VORDEFINIERT\Server-Operatoren, VORDEFINIERT\Sicherungs-Operatoren, VORDEFINIERT\Administratoren</text:p>
          </table:table-cell>
          <table:table-cell table:style-name="ce29" office:value-type="string" calcext:value-type="string">
            <text:p>Administratoren,Sicherungs-Operatoren,Leistungsprotokollbenutzer</text:p>
          </table:table-cell>
          <table:table-cell table:style-name="ce48"/>
          <table:table-cell table:style-name="ce71" office:value-type="string" calcext:value-type="string">
            <text:p>VORDEFINIERT\Administratoren</text:p>
          </table:table-cell>
          <table:table-cell table:style-name="ce48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perren von Seiten im Speich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3"/>
          <table:table-cell table:style-name="ce71" office:value-type="string" calcext:value-type="string">
            <text:p>VORDEFINIERT\Administratoren</text:p>
          </table:table-cell>
          <table:table-cell table:number-columns-repeated="3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nchronisieren von Verzeichnisdienstdat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Übernehmen des Besitzes von Dateien und Objekt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26" office:value-type="string" calcext:value-type="string">
            <text:p>Administratoren</text:p>
          </table:table-cell>
          <table:table-cell table:style-name="ce46"/>
          <table:table-cell table:style-name="ce71" office:value-type="string" calcext:value-type="string">
            <text:p>VORDEFINIERT\Administratoren</text:p>
          </table:table-cell>
          <table:table-cell table:style-name="ce46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Verändern der Firmwareumgebungsvariabl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26" office:value-type="string" calcext:value-type="string">
            <text:p>Administratoren</text:p>
          </table:table-cell>
          <table:table-cell table:style-name="ce46"/>
          <table:table-cell table:style-name="ce71" office:value-type="string" calcext:value-type="string">
            <text:p>VORDEFINIERT\Administratoren</text:p>
          </table:table-cell>
          <table:table-cell table:style-name="ce46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Verändern einer Objektbezeichn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Verwalten von Überwachungs- und Sicherheitsprotokoll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Administratoren</text:p>
          </table:table-cell>
          <table:table-cell table:style-name="ce26" office:value-type="string" calcext:value-type="string">
            <text:p>Administratoren</text:p>
          </table:table-cell>
          <table:table-cell table:style-name="ce46"/>
          <table:table-cell table:style-name="ce71" office:value-type="string" calcext:value-type="string">
            <text:p>VORDEFINIERT\Administratoren</text:p>
          </table:table-cell>
          <table:table-cell table:style-name="ce46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Wiederherstellen von Dateien und Verzeichnissen</text:p>
          </table:table-cell>
          <table:table-cell/>
          <table:table-cell office:value-type="string" calcext:value-type="string">
            <text:p>Nicht definiert</text:p>
          </table:table-cell>
          <table:table-cell table:style-name="ce26" office:value-type="string" calcext:value-type="string">
            <text:p>VORDEFINIERT\Server-Operatoren, VORDEFINIERT\Sicherungs-Operatoren, VORDEFINIERT\Administratoren</text:p>
          </table:table-cell>
          <table:table-cell table:style-name="ce26" office:value-type="string" calcext:value-type="string">
            <text:p>Administratoren,Sicherungs-Operatoren,Leistungsprotokollbenutzer</text:p>
          </table:table-cell>
          <table:table-cell table:style-name="ce46"/>
          <table:table-cell table:style-name="ce71" office:value-type="string" calcext:value-type="string">
            <text:p>VORDEFINIERT\Administratoren</text:p>
          </table:table-cell>
          <table:table-cell table:style-name="ce46"/>
          <table:table-cell table:number-columns-repeated="2"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Zugriff vom Netzwerk auf diesen Computer verweigern</text:p>
          </table:table-cell>
          <table:table-cell/>
          <table:table-cell office:value-type="string" calcext:value-type="string">
            <text:p>Nicht definiert</text:p>
          </table:table-cell>
          <table:table-cell table:style-name="ce8"/>
          <table:table-cell table:style-name="ce22" office:value-type="string" calcext:value-type="string">
            <text:p>Gast</text:p>
          </table:table-cell>
          <table:table-cell/>
          <table:table-cell table:style-name="ce56" office:value-type="string" calcext:value-type="string">
            <text:p>NT-Autorität\Lokaler Account</text:p>
          </table:table-cell>
          <table:table-cell/>
          <table:table-cell table:style-name="ce74" office:value-type="string" calcext:value-type="string">
            <text:p>Microsoft Sicherheitsleitfaden Administratoren verweigern</text:p>
          </table:table-cell>
          <table:table-cell/>
          <table:table-cell table:style-name="ce37" office:value-type="string" calcext:value-type="string">
            <text:p>User Rights security settings are not registry keys</text:p>
          </table:table-cell>
          <table:table-cell table:style-name="ce37" office:value-type="string" calcext:value-type="string">
            <text:p>Mindestens Windows XP SP2, Windows Server 2003</text:p>
          </table:table-cell>
          <table:table-cell/>
        </table:table-row>
        <table:table-row table:style-name="ro3">
          <table:table-cell table:number-columns-repeated="13"/>
          <table:table-cell table:style-name="ce38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Kontorichtlinien\Lokale Richtlinien\Sicherheitsoptionen\</text:p>
          </table:table-cell>
          <table:table-cell office:value-type="string" calcext:value-type="string">
            <text:p>Benutzerkontensteuerung: Administratorgenehmigungsmodus für das integrierte Administratorkonto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Alle Administratoren im Administratorgenehmigungsmodus ausführ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Windows 8, Windows Server 201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Anwendungsinstallationen erkennen und erhöhte Rechte anford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Bei Benutzeraufforderung nach erhöhten Rechten zum sicheren Desktop wechsel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LimitBlankPasswordUs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Datei- und Registrierungsschreibfehler an Einzelbenutzerstandorte virtualisier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Erhöhte Rechte nur für UIAccess-Anwendungen, die an sicheren Orten installiert sind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Nur ausführbare Dateien heraufstufen, die signiert und überprüft sind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AuditBaseObject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UIAccess-Anwendungen können erhöhte Rechte ohne sicheren Desktop anford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FullPrivilegeAuditing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Verhalten der Eingabeaufforderung für erhöhte Rechte für Administratoren im Administratorgenehmigungsmodus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Eingabeaufforderung zur Zustimmung für Nicht-Windows Binärdateien</text:p>
          </table:table-cell>
          <table:table-cell/>
          <table:table-cell table:style-name="ce56" office:value-type="string" calcext:value-type="string">
            <text:p>Aufforderung zur Zustimmung auf dem sicheren Desktop</text:p>
          </table:table-cell>
          <table:table-cell table:number-columns-repeated="3"/>
          <table:table-cell table:style-name="ce37" office:value-type="string" calcext:value-type="string">
            <text:p>MACHINE\System\CurrentControlSet\Control\Lsa\SCENoApplyLegacyAuditPolicy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nutzerkontensteuerung: Verhalten der Eingabeaufforderung für erhöhte Rechte für Standardbenutzer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Eingabeaufforderung zur Anmeldeinformationen</text:p>
          </table:table-cell>
          <table:table-cell/>
          <table:table-cell table:style-name="ce56" office:value-type="string" calcext:value-type="string">
            <text:p>Automatisches Ablehnen von Genehmigungsanfragen</text:p>
          </table:table-cell>
          <table:table-cell table:number-columns-repeated="3"/>
          <table:table-cell table:style-name="ce37" office:value-type="string" calcext:value-type="string">
            <text:p>MACHINE\System\CurrentControlSet\Control\Lsa\CrashOnAuditFail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COM: Computerstarteinschränkungen in Security Descriptor Definition Language (SDDL)-Syntax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policies\Microsoft\windows NT\DCOM\MachineAccessRestricti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COM: Computerzugriffseinschränkungen in Security Descriptor Definition Language (SDDL)-Syntax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policies\Microsoft\windows NT\DCOM\MachineLaunchRestricti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controller: Änderungen von Computerkontenkennwörtern verweig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\CurrentVersion\Policies\System\UndockWithoutLog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controller: Anforderungen an das LDAP-Serverkanal-Bindungstok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 NT\CurrentVersion\Winlogon\AllocateDASD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controller: Serveroperatoren das Einrichten von geplanten Aufgaben erlaub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ystem\CurrentControlSet\Control\Print\Providers\LanMan Print Services\Servers\AddPrinterDriver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controller: Sichere Verbindungen mit verwundbaren Kanäle über den Anmeldedienst (Netlogon)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 NT\CurrentVersion\Winlogon\AllocateCDRom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controller: Signaturanforderungen für LDAP-Server</text:p>
          </table:table-cell>
          <table:table-cell/>
          <table:table-cell office:value-type="string" calcext:value-type="string">
            <text:p>Nicht definiert</text:p>
          </table:table-cell>
          <table:table-cell table:style-name="ce22" office:value-type="string" calcext:value-type="string">
            <text:p>keine</text:p>
          </table:table-cell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 NT\CurrentVersion\Winlogon\AllocateFloppie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mitglied: Änderungen von Computerkontenkennwörtern deaktivier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SubmitControl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mitglied: Daten des sicheren Kanals digital signieren (wenn möglich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Services\NTDS\Parameters\LDAPServerIntegrit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mitglied: Daten des sicheren Kanals digital verschlüsseln (wenn möglich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Services\Netlogon\Parameters\RefusePasswordChang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mitglied: Daten des sicheren Kanals digital verschlüsseln oder signieren (immer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2"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Services\Netlogon\Parameters\RequireSignOrSeal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mitglied: Maximalalter von Computerkontenkennwört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30 Tage</text:p>
          </table:table-cell>
          <table:table-cell table:number-columns-repeated="5"/>
          <table:table-cell table:style-name="ce37" office:value-type="string" calcext:value-type="string">
            <text:p>MACHINE\System\CurrentControlSet\Services\Netlogon\Parameters\SealSecureChannel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Domänenmitglied: Starker Sitzungsschlüssel erforderlich (Windows 2000 oder höher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Services\Netlogon\Parameters\SignSecureChannel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eräte: Anwendern das Installieren von Druckertreibern nicht erlaub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Services\Netlogon\Parameters\DisablePasswordChang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eräte: Entfernen ohne vorherige Anmeldung erlaub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5"/>
          <table:table-cell table:style-name="ce37" office:value-type="string" calcext:value-type="string">
            <text:p>MACHINE\System\CurrentControlSet\Services\Netlogon\Parameters\MaximumPasswordAg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eräte: Formatieren und Auswerfen von Wechselmedien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ystem\CurrentControlSet\Services\Netlogon\Parameters\RequireStrongKe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eräte: Zugriff auf CD-ROM-Laufwerke auf lokal angemeldete Benutzer beschränk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\CurrentVersion\Policies\System, value=DontDisplayLockedUserId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eräte: Zugriff auf Diskettenlaufwerke auf lokal angemeldete Benutzer beschränk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\CurrentVersion\Policies\System\DisableCAD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Herunterfahren: Auslagerungsdatei des virtuellen Arbeitspeichers lösch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9" office:value-type="string" calcext:value-type="string">
            <text:p>MACHINE\Software\Microsoft\Windows\CurrentVersion\Policies\System\DontDisplayLastUserName</text:p>
          </table:table-cell>
          <table:table-cell table:style-name="ce37" office:value-type="string" calcext:value-type="string">
            <text:p><text:span text:style-name="T4">Mindestens</text:span> Windows 1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Herunterfahren: Herunterfahren des Systems ohne Anmeldung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5"/>
          <table:table-cell table:style-name="ce39" office:value-type="string" calcext:value-type="string">
            <text:p>MACHINE\Software\Microsoft\Windows\CurrentVersion\Policies\System\DontDisplayLastUserName</text:p>
          </table:table-cell>
          <table:table-cell table:style-name="ce37" office:value-type="string" calcext:value-type="string">
            <text:p><text:span text:style-name="T4">Mindestens</text:span> Windows 1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Anwender vor Ablauf des Kennworts zum Ändern des Kennworts aufford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5 Tage</text:p>
          </table:table-cell>
          <table:table-cell table:number-columns-repeated="5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Windows 8, Windows Server 201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Anzahl zwischenzuspeichernder vorheriger Anmeldungen (für den Fall, dass der Domänencontroller nicht verfügbar ist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10 Anmeldungen</text:p>
          </table:table-cell>
          <table:table-cell table:number-columns-repeated="5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Windows 8, Windows Server 201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Benutzerinformationen anzeigen, wenn Sitzung gesperrt is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\CurrentVersion\Policies\System\LegalNoticeText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Domänencontrollerauthentifizierung zum Aufheben der Sperrung der Arbeitsstation erforderlich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oftware\Microsoft\Windows\CurrentVersion\Policies\System\LegalNoticeCapti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Inaktivitätsgrenze des Computers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56" office:value-type="string" calcext:value-type="string">
            <text:p>900 sec</text:p>
          </table:table-cell>
          <table:table-cell table:number-columns-repeated="3"/>
          <table:table-cell table:style-name="ce37" office:value-type="string" calcext:value-type="string">
            <text:p>MACHINE\Software\Microsoft\Windows NT\CurrentVersion\Winlogon\CachedLogonsCount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Kein STRG+ALT+ENTF erforderlich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 NT\CurrentVersion\Winlogon\PasswordExpiryWarning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Keinen Benutzernamen bei der Anmeldung anzeig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Microsoft\Windows NT\CurrentVersion\Winlogon\ForceUnlockLog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Nachricht für Benutzer, die sich anmelden woll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MACHINE\Software\Microsoft\Windows\CurrentVersion\Policies\System\ScForceOpti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Nachrichtentitel für Benutzer, die sich anmelden woll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MACHINE\Software\Microsoft\Windows NT\CurrentVersion\Winlogon\ScRemoveOpti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Schwellenwert für Computerkontosperrung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Workstation\Parameters\RequireSecuritySignatur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Verhalten beim Entfernen von Smartcards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Keine Aktion</text:p>
          </table:table-cell>
          <table:table-cell/>
          <table:table-cell table:style-name="ce56" office:value-type="string" calcext:value-type="string">
            <text:p>Arbeitsplatz sperren</text:p>
          </table:table-cell>
          <table:table-cell table:number-columns-repeated="3"/>
          <table:table-cell table:style-name="ce37" office:value-type="string" calcext:value-type="string">
            <text:p>MACHINE\System\CurrentControlSet\Services\LanmanWorkstation\Parameters\EnableSecuritySignatur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Windows Hello for Business oder Smartcard erforderlich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Workstation\Parameters\EnablePlainTextPassword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nteraktive Anmeldung: Zuletzt angemeldeten Benutzer nicht anzeig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Server\Parameters\AutoDisconnect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en: Administrator umbenenn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dministrator</text:p>
          </table:table-cell>
          <table:table-cell table:number-columns-repeated="5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Windows 8, Windows Server 201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en: Administratorkontostatus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Server\Parameters\RequireSecuritySignatur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en: Gastkontenstatus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Server\Parameters\EnableSecuritySignatur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en: Gastkonto umbenenn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Gas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Server\Parameters\EnableForcedLogOff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en: Lokale Kontenverwendung von leeren Kennwörtern auf Konsolenanmeldung beschränk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Services\LanManServer\Parameters\SmbServerNameHardeningLevel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Konten: Microsoft-Konten blockier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 (Client): Kommunikation digital signieren (immer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Control\Lsa\RestrictAnonymousSAM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 (Client): Kommunikation digital signieren (wenn Server zustimmt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RestrictAnonymou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 (Client): Unverschlüsseltes Kennwort an SMB-Server von Drittanbietern send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/>
          <table:table-cell table:style-name="ce56" office:value-type="string" calcext:value-type="string">
            <text:p>Deaktiviert</text:p>
          </table:table-cell>
          <table:table-cell table:number-columns-repeated="3"/>
          <table:table-cell table:style-name="ce37" office:value-type="string" calcext:value-type="string">
            <text:p>MACHINE\System\CurrentControlSet\Control\Lsa\DisableDomainCred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 (Server): Clientverbindungen aufheben, wenn die Anmeldezeit überschritten wird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EveryoneIncludesAnonymou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 (Server): Kommunikation digital signieren (immer)</text:p>
          </table:table-cell>
          <table:table-cell/>
          <table:table-cell office:value-type="string" calcext:value-type="string">
            <text:p>Nicht definiert</text:p>
          </table:table-cell>
          <table:table-cell table:style-name="ce22" office:value-type="string" calcext:value-type="string">
            <text:p>Aktiviert</text:p>
          </table:table-cell>
          <table:table-cell table:style-name="ce22" office:value-type="string" calcext:value-type="string">
            <text:p>De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Services\LanManServer\Parameters\NullSessionPipe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 (Server): Kommunikation digital signieren (wenn Client zustimmt)</text:p>
          </table:table-cell>
          <table:table-cell/>
          <table:table-cell office:value-type="string" calcext:value-type="string">
            <text:p>Nicht definiert</text:p>
          </table:table-cell>
          <table:table-cell table:style-name="ce22" office:value-type="string" calcext:value-type="string">
            <text:p>Aktiviert</text:p>
          </table:table-cell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SecurePipeServers\Winreg\AllowedPaths\Machin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 (Server): Leerlaufzeitspanne bis zum Anhalten der Sitzung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15 min</text:p>
          </table:table-cell>
          <table:table-cell table:number-columns-repeated="5"/>
          <table:table-cell table:style-name="ce37" office:value-type="string" calcext:value-type="string">
            <text:p>MACHINE\System\CurrentControlSet\Control\SecurePipeServers\Winreg\AllowedPaths\Machin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server: Es wird versucht, mit S4U2Self Anspruchsinformationen abzurufen.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Server\Parameters\NullSessionShares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icrosoft-Netzwerkserver: SPN-Zielnamenüberprüfungsstufe für Server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ystem\CurrentControlSet\Services\LanManServer\Parameters\NullSessionShares 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Abmeldung nach Ablauf der Anmeldezeit erzwingen</text:p>
          </table:table-cell>
          <table:table-cell/>
          <table:table-cell table:style-name="ce22" office:value-type="string" calcext:value-type="string">
            <text:p>Deaktiv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ForceGuest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Beschränken von NTLM: Ausgehender NTLM-Datenverkehr zu Remoteserver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NoLMHash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Beschränken von NTLM: Eingehenden NTLM-Datenverkehr überwach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Not a registry ke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Beschränken von NTLM: Eingehender NTLM-Datenverkehr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Control\Lsa\LmCompatibilityLevel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Beschränken von NTLM: NTLM-Authentifizierung in dieser Domäne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Services\LDAP\LDAPClientIntegrit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Beschränken von NTLM: NTLM-Authentifizierung in dieser Domäne überwach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Control\Lsa\MSV1_0\NTLMMinClientSec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Beschränken von NTLM: Remoteserverausnahmen für die NTLM-Authentifizierung hinzufüg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Control\Lsa\MSV1_0\NTLMMinServerSec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Beschränken von NTLM: Serverausnahmen in dieser Domäne hinzufüg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Control\Lsa\MSV1_0\RestrictSendingNTLMTraffic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Für Kerberos zulässige Verschlüsselungstypen konfigurier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Control\Lsa\MSV1_0\RestrictReceivingNTLMTraffic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Keine LAN Manager-Hashwerte für nächste Kennwortänderung speichern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9" office:value-type="string" calcext:value-type="string">
            <text:p>MACHINE\System\CurrentControlSet\Control\Lsa\MSV1_0\AuditReceivingNTLMTraffic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LAN Manager-Authentifizierungsebene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56" office:value-type="string" calcext:value-type="string">
            <text:p>Nur NTLMv2-Antwort senden. LM &amp; NTLM verweigern</text:p>
          </table:table-cell>
          <table:table-cell table:number-columns-repeated="3"/>
          <table:table-cell table:style-name="ce39" office:value-type="string" calcext:value-type="string">
            <text:p>MACHINE\System\CurrentControlSet\Services\Netlogon\Parameters\RestrictNTLMInDomain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Lässt an diesen Computer gerichtete PKU2U-Authentifizierungsanforderungen zu, um die Verwendung von Onlineidentitäten zu ermöglichen.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Services\Netlogon\Parameters\AuditNTLMInDomain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Lokalem System die Verwendung der Computeridentität für NTLM erlaub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9" office:value-type="string" calcext:value-type="string">
            <text:p>MACHINE\System\CurrentControlSet\Control\Lsa\MSV1_0\ClientAllowedNTLMServers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Minimale Sitzungssicherheit für NTLM-SSP-basierte Clients (einschließlich sicherer RPC-Clients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128-Bit Verschlüsselung erforderlich</text:p>
          </table:table-cell>
          <table:table-cell/>
          <table:table-cell table:style-name="ce56" office:value-type="string" calcext:value-type="string">
            <text:p>Erfordert NTLMv2-Sitzungssicherheit Erfordert 128-Bit-Verschlüsselung</text:p>
          </table:table-cell>
          <table:table-cell table:number-columns-repeated="3"/>
          <table:table-cell table:style-name="ce39" office:value-type="string" calcext:value-type="string">
            <text:p>MACHINE\System\CurrentControlSet\Services\Netlogon\Parameters\DCAllowedNTLMServers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Minimale Sitzungssicherheit für NTLM-SSP-basierte Server (einschließlich sicherer RPC-Server)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128-Bit Verschlüsselung erforderlich</text:p>
          </table:table-cell>
          <table:table-cell/>
          <table:table-cell table:style-name="ce56" office:value-type="string" calcext:value-type="string">
            <text:p>Erfordert NTLMv2-Sitzungssicherheit Erfordert 128-Bit-Verschlüsselung</text:p>
          </table:table-cell>
          <table:table-cell table:number-columns-repeated="3"/>
          <table:table-cell table:style-name="ce37" office:value-type="string" calcext:value-type="string">
            <text:p>MACHINE\System\CurrentControlSet\Control\Lsa\MSV1_0\allownullsessionfallback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Signaturanforderungen für LDAP-Clients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Signatur aushandeln</text:p>
          </table:table-cell>
          <table:table-cell/>
          <table:table-cell table:style-name="ce56" office:value-type="string" calcext:value-type="string">
            <text:p>Signatur aushandeln</text:p>
          </table:table-cell>
          <table:table-cell table:number-columns-repeated="3"/>
          <table:table-cell table:style-name="ce37" office:value-type="string" calcext:value-type="string">
            <text:p>MACHINE\System\CurrentControlSet\Control\Lsa\UseMachineId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sicherheit: Zurückgreifen auf NULL-Sitzung für lokales System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56" office:value-type="string" calcext:value-type="string">
            <text:p>Deaktiviert</text:p>
          </table:table-cell>
          <table:table-cell table:number-columns-repeated="3"/>
          <table:table-cell table:style-name="ce37" office:value-type="string" calcext:value-type="string">
            <text:p>MACHINE\System\CurrentControlSet\Control\Lsa\pku2u\AllowOnlineID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Anonyme Aufzählung von SAM-Konten nicht erlaub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oftware\Microsoft\Windows\CurrentVersion\Policies\System\Kerberos\Parameters\SupportedEncryptionTypes</text:p>
          </table:table-cell>
          <table:table-cell table:style-name="ce37" office:value-type="string" calcext:value-type="string">
            <text:p><text:span text:style-name="T4">Mindestens</text:span> Windows 7, Windows Server 2008 R2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Anonyme Aufzählung von SAM-Konten und Freigaben nicht erlaub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oftware\Microsoft\Windows NT\CurrentVersion\Setup\RecoveryConsole\SecurityLevel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Anonyme SID-/Namensübersetzung zulassen</text:p>
          </table:table-cell>
          <table:table-cell/>
          <table:table-cell table:style-name="ce22" office:value-type="string" calcext:value-type="string">
            <text:p>Deaktiv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/>
          <table:table-cell table:style-name="ce56" office:value-type="string" calcext:value-type="string">
            <text:p>Deaktiviert</text:p>
          </table:table-cell>
          <table:table-cell table:number-columns-repeated="3"/>
          <table:table-cell table:style-name="ce37" office:value-type="string" calcext:value-type="string">
            <text:p>MACHINE\Software\Microsoft\Windows NT\CurrentVersion\Setup\RecoveryConsole\SetCommand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Anonymen Zugriff auf Named Pipes und Freigaben einschränk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5"/>
          <table:table-cell table:style-name="ce37" office:value-type="string" calcext:value-type="string">
            <text:p>MACHINE\Software\Microsoft\Windows\CurrentVersion\Policies\System\ShutdownWithoutLog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Clients einschränken, die Remoteaufrufe an SAM ausführen dürf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56" office:value-type="string" calcext:value-type="string">
            <text:p>"O:BAG:BAD:(A;;RC;;;BA)"</text:p>
          </table:table-cell>
          <table:table-cell table:number-columns-repeated="3"/>
          <table:table-cell table:style-name="ce37" office:value-type="string" calcext:value-type="string">
            <text:p>MACHINE\System\CurrentControlSet\Control\Session Manager\Memory Management\ClearPageFileAtShutdow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Die Verwendung von "Jeder"-Berechtigungen für anonyme Benutzer ermöglich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ystem\CurrentControlSet\Control\Lsa\FIPSAlgorithmPolicy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Freigaben, auf die anonym zugegriffen werden kan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MACHINE\Software\Policies\Microsoft\Cryptography\ForceKeyProtection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Modell für gemeinsame Nutzung und Sicherheitsmodell für lokale Kont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Klassisch – lokale Benutzer authentifizieren sich als sie selbst</text:p>
          </table:table-cell>
          <table:table-cell table:number-columns-repeated="5"/>
          <table:table-cell table:style-name="ce37" office:value-type="string" calcext:value-type="string">
            <text:p>MACHINE\System\CurrentControlSet\Control\Lsa\NoDefaultAdminOwner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Named Pipes, auf die anonym zugegriffen werden kan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3"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MACHINE\System\CurrentControlSet\Control\Session Manager\Kernel\ObCaseInsensitive</text:p>
          </table:table-cell>
          <table:table-cell table:style-name="ce37" office:value-type="string" calcext:value-type="string">
            <text:p><text:span text:style-name="T4">Mindestens</text:span>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Registrierungspfade und -unterpfade, auf die von anderen Computern aus zugegriffen werden kan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System\CurrentControlSet\Control\Print\Printers</text:p>
            <text:p>System\CurrentControlSet\Services\Eventlog</text:p>
            <text:p>Software\Microsoft\OLAP Server</text:p>
            <text:p>Software\Microsoft\Windows NT\CurrentVersion\Print</text:p>
            <text:p>Software\Microsoft\Windows NT\CurrentVersion\Windows</text:p>
            <text:p>System\CurrentControlSet\Control\ContentIndex</text:p>
            <text:p>System\CurrentControlSet\Control\Terminal Server</text:p>
            <text:p>System\CurrentControlSet\Control\Terminal Server\UserConfig</text:p>
            <text:p>System\CurrentControlSet\Control\Terminal Server\DefaultUserConfiguration</text:p>
            <text:p>Software\Microsoft\Windows NT\CurrentVersion\Perflib</text:p>
            <text:p>System\CurrentControlSet\Services\SysmonLog</text:p>
          </table:table-cell>
          <table:table-cell table:number-columns-repeated="5"/>
          <table:table-cell table:style-name="ce37" office:value-type="string" calcext:value-type="string">
            <text:p>MACHINE\System\CurrentControlSet\Control\Session Manager\ProtectionMode</text:p>
          </table:table-cell>
          <table:table-cell table:style-name="ce37" office:value-type="string" calcext:value-type="string">
            <text:p>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Registrierungspfade, auf die von anderen Computern aus zugegriffen werden kan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System\CurrentControlSet\Control\ProductOptions</text:p>
            <text:p>System\CurrentControlSet\Control\Server Applications</text:p>
            <text:p>Software\Microsoft\Windows NT\CurrentVersion</text:p>
          </table:table-cell>
          <table:table-cell table:number-columns-repeated="5"/>
          <table:table-cell table:style-name="ce37" office:value-type="string" calcext:value-type="string">
            <text:p>MACHINE\System\CurrentControlSet\Control\Session Manager\SubSystems\optional</text:p>
          </table:table-cell>
          <table:table-cell table:style-name="ce37" office:value-type="string" calcext:value-type="string">
            <text:p>Mindestens Windows Vista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Netzwerkzugriff: Speicherung von Kennwörtern und Anmeldeinformationen für die Netzwerkauthentifizierung nicht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MACHINE\Software\Policies\Microsoft\Windows\Safer\CodeIdentifiers\AuthenticodeEnabled</text:p>
          </table:table-cell>
          <table:table-cell table:style-name="ce37" office:value-type="string" calcext:value-type="string">
            <text:p><text:span text:style-name="T4">Mindestens</text:span> Windows Vista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einstellungen: optionale Subsystem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SOFTWARE\Microsoft\Windows\CurrentVersion\Policies\System\FilterAdministratorToken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einstellungen: Zertifikatsregeln zur Durchsetzung von Softwareeinschränkungsrichtlinien auf Windows-Programme anwend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SOFTWARE\Microsoft\Windows\CurrentVersion\Policies\System\ConsentPromptBehaviorAdmin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kryptografie: FIPS-konformen Algorithmus für Verschlüsselung, Hashing und Signatur verwend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SOFTWARE\Microsoft\Windows\CurrentVersion\Policies\System\ConsentPromptBehaviorUser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kryptografie: Starken Schlüsselschutz für auf dem Computer gespeicherte Benutzerschlüssel erzwing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5"/>
          <table:table-cell table:style-name="ce37" office:value-type="string" calcext:value-type="string">
            <text:p>SOFTWARE\Microsoft\Windows\CurrentVersion\Policies\System\EnableInstallerDetection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objekte: Groß-/Kleinschreibung für Nicht-Windows-Subsysteme ignorier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 table:number-columns-repeated="5"/>
          <table:table-cell table:style-name="ce37" office:value-type="string" calcext:value-type="string">
            <text:p>SOFTWARE\Microsoft\Windows\CurrentVersion\Policies\System\ValidateAdminCodeSignatures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objekte: Standardberechtigungen interner Systemobjekte (z. B. symbolischer Verknüpfungen) verstärk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Aktiv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SOFTWARE\Microsoft\Windows\CurrentVersion\Policies\System\EnableSecureUIAPaths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Überwachung: Die Verwendung des Sicherungs- und Wiederherstellungsrechts überprüf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SOFTWARE\Microsoft\Windows\CurrentVersion\Policies\System\EnableLUA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Überwachung: System sofort herunterfahren, wenn Sicherheitsüberprüfungen nicht protokolliert werden könn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SOFTWARE\Microsoft\Windows\CurrentVersion\Policies\System\PromptOnSecureDesktop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Überwachung: Unterkategorieeinstellungen der Überwachungsrichtlinie erzwingen (Windows Vista oder höher), um Kategorieeinstellungen der Überwachungsrichtlinie außer Kraft zu setz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56" office:value-type="string" calcext:value-type="string">
            <text:p>Aktiviert</text:p>
          </table:table-cell>
          <table:table-cell table:number-columns-repeated="3"/>
          <table:table-cell table:style-name="ce37" office:value-type="string" calcext:value-type="string">
            <text:p>SOFTWARE\Microsoft\Windows\CurrentVersion\Policies\System\EnableVirtualization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Überwachung: Zugriff auf globale Systemobjekte prüf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7" office:value-type="string" calcext:value-type="string">
            <text:p>SOFTWARE\Microsoft\Windows\CurrentVersion\Policies\System\EnableUIADesktopToggle</text:p>
          </table:table-cell>
          <table:table-cell table:style-name="ce37" office:value-type="string" calcext:value-type="string">
            <text:p><text:span text:style-name="T4">Mindestens</text:span> Windows Vista, Windows Server 2008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Wiederherstellungskonsole: Automatische administrative Anmeldungen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8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ederherstellungskonsole: Kopieren von Disketten und Zugriff auf alle Laufwerke und alle Ordner zulassen</text:p>
          </table:table-cell>
          <table:table-cell/>
          <table:table-cell office:value-type="string" calcext:value-type="string">
            <text:p>Nicht definiert</text:p>
          </table:table-cell>
          <table:table-cell/>
          <table:table-cell table:style-name="ce22" office:value-type="string" calcext:value-type="string">
            <text:p>Deaktiviert</text:p>
          </table:table-cell>
          <table:table-cell table:number-columns-repeated="5"/>
          <table:table-cell table:style-name="ce38"/>
          <table:table-cell table:number-columns-repeated="2"/>
        </table:table-row>
        <table:table-row table:style-name="ro3">
          <table:table-cell table:number-columns-repeated="13"/>
          <table:table-cell table:style-name="ce38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eignisprotokoll\</text:p>
          </table:table-cell>
          <table:table-cell office:value-type="string" calcext:value-type="string">
            <text:p>Anwendungsprotokoll-Aufbewah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ufbewahrungsmethode des Anwendungsprotokoll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ufbewahrungsmethode des Sicherheitsprotokoll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Aufbewahrungsmethode des Systemprotokoll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Lokalen Gastkontozugriff auf Anwendungsprotokoll verhinder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Lokalen Gastkontozugriff auf Sicherheitsprotokoll verhinder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Lokalen Gastkontozugriff auf Systemprotokoll verhinder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imale Größe des Anwendungsprotokoll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imale Größe des Sicherheitsprotokoll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Maximale Größe des Systemprotokoll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icherheitsprotokoll-Aufbewah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ystemprotokoll-Aufbewah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37" office:value-type="string" calcext:value-type="string">
            <text:p>Event Log securit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ingeschränkteGruppen\</text:p>
          </table:table-cell>
          <table:table-cell table:style-name="ce21" office:value-type="string" calcext:value-type="string">
            <text:p>Restricted Groups</text:p>
          </table:table-cell>
          <table:table-cell table:style-name="ce21"/>
          <table:table-cell table:number-columns-repeated="8"/>
          <table:table-cell table:style-name="ce21" office:value-type="string" calcext:value-type="string">
            <text:p>Restricted Groups policy settings are not registry keys.</text:p>
          </table:table-cell>
          <table:table-cell table:style-name="ce37" office:value-type="string" calcext:value-type="string">
            <text:p>Nur Windows XP SP2, Windows Server 2003</text:p>
          </table:table-cell>
          <table:table-cell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Systemdienste\</text:p>
          </table:table-cell>
          <table:table-cell office:value-type="string" calcext:value-type="string">
            <text:p>Active Directory-Domänendienst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ctive Directory-Webdienst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ctiveX-Installer (AxInstSV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llJoyn-Router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melde-Assistent für Microsoft-Kont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melde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meldeinformationsverwalt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schlussumleitung für Remotedesktopdienst im Benutzermodu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wendungshost-Hilf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wendungsidentitä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wendungsinformation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wendungsverwalt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pp-Vorbereit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ppX-Bereitstellungsdienst (AppXSVC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rbeitsstation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ufgabenplan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utomatische Konfiguration (verkabelt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utomatische Zeitzonenaktualisie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VCTP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zure-Gateway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asisfiltermodul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achrichtigungsdienst für Systemereigniss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datenspeicher 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datenzugriff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dienst für die Plattform für verbundene Geräte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erfahrung und Telemetrie im verbundenen Modu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-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profil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luetooth-Audiogateway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luetooth-Unterstütz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roker für DevQuery-Hintergrundermittl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roker für Laufzeitüberwachung der Systemüberwach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aptureService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lientlizenzdienst (ClipSVC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NG-Schlüsselisolatio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OM+-Ereignissystem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OM+-Systemanwend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onsentUX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oreMessagi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ateireplikatio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atenfreigabe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COM-Server-Prozesssta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esign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evicePicker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evicesFlow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FS-Namespac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FS-Replikatio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HCP-Cli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iagnosedienstho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iagnoserichtlinien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iagnosesystemho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ienst für Bildschirmtastatur und Schreibbereich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ienst für die Benutzerzugriffsprotokollie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ienst zur Überwachung der Gatewayintegritä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istributed Transaction Coordinato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NS-Cli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NS-Serv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ruckererweiterungen und -benachrichtigung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ruckwarteschlang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S-Rollenserv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chtzeit-Datenträgerprüf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ingabegeräte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ingebetteter Modu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numeratordienst für tragbare Gerät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reignisse zum Abrufen von Standbilder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Extensible Authentication-Protokoll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Funktionssuchanbieter-Ho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Funktionssuche-Ressourcenveröffentlich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Funkverwalt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atewaydienst auf Anwendungseben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emeinsame Nutzung der Internetverbind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eolocation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eräteinstallation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eräteinstallations-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erätezuordn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raphicsPerfSvc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Gruppenrichtliniencli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ilfsprogramm für spezielle Verwaltungskonsol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ostdienst für Windows Encryption Provid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V-Host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 PowerShell Direct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-Datenaustausch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-Dienst für Zeitsynchronisie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-Dienst zum Herunterfahren des Gast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-Gastdienstschnittstell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-Remotedesktopvirtualisier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-Takt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yper-V-Volumeschattenkopie-Anforder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KE- und AuthIP IPsec-Schlüsselerstellungsmodul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nfrastrukturdienst für Hintergrundaufgab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ntelligenter Hintergrundübertrag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nterne Windows-Datenbank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P-Hilf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Psec-Richtlinien-Ag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DC-Proxyserverdienst (KPS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erberos-Schlüsselverteilungscent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onfiguration für Remotedesktop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ontaktdaten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ryptografiedienst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tmRm für Distributed Transaction Coordinato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aufwerke optimier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istungsindikator-DLL-Ho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eistungsprotokolle und -warnung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Lokaler Sitzungs-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anager für heruntergeladene Kart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anager-Dienst für den Funktionszugriff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 App-V Cli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 iSCSI-Initiator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 iSCSI-Zielserv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 Passpor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 Passport-Contain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 Store-Installation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-Schlüsselverteil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-SMP für Speicherplätz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crosoft-Softwareschattenkopie-Anbiet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.Tcp-Portfreigabe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zwerkeinricht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zwerkkonnektivitäts-Assist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zwerklisten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zwerkspeicher-Schnittstellen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zwerkverbindung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zwerkverbindungsbrok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LA (Network Location Awareness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Offlinedateie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OpenSSH Authentication Ag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lattformdienst für verbundene Gerät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lug &amp; Play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rintWorkflow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rogrammkompatibilitäts-Assistent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AS-Verbindungsverwalt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gistrierungsdienst für die Geräteverwalt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motedesktopdienst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moteprozeduraufruf (RPC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moteregistrie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motezugriffsquarantäne-Ag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motezugriffsverwaltungs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ichtlinie zum Entfernen der Scmartcard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ichtlinienergebnissatzanbiet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outing und RA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PC-Endpunktzuordn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PC-Locato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ekundäre Anmeld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ensordaten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ensor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ensorüberwach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hared PC Account 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hellhardwareerkenn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icherheitskonto-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martcard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martcard-Geräteaufzähl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NMP-Trap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oftware Protectio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peicher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SDP-Such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STP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andardsammlungsdienst des Microsoft(R)-Diagnose-Hub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andortübergreifender Messaging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ateRepository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orage Tiers Managemen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romversorg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ysMai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ystemereignissebrok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CP/IP-NetBIOS-Hilf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elefon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elefoni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Übermittlungsoptimier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Überwachung verteilter Verknüpfungen (Client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Unterstützung in der Systemsteuerung unter Lösungen für Problem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Update Orchestrator Servic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UPnP-Geräteho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User Experience Virtualization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bessertes Windows-Audio/Video-Streami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bindungsschicht-Topologieerkennungs-Zuordnungsprogramm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schlüsselndes Dateisystem (EFS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waltung für automatische RAS-Verbind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waltungsdienst für Unternehmens-App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irtueller Datenträ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Mware Alias Manager and Ticket Servic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Mware Snapshot Provid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Mware SVGA Helper Servic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Mware Tool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olumeschattenkopi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SS Writer für die interne Windows-Datenbank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3C-Protokollier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alletServic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AP-Push-Nachrichten Routing-Dienst (Wireless Application Protocol) für die Geräteverwalt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arpJITSvc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eb Account 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Defender Advanced Threat Protection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Defender Antivirus Servic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Defender Antivirus-Netzwerkinspektion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Defender Firewall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Install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Media Player-Netzwerkfreigabe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Modules Install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Presentation Foundation-Schriftartcache 3.0.0.0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PushToInstall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Search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Updat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 Update Medic Servic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Audio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Audio-Endpunkterstell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Bilderfassung (WIA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Biometrie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Dienst für mobile Hotspots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Dienst für Schriftartencache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Ereignisprotokoll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Ereignissamml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Fehlerberichterstatt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Insider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Kamera-FrameServ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Lizenz-Manager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Lizenzüberwach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Prozessaktivierung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Pushbenachrichtigungs-Benutzerdienst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Pushbenachrichtigungssystem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Remoteverwaltung (WS-Verwaltung)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Sicherheits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Verbindungs-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Verwaltungsinstrumentation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dows-Zeitgeb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inHTTP-Web Proxy Auto-Discovery-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MI-Leistungsadapt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WW-Publishingdienst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Zahlungs- und NFC/SE-Manag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Zeitbroker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Zertifikatverteilung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Zwischenablage-Benutzerdienst_67dc1</text:p>
          </table:table-cell>
          <table:table-cell/>
          <table:table-cell office:value-type="string" calcext:value-type="string">
            <text:p>Nicht defin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Registrierung\</text:p>
          </table:table-cell>
          <table:table-cell table:number-columns-repeated="10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Dateisystem\</text:p>
          </table:table-cell>
          <table:table-cell table:number-columns-repeated="10"/>
          <table:table-cell table:style-name="ce40" office:value-type="string" calcext:value-type="string">
            <text:p>File System policy settings are not registry keys.</text:p>
          </table:table-cell>
          <table:table-cell table:style-name="ce40" office:value-type="string" calcext:value-type="string">
            <text:p>Only Windows XP SP2, Windows Server 2003</text:p>
          </table:table-cell>
          <table:table-cell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Richtlinie für Kabelnetzwerke (IEEE 802.3)\</text:p>
          </table:table-cell>
          <table:table-cell table:number-columns-repeated="10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Windows Defender Firewall mit erweiterter Sicherheit\</text:p>
          </table:table-cell>
          <table:table-cell table:number-columns-repeated="10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Drahtlosnetzwerkrichtlinien (IEEE 802.11)\</text:p>
          </table:table-cell>
          <table:table-cell table:number-columns-repeated="10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Richtlinien für öffentliche Schlüssel\</text:p>
          </table:table-cell>
          <table:table-cell table:number-columns-repeated="10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Richtlinien für öffentliche Schlüssel\</text:p>
          </table:table-cell>
          <table:table-cell table:number-columns-repeated="10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Kontoanmeldung\</text:p>
          </table:table-cell>
          <table:table-cell office:value-type="string" calcext:value-type="string">
            <text:p>Andere Kontoanmeldungsereignisse überwachen</text:p>
          </table:table-cell>
          <table:table-cell/>
          <table:table-cell office:value-type="string" calcext:value-type="string">
            <text:p>Nicht konfigur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erberos-Authentifizierungsdienst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icketvorgänge des Kerberos-Diensts überwachen</text:p>
          </table:table-cell>
          <table:table-cell table:style-name="ce56" office:value-type="string" calcext:value-type="string">
            <text:p>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Überprüfen der Anmeldeinformationen überwachen</text:p>
          </table:table-cell>
          <table:table-cell table:style-name="ce56" office:value-type="string" calcext:value-type="string">
            <text:p>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Kontoverwaltung\</text:p>
          </table:table-cell>
          <table:table-cell office:value-type="string" calcext:value-type="string">
            <text:p>Andere Kontoverwaltungsereignisse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wendungsgruppenverwalt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kontenverwaltung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Computerkontoverwalt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icherheitsgruppenverwalt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teilergruppenverwalt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Detaillierte Überwachung\</text:p>
          </table:table-cell>
          <table:table-cell office:value-type="string" calcext:value-type="string">
            <text:p>Angepasstes Tokenrecht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PAPI-Aktivität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NP-Überwachungsaktivität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rozessbeend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Prozesserstell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PC-Ereignisse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DS-Zugriff\</text:p>
          </table:table-cell>
          <table:table-cell office:value-type="string" calcext:value-type="string">
            <text:p>Detaillierte Verzeichnisdienstreplikation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zeichnisdienständerungen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zeichnisdienstreplikation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Verzeichnisdienstzugriff überwachen</text:p>
          </table:table-cell>
          <table:table-cell table:style-name="ce56" office:value-type="string" calcext:value-type="string">
            <text:p>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bmelden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dere Anmelde-/Abmeldeereignisse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melden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Benutzer-/Geräteansprüche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Psec-Erweiterungsmodus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Psec-Hauptmodus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Psec-Schnellmodus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Anmelden/Abmelden\</text:p>
          </table:table-cell>
          <table:table-cell office:value-type="string" calcext:value-type="string">
            <text:p>Kontosperrung überwachen</text:p>
          </table:table-cell>
          <table:table-cell table:style-name="ce56" office:value-type="string" calcext:value-type="string">
            <text:p>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itgliedschaft in der Überwachungsgruppe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Netzwerkrichtlinienserver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pezielle Anmeld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Objektzugriff\</text:p>
          </table:table-cell>
          <table:table-cell office:value-type="string" calcext:value-type="string">
            <text:p>Andere Objektzugriffsereignisse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nwendung generiert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ateifreigabe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ateisystem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Detaillierte Dateifreigabe überwachen</text:p>
          </table:table-cell>
          <table:table-cell table:style-name="ce56" office:value-type="string" calcext:value-type="string">
            <text:p>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Filterplattform: Verworfene Pakete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Filterplattformverbind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andleänder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Kernelobjekt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gistrier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AM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taging zentraler Zugriffsrichtlinien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echselmedien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Zertifizierungsdienste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Richtlinienänderung\</text:p>
          </table:table-cell>
          <table:table-cell office:value-type="string" calcext:value-type="string">
            <text:p>Andere Richtlinienänderungsereignisse überwachen</text:p>
          </table:table-cell>
          <table:table-cell table:style-name="ce56" office:value-type="string" calcext:value-type="string">
            <text:p>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uthentifizierungsrichtlinienänder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Autorisierungsrichtlinienänder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Filterplattform-Richtlinienänderung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MPSSVC-Richtlinienänderung auf Regelebene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Überwachungsrichtlinienänder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Berechtigungen\</text:p>
          </table:table-cell>
          <table:table-cell office:value-type="string" calcext:value-type="string">
            <text:p>Andere Rechteverwendungsereignisse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cht sensible Verwendung von Rechten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ensible Verwendung von Rechten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System\</text:p>
          </table:table-cell>
          <table:table-cell office:value-type="string" calcext:value-type="string">
            <text:p>Andere Systemereignisse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IPsec-Treiber überwachen</text:p>
          </table:table-cell>
          <table:table-cell/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icherheitsstatusänder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icherheitssystemerweiterung überwachen</text:p>
          </table:table-cell>
          <table:table-cell table:style-name="ce56" office:value-type="string" calcext:value-type="string">
            <text:p>Erfol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ystemintegrität überwachen</text:p>
          </table:table-cell>
          <table:table-cell table:style-name="ce56" office:value-type="string" calcext:value-type="string">
            <text:p>Erfolge und Fehlschläge</text:p>
          </table:table-cell>
          <table:table-cell office:value-type="string" calcext:value-type="string">
            <text:p>Nicht konfiguriert</text:p>
          </table:table-cell>
          <table:table-cell/>
          <table:table-cell table:style-name="Default"/>
          <table:table-cell table:style-name="ce70" office:value-type="string" calcext:value-type="string" table:number-columns-spanned="3" table:number-rows-spanned="1">
            <text:p>Erfolge und Fehlschläge</text:p>
          </table:table-cell>
          <table:covered-table-cell table:number-columns-repeated="2" table:style-name="ce56"/>
          <table:table-cell table:number-columns-repeated="2"/>
          <table:table-cell table:style-name="ce10"/>
          <table:table-cell table:number-columns-repeated="2"/>
        </table:table-row>
        <table:table-row table:style-name="ro3">
          <table:table-cell table:number-columns-repeated="13"/>
          <table:table-cell table:style-name="ce10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\Sicherheitseinstellungen\Erweiterte Überwachungsrichtlinienkonfiguration\Globale Objektzugriffsüberwachung\</text:p>
          </table:table-cell>
          <table:table-cell office:value-type="string" calcext:value-type="string">
            <text:p>Dateisystem</text:p>
          </table:table-cell>
          <table:table-cell/>
          <table:table-cell office:value-type="string" calcext:value-type="string">
            <text:p>Nicht konfigur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Registrierung</text:p>
          </table:table-cell>
          <table:table-cell/>
          <table:table-cell office:value-type="string" calcext:value-type="string">
            <text:p>Nicht konfiguriert</text:p>
          </table:table-cell>
          <table:table-cell table:number-columns-repeated="7"/>
          <table:table-cell table:style-name="ce10"/>
          <table:table-cell table:number-columns-repeated="2"/>
        </table:table-row>
        <table:table-row table:style-name="ro3" table:number-rows-repeated="104807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Computerkonfiguration-Administrative-Vorlagen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ce3"/>
        <table:table-column table:style-name="co20" table:default-cell-style-name="ce3"/>
        <table:table-column table:style-name="co2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4" table:default-cell-style-name="ce3"/>
        <table:table-column table:style-name="co25" table:default-cell-style-name="ce3"/>
        <table:table-column table:style-name="co26" table:default-cell-style-name="ce11"/>
        <table:table-row table:style-name="ro4">
          <table:table-cell/>
          <table:table-cell table:style-name="ce4"/>
          <table:table-cell table:style-name="ce19" office:value-type="string" calcext:value-type="string">
            <text:p>Pfad</text:p>
          </table:table-cell>
          <table:table-cell table:style-name="ce19" office:value-type="string" calcext:value-type="string">
            <text:p>Einstellungsname</text:p>
          </table:table-cell>
          <table:table-cell table:style-name="ce19" office:value-type="string" calcext:value-type="string">
            <text:p>Microsoft Compliance Toolkit</text:p>
          </table:table-cell>
          <table:table-cell table:style-name="ce19" office:value-type="string" calcext:value-type="string">
            <text:p>Standardwert</text:p>
          </table:table-cell>
          <table:table-cell table:style-name="ce19" office:value-type="string" calcext:value-type="string">
            <text:p>Standardwert DC</text:p>
            <text:p>Standardwert Server</text:p>
            <text:p>Standardwert Client</text:p>
          </table:table-cell>
          <table:table-cell table:style-name="ce19" office:value-type="string" calcext:value-type="string">
            <text:p>Legacy</text:p>
          </table:table-cell>
          <table:table-cell table:style-name="ce19" office:value-type="string" calcext:value-type="string">
            <text:p>Microsoft Compliance Toolkit</text:p>
            <text:p>Client</text:p>
          </table:table-cell>
          <table:table-cell table:style-name="ce19" office:value-type="string" calcext:value-type="string">
            <text:p>Microsoft Compliance Toolkit</text:p>
            <text:p>Server</text:p>
          </table:table-cell>
          <table:table-cell table:style-name="ce19" office:value-type="string" calcext:value-type="string">
            <text:p>Empfohlener Wert Client</text:p>
          </table:table-cell>
          <table:table-cell table:style-name="ce19" office:value-type="string" calcext:value-type="string">
            <text:p>Empfohlener Wert Server</text:p>
          </table:table-cell>
          <table:table-cell table:style-name="ce19" office:value-type="string" calcext:value-type="string">
            <text:p>Registrypfade</text:p>
          </table:table-cell>
          <table:table-cell table:style-name="ce51" office:value-type="string" calcext:value-type="string">
            <text:p>Windows Version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 table:number-columns-repeated="7"/>
        </table:table-row>
        <table:table-row table:style-name="ro5">
          <table:table-cell/>
          <table:table-cell table:style-name="ce3" office:value-type="string" calcext:value-type="string">
            <text:p>Administrative Vorlagen</text:p>
          </table:table-cell>
          <table:table-cell table:style-name="ce15" office:value-type="string" calcext:value-type="string">
            <text:p>\Drucker\</text:p>
          </table:table-cell>
          <table:table-cell table:style-name="ce5" office:value-type="string" calcext:value-type="string">
            <text:p>Internetdrucken 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Printers!DisableWebPrinting</text:p>
          </table:table-cell>
          <table:table-cell table:style-name="ce96" office:value-type="string" calcext:value-type="string">
            <text:p>Nur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ruckertreiber von Anwendungen isol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ApplicationDriverIsolation</text:p>
          </table:table-cell>
          <table:table-cell table:style-name="ce33" office:value-type="string" calcext:value-type="string">
            <text:p><text:span text:style-name="T4">Mindestens</text:span> Windows Server 2012, Windows 8 or Windows RT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Benutzerdefinierte Support-URL im linken Fensterbereich des Ordners "Drucker"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Printers!SupportLink</text:p>
          </table:table-cell>
          <table:table-cell table:style-name="ce96" office:value-type="string" calcext:value-type="string">
            <text:p>Windows Server 2003, Windows XP, and Windows 2000 only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oint-and-Print-Verbindung auf die Suche in Windows Update ausdeh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\Wizard!DomainDisplayPrinters_State HKLM\Software\Policies\Microsoft\Windows NT\Printers\Wizard!DomainADprinters HKLM\Software\Policies\Microsoft\Windows NT\Printers\Wizard!DomainIPprinters HKLM\Software\Policies\Microsoft\Windows NT\Printers\Wizard!DomainWSDprinters HKLM\Software\Policies\Microsoft\Windows NT\Printers\Wizard!DomainBluetoothprinters HKLM\Software\Policies\Microsoft\Windows NT\Printers\Wizard!DomainShareprinters</text:p>
          </table:table-cell>
          <table:table-cell table:style-name="ce33" office:value-type="string" calcext:value-type="string">
            <text:p><text:span text:style-name="T6">Mindestens</text:span>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ruckerinstallations-Assistent - Netzwerksuchseite (Verwaltetes Netzwerk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ForceCSREMFDespooling</text:p>
          </table:table-cell>
          <table:table-cell table:style-name="ce33" office:value-type="string" calcext:value-type="string">
            <text:p><text:span text:style-name="T6">Mindestens</text:span>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ruckaufträge auf dem Server immer wieder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ForceSoftwareRasterization</text:p>
          </table:table-cell>
          <table:table-cell table:style-name="ce33" office:value-type="string" calcext:value-type="string">
            <text:p><text:span text:style-name="T6">Mindestens </text:span>Windows Server 2012, Windows 8 or Windows RT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Inhalte immer für den Druck mit einem Softwarerasterprogramm rast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Printers!KMPrintersAreBlocked</text:p>
          </table:table-cell>
          <table:table-cell table:style-name="ce96" office:value-type="string" calcext:value-type="string">
            <text:p>Windows Server 2003, Windows XP, and Windows 2000 only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nstallation von Druckern die Kernelmodustreiber verwend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\Wizard!NonDomainDisplayPrinters_State HKLM\Software\Policies\Microsoft\Windows NT\Printers\Wizard!NonDomainIPprinters HKLM\Software\Policies\Microsoft\Windows NT\Printers\Wizard!NonDomainWSDprinters HKLM\Software\Policies\Microsoft\Windows NT\Printers\Wizard!NonDomainBluetoothprinters HKLM\Software\Policies\Microsoft\Windows NT\Printers\Wizard!NonDomainShareprinters</text:p>
          </table:table-cell>
          <table:table-cell table:style-name="ce33" office:value-type="string" calcext:value-type="string">
            <text:p><text:span text:style-name="T6">Mindestens</text:span>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as Standardausgabeformat von Microsoft XPS-Dokument-Generator auf das XPS-Vorgängerformat (*.xps) von Microsoft ä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\PackagePointAndPrint!PackagePointAndPrintOnly</text:p>
          </table:table-cell>
          <table:table-cell table:style-name="ce33" office:value-type="string" calcext:value-type="string">
            <text:p><text:span text:style-name="T6">Mindestens</text:span>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ruckerinstallations-Assistent - Netzwerksuchseite (Nicht verwaltetes Netzwerk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\PackagePointAndPrint!PackagePointAndPrintServerList HKLM\Software\Policies\Microsoft\Windows NT\Printers\PackagePointAndPrint\ListofServers</text:p>
          </table:table-cell>
          <table:table-cell table:style-name="ce33" office:value-type="string" calcext:value-type="string">
            <text:p><text:span text:style-name="T6">Mindestens</text:span>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ur Point-and-Print für Paket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hysicalLocation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oint-and-Print für Pakete - Genehmigte Serv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hysicalLocationSupport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omputerstandor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\PointAndPrint!Restricted HKLM\Software\Policies\Microsoft\Windows NT\Printers\PointAndPrint!TrustedServers HKLM\Software\Policies\Microsoft\Windows NT\Printers\PointAndPrint!ServerList HKLM\Software\Policies\Microsoft\Windows NT\Printers\PointAndPrint!InForest HKLM\Software\Policies\Microsoft\Windows NT\Printers\PointAndPrint!NoWarningNoElevationOnInstall HKLM\Software\Policies\Microsoft\Windows NT\Printers\PointAndPrint!UpdatePromptSettings</text:p>
          </table:table-cell>
          <table:table-cell table:style-name="ce33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ruckerstandortsuchtext im Vorhinein ausfü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ServerThread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oint-and-Print-Einschränk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rintDriverIsolationExecutionPolicy</text:p>
          </table:table-cell>
          <table:table-cell table:style-name="ce33" office:value-type="string" calcext:value-type="string">
            <text:p><text:span text:style-name="T7">Mindestens</text:span> Windows Server 2008 R2 o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ruckertreiber in isolierten Prozessen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rintDriverIsolationOverrideCompat</text:p>
          </table:table-cell>
          <table:table-cell table:style-name="ce33" office:value-type="string" calcext:value-type="string">
            <text:p><text:span text:style-name="T7">Mindestens</text:span> Windows Server 2008 R2 o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om Druckertreiber gemeldete Kompatibilitätseinstellung zur Ausführung des Druckertreibers außer Kraft se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DoNotInstallCompatibleDriverFromWindowsUpdate</text:p>
          </table:table-cell>
          <table:table-cell table:style-name="ce33" office:value-type="string" calcext:value-type="string">
            <text:p><text:span text:style-name="T7">Mindestens</text:span> Windows Server 2008 R2 o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ach Druckern su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V4DriverDisallowPrinterExtension</text:p>
          </table:table-cell>
          <table:table-cell table:style-name="ce33" office:value-type="string" calcext:value-type="string">
            <text:p><text:span text:style-name="T7">Mindestens</text:span> Windows Server 2012, Windows 8 o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uftragsnamen in Ereignisprotokoll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MXDWUseLegacyOutputFormatMSXPS</text:p>
          </table:table-cell>
          <table:table-cell table:style-name="ce33" office:value-type="string" calcext:value-type="string">
            <text:p><text:span text:style-name="T7">Mindestens</text:span> Windows Server 2012, Windows 8 o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nzeige von Druckererweiterungen durch v4-Druckertreiber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ShowJobTitleInEventLogs</text:p>
          </table:table-cell>
          <table:table-cell table:style-name="ce33" office:value-type="string" calcext:value-type="string">
            <text:p><text:span text:style-name="T7">Mindestens</text:span> Windows Server 2012, Windows 8 o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eue Drucker automatisch in Active Directory veröffentli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RegisterSpoolerRemoteRpcEndPoint</text:p>
          </table:table-cell>
          <table:table-cell table:style-name="ce33" office:value-type="string" calcext:value-type="string">
            <text:p><text:span text:style-name="T7">Mindestens</text:span> Windows Server 2003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Löschen von öffentlichen Druckern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Printers\Wizard!Auto Publishing</text:p>
          </table:table-cell>
          <table:table-cell table:style-name="ce96" office:value-type="string" calcext:value-type="string">
            <text:p>Windows Server 2003, Windows XP, and Windows 2000 only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icht wieder veröffentlichte Drucker lös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runeDownlevel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zeichnislöschinterva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runingInterval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zeichnislöschprioritä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runingPriority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zeichnislöschwiederho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runingRetries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Verzeichnislöschwiederholungsversuche protokoll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Printers!PruningRetryLog</text:p>
          </table:table-cell>
          <table:table-cell table:style-name="ce96" office:value-type="string" calcext:value-type="string">
            <text:p>Mindestens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ruckerveröffentlich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PublishPrinters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nnahme von Clientverbindungen zum Druckspoole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VerifyPublishedState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öffentlichungsstatus überprüf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Printers!Immortal</text:p>
          </table:table-cell>
          <table:table-cell table:style-name="ce3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\Netzwerk\</text:p>
          </table:table-cell>
          <table:table-cell office:value-type="string" calcext:value-type="string">
            <text:p>Konfigurieren, wie oft ein DFS-Client Domänencontroller such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System\DFSClient!DfsDcNameDelay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\Netzwerk\BranchCache\</text:p>
          </table:table-cell>
          <table:table-cell office:value-type="string" calcext:value-type="string">
            <text:p>BranchCache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Service!Enable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ranchCache-Modus "Verteilter Cache"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CacheMgr\Republication!SizePercent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ranchCache-Modus "Gehosteter Cache"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HostedCache\Connection!Location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utomatische Erkennung von gehostetem Cache pro Dienstverbindungspunkt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CooperativeCaching!Enable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Gehostete Cacheserver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Cache!PeerCachingLatencyThreshold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ranchCache für Netzwerkdatei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HostedCache\Discovery!SCPDiscoveryEnabled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rozentuale Speicherplatzbelegung durch Clientcomputercach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Service\Versioning!PreferredContentInformationVersion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lter für Segmente im Datencach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HostedCache\MultipleServers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sionsunterstützung für BranchCache für Clients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Dist\Retrieval!SegmentTTL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\Netzwerk\DNS-Client\</text:p>
          </table:table-cell>
          <table:table-cell table:style-name="ce5" office:value-type="string" calcext:value-type="string">
            <text:p>NetBT-Abfragen nach vollqualifizierten Domänennamen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DNSClient!AdapterDomainName</text:p>
          </table:table-cell>
          <table:table-cell table:style-name="ce91" office:value-type="string" calcext:value-type="string">
            <text:p>Nur Windows XP Professional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Anfügen von DNS-Suffix an Abfragen für nicht qualifizierte, punktierte Namen (Multilabel)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DNSClient!NameServer</text:p>
          </table:table-cell>
          <table:table-cell table:style-name="ce91" office:value-type="string" calcext:value-type="string">
            <text:p>Nu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bindungsspezifisches DNS-Suffix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System\DNSClient!NV PrimaryDnsSuffix</text:p>
          </table:table-cell>
          <table:table-cell table:style-name="ce31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kürzungsebene für das primäre DNS-Suffix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RegisterAdapterName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DN-Verschlüssel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RegisterReverseLookup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DN-Zuordn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RegistrationEnabled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DNS-Server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 NT\DNSClient!RegistrationOverwritesInConflict</text:p>
          </table:table-cell>
          <table:table-cell table:style-name="ce91" office:value-type="string" calcext:value-type="string">
            <text:p>Nu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ntworten von lokalen Verbindungen DNS-Antworten vorziehen, wenn Sie über ein Netzwerk mit höherer Priorität empfangen werden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RegistrationRefreshInterval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rimäres DNS-Suffix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RegistrationTtl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NS-Einträge mit verbindungsspezifischem DNS-Suffix regist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SearchList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TR-Einträge regist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UpdateSecurityLevel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ynamisches Upda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UpdateTopLevelDomainZones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dressen in Konflikten erse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UseDomainNameDevolution</text:p>
          </table:table-cell>
          <table:table-cell table:style-name="ce31" office:value-type="string" calcext:value-type="string">
            <text:p><text:span text:style-name="T8">Mindestens</text:span> Windows Server 2003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egistrierungsaktualisierungsinterva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EnableDevolutionLevelControl HKLM\Software\Policies\Microsoft\Windows NT\DNSClient!DomainNameDevolutionLevel</text:p>
          </table:table-cell>
          <table:table-cell table:style-name="ce31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Gültigkeitsdauerwert in A- und PTR-Einträ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EnableMulticast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uchliste für DNS-Suffix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AppendToMultiLabelName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ulticastnamensauflös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DisableSmartNameResolution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euanordnung des Smart-Protokoll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DisableSmartProtocolReordering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icherheitsstufe aktual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QueryNetBTFQDN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omänenzonen der obersten Ebene aktual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PreferLocalOverLowerBindingDNS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blauf des primären DNS-Suffix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DisableIdnEncoding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ulticastnamensauflös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 NT\DNSClient!EnableIdnMapping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\Netzwerk\Drahtlose Anzeige\</text:p>
          </table:table-cell>
          <table:table-cell office:value-type="string" calcext:value-type="string">
            <text:p>PIN-Kopplung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relessDisplay!EnforcePinBasedPairing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IN-Kopplung bevorzu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relessDisplay!PreferPinBasedPairing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\Netzwerk\Experience-Einstellungen des DirectAccess-Clients\</text:p>
          </table:table-cell>
          <table:table-cell office:value-type="string" calcext:value-type="string">
            <text:p>Unternehmensressourc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!SupportEmail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enutzerdefinierte Befehl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!FriendlyName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Psec-Tunnelendpunk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!ShowUI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nzeigenam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!NamePreferenceAllowed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evorzugung lokaler Namen zuge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!PassiveMode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irectAccess-Passivmodu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\Probes!Probe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Benutzeroberfläch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\DTEs!DTE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upport-E-Mail-Adress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NetworkConnectivityAssistant\CustomCommands!CustomCommand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\Netzwerk\Hotspotauthentifizierung\</text:p>
          </table:table-cell>
          <table:table-cell office:value-type="string" calcext:value-type="string">
            <text:p>Hotspotauthentifiz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HotspotAuthentication!Enabled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Intelligenter Hintergrundübertragungsdienst (BITS)\</text:p>
          </table:table-cell>
          <table:table-cell table:style-name="ce5" office:value-type="string" calcext:value-type="string">
            <text:p>Verwendung des Windows Branch-Caches durch BITS-Client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\BITS!JobInactivityTimeout</text:p>
          </table:table-cell>
          <table:table-cell table:style-name="ce91" office:value-type="string" calcext:value-type="string">
            <text:p>Windows XP oder Windows Server 2003, oder Computer mit installiertem BITS 1.5.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omputer darf nicht als BITS-Peercachingclient fung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DownloadTime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Computer darf nicht als BITS-Peercachingserver fung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\BITS!EnableBITSMaxBandwidth HKLM\Software\Policies\Microsoft\Windows\BITS!MaxTransferRateOnSchedule HKLM\Software\Policies\Microsoft\Windows\BITS!MaxBandwidthValidFrom HKLM\Software\Policies\Microsoft\Windows\BITS!MaxBandwidthValidTo HKLM\Software\Policies\Microsoft\Windows\BITS!UseSystemMaximum HKLM\Software\Policies\Microsoft\Windows\BITS!MaxTransferRateOffSchedule</text:p>
          </table:table-cell>
          <table:table-cell table:style-name="ce91" office:value-type="string" calcext:value-type="string">
            <text:p>Windows XP SP2 oder Windows Server 2003 SP1, oder Computer mit installiertem BITS 2.0.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BITS-Peercaching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\BITS\Throttling!EnableBandwidthLimits HKLM\Software\Policies\Microsoft\Windows\BITS\Throttling!IgnoreBandwidthLimitsOnLan HKLM\Software\Policies\Microsoft\Windows\BITS\Throttling\WorkSchedule!StartDay HKLM\Software\Policies\Microsoft\Windows\BITS\Throttling\WorkSchedule!EndDay HKLM\Software\Policies\Microsoft\Windows\BITS\Throttling\WorkSchedule!StartHour HKLM\Software\Policies\Microsoft\Windows\BITS\Throttling\WorkSchedule!EndHour HKLM\Software\Policies\Microsoft\Windows\BITS\Throttling\WorkSchedule!HighBandwidthLimit HKLM\Software\Policies\Microsoft\Windows\BITS\Throttling\WorkSchedule!HighBandwidthType HKLM\Software\Policies\Microsoft\Windows\BITS\Throttling\WorkSchedule!NormalBandwidthLimit HKLM\Software\Policies\Microsoft\Windows\BITS\Throttling\WorkSchedule!NormalBandwidthType HKLM\Software\Policies\Microsoft\Windows\BITS\Throttling\WorkSchedule!LowBandwidthLimit HKLM\Software\Policies\Microsoft\Windows\BITS\Throttling\WorkSchedule!LowBandwidthType HKLM\Software\Policies\Microsoft\Windows\BITS\Throttling\NonWorkSchedule!HighBandwidthLimit HKLM\Software\Policies\Microsoft\Windows\BITS\Throttling\NonWorkSchedule!HighBandwidthType HKLM\Software\Policies\Microsoft\Windows\BITS\Throttling\NonWorkSchedule!NormalBandwidthLimit HKLM\Software\Policies\Microsoft\Windows\BITS\Throttling\NonWorkSchedule!NormalBandwidthType HKLM\Software\Policies\Microsoft\Windows\BITS\Throttling\NonWorkSchedule!LowBandwidthLimit HKLM\Software\Policies\Microsoft\Windows\BITS\Throttling\NonWorkSchedule!LowBandwidthType</text:p>
          </table:table-cell>
          <table:table-cell table:style-name="ce91" office:value-type="string" calcext:value-type="string">
            <text:p>Windows 7 oder Computer mit installiertem BITS 3.5.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Zeitüberschreitung für inaktive BITS-Aufträge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\BITS\Throttling!EnableMaintenanceLimits HKLM\Software\Policies\Microsoft\Windows\BITS\Throttling\MaintenanceSchedule!StartDay HKLM\Software\Policies\Microsoft\Windows\BITS\Throttling\MaintenanceSchedule!EndDay HKLM\Software\Policies\Microsoft\Windows\BITS\Throttling\MaintenanceSchedule!StartHour HKLM\Software\Policies\Microsoft\Windows\BITS\Throttling\MaintenanceSchedule!EndHour HKLM\Software\Policies\Microsoft\Windows\BITS\Throttling\MaintenanceSchedule!HighBandwidthLimit HKLM\Software\Policies\Microsoft\Windows\BITS\Throttling\MaintenanceSchedule!HighBandwidthType HKLM\Software\Policies\Microsoft\Windows\BITS\Throttling\MaintenanceSchedule!NormalBandwidthLimit HKLM\Software\Policies\Microsoft\Windows\BITS\Throttling\MaintenanceSchedule!NormalBandwidthType HKLM\Software\Policies\Microsoft\Windows\BITS\Throttling\MaintenanceSchedule!LowBandwidthLimit HKLM\Software\Policies\Microsoft\Windows\BITS\Throttling\MaintenanceSchedule!LowBandwidthType</text:p>
          </table:table-cell>
          <table:table-cell table:style-name="ce91" office:value-type="string" calcext:value-type="string">
            <text:p>Windows 7 oder Computer mit installiertem BITS 3.5.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Netzwerkbandbreite für BITS-Übertragungen im Hintergrund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EnablePeercaching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Netzwerkbandbreite für das Peercaching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ContentAge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artungszeitplan zur Beschränkung der für BITS-Übertragungen im Hintergrund verwendeten maximalen Netzwerkbandbreite einrich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CacheSize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rbeitszeitplan zur Beschränkung der für BITS-Übertragungen im Hintergrund verwendeten maximalen Netzwerkbandbreite einrich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DisablePeerCachingClient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Größe des BITS-Peercaches be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DisablePeerCachingServer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lter der Dateien im BITS-Peercache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BandwidthServed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Downloadzeit für BITS-Aufträge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\TransferPolicy!ForegroundTransferPolicy HKLM\Software\Policies\Microsoft\Windows\BITS\TransferPolicy!ForegroundTransferPolicyCustom HKLM\Software\Policies\Microsoft\Windows\BITS\TransferPolicy!HighTransferPolicy HKLM\Software\Policies\Microsoft\Windows\BITS\TransferPolicy!HighTransferPolicyCustom HKLM\Software\Policies\Microsoft\Windows\BITS\TransferPolicy!NormalTransferPolicy HKLM\Software\Policies\Microsoft\Windows\BITS\TransferPolicy!NormalTransferPolicyCustom HKLM\Software\Policies\Microsoft\Windows\BITS\TransferPolicy!LowTransferPolicy HKLM\Software\Policies\Microsoft\Windows\BITS\TransferPolicy!LowTransferPolicyCustom</text:p>
          </table:table-cell>
          <table:table-cell table:style-name="ce31" office:value-type="string" calcext:value-type="string">
            <text:p>Windows 8 oder Windows Server 2012 oder Windows RT oder Computer mit installiertem BITS 5.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Anzahl zulässiger Dateien in einem BITS-Auftrag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JobsPerMachine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Anzahl von BITS-Aufträgen für diesen Computer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JobsPerUser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Anzahl von BITS-Aufträgen für jeden Benutzer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FilesPerJob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Anzahl von Bereichen begrenzen, die einer Datei in einem BITS-Auftrag hinzugefügt werden kö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BITS!MaxRangesPerFile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Standarddownloadverhalten für BITS-Aufträge in Netzwerken mit kalkulierten Kosten festle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1" office:value-type="string" calcext:value-type="string">
            <text:p>HKLM\Software\Policies\Microsoft\Windows\BITS!DisableBranchCache</text:p>
          </table:table-cell>
          <table:table-cell table:style-name="ce91" office:value-type="string" calcext:value-type="string">
            <text:p>Windows 7 oder Computer mit installiertem BITS 3.5.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LanMan-Arbeitsstation\</text:p>
          </table:table-cell>
          <table:table-cell office:value-type="string" calcext:value-type="string">
            <text:p>Reihenfolge der Verschlüsselungssamm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Workstation!CipherSuiteOrder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aching von Handles auf CA (Continuous Availability)-Freiga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Workstation!AllowInsecureGuestAuth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Unsichere Gastanmeldung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Workstation!AllowOfflineFilesforCAShares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fügbarkeit von Offlinedateien auf CA (Continuous Availability)-Freiga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Workstation!EnableHandleCachingForCAFiles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LanMan-Server\</text:p>
          </table:table-cell>
          <table:table-cell office:value-type="string" calcext:value-type="string">
            <text:p>Reihenfolge der Verschlüsselungssamm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Server!HashPublicationForPeerCaching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Hashveröffentlichung für BranchCach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Server!HashSupportVersion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Hashversionsunterstützung für BranchCach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Server!CipherSuiteOrder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eihenfolge der Verschlüsselungssammlungen beach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LanmanServer!HonorCipherSuiteOrder</text:p>
          </table:table-cell>
          <table:table-cell table:style-name="ce31" office:value-type="string" calcext:value-type="string">
            <text:p>Mindestens Windows Server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Microsoft Peer zu Peer Netwerkdienste\PeerNameResolutionProtokoll\</text:p>
          </table:table-cell>
          <table:table-cell office:value-type="string" calcext:value-type="string">
            <text:p>Multicast-Bootstrap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net\Pnrp\IPv6-Global!DisableMulticastBootstrap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NRP-Wolkenerstell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net\Pnrp\IPv6-Global!Disabled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NRP-Wolke nur zum Auflösen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net\Pnrp\IPv6-Global!SearchOnly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eedserver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Peernet\Pnrp\IPv6-Global!SeedServer HKLM\Software\policies\Microsoft\Peernet\Pnrp\IPv6-Global!DontIncludeMicrosoftSeedServer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Netzwerkanbieter\</text:p>
          </table:table-cell>
          <table:table-cell office:value-type="string" calcext:value-type="string">
            <text:p>Gehärtete UNC-Pfad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Provider\HardenedPaths</text:p>
          </table:table-cell>
          <table:table-cell table:style-name="ce31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Netzwerkisolation\</text:p>
          </table:table-cell>
          <table:table-cell office:value-type="string" calcext:value-type="string">
            <text:p>Proxydefinitionen sind verbind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Isolation!DomainProxies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ubnetzdefinitionen sind verbind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Isolation!DomainLocalProxies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nternetproxyserver für Ap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Isolation!DomainSubnets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n der Cloud gehostete Unternehmensressourcendomä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Isolation!DProxiesAuthoritive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ntranetproxyserver für Ap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Isolation!DSubnetsAuthoritive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owohl als Arbeits- als auch als persönliche Ressourcen kategorisierte Domä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Isolation!CloudResources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dressbereich des privaten Netzwerks für Ap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Isolation!NeutralResources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Netzwerkverbindungen\</text:p>
          </table:table-cell>
          <table:table-cell office:value-type="string" calcext:value-type="string">
            <text:p>Installation und Konfiguration der Netzwerkbridge im eigenen DNS-Domänennetzwerk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 Connections!NC_AllowNetBridge_NLA</text:p>
          </table:table-cell>
          <table:table-cell table:style-name="ce31" office:value-type="string" calcext:value-type="string">
            <text:p>Mindestens Windows Server 2003 oder Windows XP Professional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Netzwerksymbol "Nur lokaler Zugriff" nicht anzei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4" office:value-type="string" calcext:value-type="string">
            <text:p>HKLM\Software\Policies\Microsoft\Windows\Network Connections!NC_PersonalFirewallConfig</text:p>
          </table:table-cell>
          <table:table-cell table:style-name="ce91" office:value-type="string" calcext:value-type="string">
            <text:p>Windows Server 2003 und nur Windows XP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Gesamten Datenverkehr über das interne Netzwerk weiterleit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5"/>
          <table:table-cell table:style-name="ce94" office:value-type="string" calcext:value-type="string">
            <text:p>HKLM\Software\Policies\Microsoft\Windows\Network Connections!NC_ShowSharedAccessUI</text:p>
          </table:table-cell>
          <table:table-cell table:style-name="ce91" office:value-type="string" calcext:value-type="string">
            <text:p>Microsoft Windows Server 2003, Windows XP, und nur Windows 2000 Service Pack 1 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wendung des Internetverbindungsfirewalls im eigenen DNS-Domänennetzwerk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 Connections!NC_StdDomainUserSetLocation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wendung der gemeinsam genutzten Internetverbindung im eigenen DNS-Domänennetzwerk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 Connections!NC_DoNotShowLocalOnlyIcon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Höhere Rechte von Domänenbenutzern beim Festlegen einer Netzwerkadresse an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TCPIP\v6Transition!Force_Tunneling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Netzwerkverbindungen\WindowsDefenderFirewall\</text:p>
          </table:table-cell>
          <table:table-cell office:value-type="string" calcext:value-type="string">
            <text:p>Windows Defender Firewall: Ausnahmen für lokale Programm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AuthorizedApplications!Enabled HKLM\SOFTWARE\Policies\Microsoft\WindowsFirewall\DomainProfile\AuthorizedApplications\List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Eingehende Programmausnahm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AuthorizedApplications!AllowUserPrefMerge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Alle Netzwerkverbindungen schü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!EnableFirewall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Keine Ausnahm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!DoNotAllowExceptions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Eingehende Ausnahme für Datei- und Druckerfreigab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Services\FileAndPrint!Enabled HKLM\SOFTWARE\Policies\Microsoft\WindowsFirewall\DomainProfile\Services\FileAndPrint!RemoteAddresses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ICMP-Ausnahm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IcmpSettings!AllowOutboundDestinationUnreachable HKLM\SOFTWARE\Policies\Microsoft\WindowsFirewall\DomainProfile\IcmpSettings!AllowOutboundSourceQuench HKLM\SOFTWARE\Policies\Microsoft\WindowsFirewall\DomainProfile\IcmpSettings!AllowRedirect HKLM\SOFTWARE\Policies\Microsoft\WindowsFirewall\DomainProfile\IcmpSettings!AllowInboundEchoRequest HKLM\SOFTWARE\Policies\Microsoft\WindowsFirewall\DomainProfile\IcmpSettings!AllowInboundRouterRequest HKLM\SOFTWARE\Policies\Microsoft\WindowsFirewall\DomainProfile\IcmpSettings!AllowOutboundTimeExceeded HKLM\SOFTWARE\Policies\Microsoft\WindowsFirewall\DomainProfile\IcmpSettings!AllowOutboundParameterProblem HKLM\SOFTWARE\Policies\Microsoft\WindowsFirewall\DomainProfile\IcmpSettings!AllowInboundTimestampRequest HKLM\SOFTWARE\Policies\Microsoft\WindowsFirewall\DomainProfile\IcmpSettings!AllowInboundMaskRequest HKLM\SOFTWARE\Policies\Microsoft\WindowsFirewall\DomainProfile\IcmpSettings!AllowOutboundPacketTooBig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Protokoll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Logging!LogDroppedPackets HKLM\SOFTWARE\Policies\Microsoft\WindowsFirewall\DomainProfile\Logging!LogSuccessfulConnections HKLM\SOFTWARE\Policies\Microsoft\WindowsFirewall\DomainProfile\Logging!LogFilePath HKLM\SOFTWARE\Policies\Microsoft\WindowsFirewall\DomainProfile\Logging!LogFileSize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Benachrichtigung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!DisableNotifications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Ausnahmen für lokale Port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GloballyOpenPorts!Enabled HKLM\SOFTWARE\Policies\Microsoft\WindowsFirewall\DomainProfile\GloballyOpenPorts\List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Eingehende Portausnahm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GloballyOpenPorts!AllowUserPrefMerge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Eingehende Remoteverwaltungsausnahme zulassen 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RemoteAdminSettings!Enabled HKLM\SOFTWARE\Policies\Microsoft\WindowsFirewall\DomainProfile\RemoteAdminSettings!RemoteAddresses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Eingehende Remotedesktopausnahm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Services\RemoteDesktop!Enabled HKLM\SOFTWARE\Policies\Microsoft\WindowsFirewall\DomainProfile\Services\RemoteDesktop!RemoteAddresses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Unicastantwort auf Multicast- oder Broadcastanforderung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!DisableUnicastResponsesToMulticastBroadcast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dows Defender Firewall: Eingehende UPnP-Framework-Ausnahm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Firewall\DomainProfile\Services\UPnPFramework!Enabled HKLM\SOFTWARE\Policies\Microsoft\WindowsFirewall\DomainProfile\Services\UPnPFramework!RemoteAddresses</text:p>
          </table:table-cell>
          <table:table-cell table:style-name="ce31" office:value-type="string" calcext:value-type="string">
            <text:p>Mindestens Windows XP Professional mit SP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Netzwerkverbindungs-Statusanzeige\</text:p>
          </table:table-cell>
          <table:table-cell office:value-type="string" calcext:value-type="string">
            <text:p>Testhostadresse für Firmen-DN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ConnectivityStatusIndicator\CorporateConnectivity!WebProbeUrl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esthostname für Firmen-DN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ConnectivityStatusIndicator\CorporateConnectivity!DnsProbeHost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räfixliste der Firmenwebsit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ConnectivityStatusIndicator\CorporateConnectivity!DnsProbeContent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est-URL für Firmenwebsit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ConnectivityStatusIndicator\CorporateConnectivity!SitePrefixes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URL zur Bestimmung des Domänenort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ConnectivityStatusIndicator\CorporateConnectivity!DomainLocationDeterminationUrl</text:p>
          </table:table-cell>
          <table:table-cell table:style-name="ce31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Globalen DN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ConnectivityStatusIndicator!DisablePassivePolling</text:p>
          </table:table-cell>
          <table:table-cell table:style-name="ce31" office:value-type="string" calcext:value-type="string">
            <text:p>Mindestens Windows Server 2012, Windows 8 oder Windows RT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Passive Abruf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4" office:value-type="string" calcext:value-type="string">
            <text:p>HKLM\Software\Policies\Microsoft\Windows\NetworkConnectivityStatusIndicator!UseGlobalDns</text:p>
          </table:table-cell>
          <table:table-cell table:style-name="ce31" office:value-type="string" calcext:value-type="string">
            <text:p>Mindestens Windows Server, Windows 10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Offlinedateien\</text:p>
          </table:table-cell>
          <table:table-cell office:value-type="string" calcext:value-type="string">
            <text:p>"Offline zur Verfügung stellen" für diese Dateien und Ordner <text:s/>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lle Offlinedateien beim Anmelden synchronis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lle Offlinedateien vor der Abmeldung synchronis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 "Offline arbeiten"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 "Offline verfügbar machen"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nutzerkonfiguration von Offlinedateien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iprüfung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isynchronisierung für kostenbezogene Netzwerke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 Funktion "Offlinedateien" zulassen bzw.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eignisprotokollierungsstufe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innerungssymbole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innerungssymbolfrequenz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tergrundsynchronisier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ebensdauer des Erinnerungssymbols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ebensdauer des ersten Erinnerungssymbols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okale Kopien der Benutzerofflinedateien bei der Abmeldung lösch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ßnahme bei nicht standardmäßiger Serververbindungstrennung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ßnahme bei Serververbindungstrennung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us für langsame Verbindung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icht zwischengespeicherte Datei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flinedateicache verschlüssel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teme mit Service Pack 1, Windows XP Professional Service Pack 2 oder Windows 2000 Service Pack 5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fflinedateien vor der Unterbrechung synchronis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ndardcachegröße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parentes Zwischenspeicher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Übertragungsrate für langsame Verbindungen konfigur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Untergeordnete Ordner immer offline verfügbar mach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endung von Offlinedateiordnern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m Administrator zugewiesene Offlinedateien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n Offlinedateien verwendeten Speicherplatz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rtschaftliche Verwendung der vom Administrator zugewiesenen Offlinedatei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QoS-Paketplaner\</text:p>
          </table:table-cell>
          <table:table-cell office:value-type="string" calcext:value-type="string">
            <text:p>Diensttyp "Beste Leistung"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Psched\UserPriorityMapping!ServiceTypeBestEffort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Lastensteuerungs-Diensttyp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Psched\UserPriorityMapping!ServiceTypeControlledLoad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Garantierter Diensttyp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Psched\UserPriorityMapping!ServiceTypeGuaranteed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etzwerksteuerungs-Diensttyp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Psched\UserPriorityMapping!ServiceTypeNetworkControl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icht übereinstimmende Pake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Psched\UserPriorityMapping!ServiceTypeNonConforming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Qualitativer Diensttyp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Psched\UserPriorityMapping!ServiceTypeQualitative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Schriftarten\</text:p>
          </table:table-cell>
          <table:table-cell office:value-type="string" calcext:value-type="string">
            <text:p>Schriftanbiet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System!EnableFontProviders</text:p>
          </table:table-cell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SNMP\</text:p>
          </table:table-cell>
          <table:table-cell office:value-type="string" calcext:value-type="string">
            <text:p>Communitie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SNMP\Parameters\ValidCommunities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Zugelassene Manager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SNMP\Parameters\PermittedManagers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raps für öffentliche Communitie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SNMP\Parameters\TrapConfiguration\public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SSL-Konfigurationseinstellungen\</text:p>
          </table:table-cell>
          <table:table-cell office:value-type="string" calcext:value-type="string">
            <text:p>Reihenfolge der SSL-Verschlüsselungssamm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CC-Kurvenreihenfolg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TCP/IP-Einstellungen\IPv6-Übergangstechnologien\</text:p>
          </table:table-cell>
          <table:table-cell office:value-type="string" calcext:value-type="string">
            <text:p>IP6-zu-IP4-Relaynam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ISATAP_Stat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uflösungsintervall für IP6-zu-IP4-Relaynam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ISATAP_RouterNam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P6-zu-IP4-Statu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6to4_Stat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P-HTTPS-Statu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6to4_RouterNam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SATAP-Routernam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6to4_RouterNameResolutionInterval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SATAP-Statu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Teredo_Stat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eredo-Clientport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Teredo_ServerNam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eredo als standardmäßig qualifiziert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Teredo_RefreshRat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eredo-Aktualisierungsrat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Teredo_ClientPort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eredo-Servernam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!Teredo_DefaultQualified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Teredo-Statu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5"/>
          <table:table-cell table:style-name="ce31" office:value-type="string" calcext:value-type="string">
            <text:p>HKLM\Software\Policies\Microsoft\Windows\TCPIP\v6Transition\IPHTTPS\IPHTTPSInterface!IPHTTPS_ClientState HKLM\Software\Policies\Microsoft\Windows\TCPIP\v6Transition\IPHTTPS\IPHTTPSInterface!IPHTTPS_ClientUrl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TCP/IP-Einstellungen\Parameter\</text:p>
          </table:table-cell>
          <table:table-cell office:value-type="string" calcext:value-type="string">
            <text:p>Status für Beschränkungen bei der automatischen IP-Konfiguration ohne Statu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tand der Fensterskalierungsheuristik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style-name="ce90" table:number-columns-repeated="3"/>
          <table:table-cell table:number-columns-repeated="3"/>
          <table:table-cell table:style-name="ce3" office:value-type="string" calcext:value-type="string">
            <text:p>Windows Server 2008, Windows 7, Windows Vista und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Verbindungsschicht-Topologieerkennung\</text:p>
          </table:table-cell>
          <table:table-cell office:value-type="string" calcext:value-type="string">
            <text:p>Treiber für die Zuordnungs E/A (LLTDIO)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iber für den Beantworter (RSPNDR)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Windows-Sofortverbindung\</text:p>
          </table:table-cell>
          <table:table-cell office:value-type="string" calcext:value-type="string">
            <text:p>Zugriff auf Windows-Sofortverbindungs-Assistenten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ation von Drahtloseinstellungen mit Windows-Sofortverbind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Windows-Verbindungs-Manager\</text:p>
          </table:table-cell>
          <table:table-cell office:value-type="string" calcext:value-type="string">
            <text:p>Verbindung mit Nicht-Domänennetzwerken bei vorhandener Verbindung mit domänenauthentifiziertem Netzwerk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ergieverwaltung im verbundenen Standbymodu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indung mit mobilen Roaming-Breitbandnetzwerk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assen, dass Windows einen Computer ordnungsgemäß vom Netzwerk trenn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ahl gleichzeitiger Verbindungen mit dem Internet oder einer Windows-Domäne minim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WLAN-Dienst\</text:p>
          </table:table-cell>
          <table:table-cell office:value-type="string" calcext:value-type="string">
            <text:p>Kost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assen,dass Windows automatisch eine Verbindung mit vorgeschlagenen öffentlichen Hotspots, von Kontakten herstell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WWAN-Dienst\</text:p>
          </table:table-cell>
          <table:table-cell office:value-type="string" calcext:value-type="string">
            <text:p>Sichtbarkeit der Benutzeroberfläche für den App-spezifischen Datenverbindungszugriff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die Datenverbind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G Kost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G Kost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erver\</text:p>
          </table:table-cell>
          <table:table-cell office:value-type="string" calcext:value-type="string">
            <text:p>Nur Systemsich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al installierten Speicher als Sicherungsziel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 als Sicherungsziel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sche Medien als Sicherungsziel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malig ausgeführte Sicherung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tartmenü und Taskleiste\</text:p>
          </table:table-cell>
          <table:table-cell office:value-type="string" calcext:value-type="string">
            <text:p>Kontextmenüs im Startmenü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heften der App an „Start“ bei der Installatio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e "Herunterfahren", "Neu starten", "Energie sparen" und "Ruhezustand" entfernen und Zugriff darau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"Alle Programme" aus dem Startmenü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"Zuletzt hinzugefügt" aus Startmenü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der zuletzt geöffneten Dokumente nicht beibeh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häufig verwendeter Programme aus dem Startmenü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style-name="ce90" table:number-columns-repeated="3"/>
          <table:table-cell table:number-columns-repeated="3"/>
          <table:table-cell table:style-name="ce3" office:value-type="string" calcext:value-type="string">
            <text:p>Windows Server 2008, Windows Server 2003, Windows 7, Windows Vista, Windows XP und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verwendung für Benachrichtig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layou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le Bildschirm- oder Menügröße für "Start"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</text:p>
          </table:table-cell>
          <table:table-cell office:value-type="string" calcext:value-type="string">
            <text:p>Ausführung folgender Programme aus der Hilfe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ußerst detaillierte Statusmeldungen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ändigen Systemzeitstempel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ien, die in verschlüsselte Ordner verschoben werden, nicht automatisch verschlüssel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nausführungsverhinderung für die ausführbare HTML-Hilfsdatei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en für die Installation optionaler Komponenten und die Reparatur von Komponenten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protokollierung für Herunterfahren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hlende COM-Komponenten übertra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ziell unsichere Funktionen der HTML-Hilfe auf bestimmte Ordner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6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ite "Serververwaltung" bei Anmeldung nicht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tusmeldungen zu Neustart, Herunterfahren, Anmeldung und Abmeldung entfern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 nicht ausschalten, nachdem Windows heruntergefahren wurd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stemstatusdatenfeature in "Ereignisprotokollierung für Herunterfahren" 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endung von Domänenressourcen für DLT-Clients (Distributed Link Tracking)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Service Pack-Installationsdateipfad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Installationsdateipfad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nmelden\</text:p>
          </table:table-cell>
          <table:table-cell office:value-type="string" calcext:value-type="string">
            <text:p>Animation bei der ersten Anmeldung anzeigen <text:s/>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meldeinformationsanbieter ausschließ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meldung mit Bildcod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ndungsbenachrichtigungen auf gesperrtem Bildschirm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Neustart des Computers und bei der Anmeldung immer auf das Netzwerk war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 darf keine Kontodetails auf dem Anmeldebildschirm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n ermöglichen, auszuwählen, wann ein Kennwort beim Fortsetzen aus dem Verbindungsstandby erforderlich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se Programme bei der Benutzeranmeldung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malige Ausführungsliste nicht verarbei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iegspunkte für die schnelle Benutzerumschaltung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kömmliche Ausführungsliste nicht verarbei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mmer benutzerdefinierten Anmeldehintergrund verw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mmer klassische Anmeldung verw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3 und Windows-Versionen von Windows XP Professional bis Windows 7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fortable PIN-Anmeld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ale Benutzer auf Computern, die der Domäne angehören, auflis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auswahl-UI nicht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-Anmeldeinformationsanbieter zuwei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domäne für die Anmeldung zuwei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undene Benutzer auf Computern, die der Domäne angehören, nicht auflis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llkommensseite für "Erste Schritte" bei der Anmeldung nicht anzei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ndows-Startsound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-Betriebssysteme von Windows Vista bis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ntischadsoftware-Frühstart\</text:p>
          </table:table-cell>
          <table:table-cell office:value-type="string" calcext:value-type="string">
            <text:p>Richtlinie für Bootstarttreiber-Initialisi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nzeige\</text:p>
          </table:table-cell>
          <table:table-cell office:value-type="string" calcext:value-type="string">
            <text:p>Einstellungen für prozesseigene System-DPI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diDPIScaling für Anwendung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diDPIScaling für Anwend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</text:p>
          </table:table-cell>
          <table:table-cell office:value-type="string" calcext:value-type="string">
            <text:p>App-V Client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Berichterstattung\</text:p>
          </table:table-cell>
          <table:table-cell office:value-type="string" calcext:value-type="string">
            <text:p>Berichtsserv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CEIP\</text:p>
          </table:table-cell>
          <table:table-cell office:value-type="string" calcext:value-type="string">
            <text:p>Programm zur Verbesserung der Benutzerfreundlichkei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Integration\</text:p>
          </table:table-cell>
          <table:table-cell office:value-type="string" calcext:value-type="string">
            <text:p>Dateiausschlüsse beim Roami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rationsstamm - Benutz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rationsstamm - globa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rierungsausschlüsse beim Roami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Koexistenz von Clients\</text:p>
          </table:table-cell>
          <table:table-cell office:value-type="string" calcext:value-type="string">
            <text:p>Migrationsmodus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PackageManagement\</text:p>
          </table:table-cell>
          <table:table-cell office:value-type="string" calcext:value-type="string">
            <text:p>Automatische Bereinigung nicht verwendeter Appv Pakete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PowerManagement\</text:p>
          </table:table-cell>
          <table:table-cell office:value-type="string" calcext:value-type="string">
            <text:p>Im Akkubetrieb Hintergrundsynchronisierung auf dem Serv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Skripterstellung\</text:p>
          </table:table-cell>
          <table:table-cell office:value-type="string" calcext:value-type="string">
            <text:p>Paketskripts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Streaming\</text:p>
          </table:table-cell>
          <table:table-cell office:value-type="string" calcext:value-type="string">
            <text:p>Erstmaligen Start von Anwendungen auf Windows 8-Computern mit teurer gebührenpflichtiger Verbind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ermit wird angegeben, was im Hintergrund (d. h. automatisch) geladen werden soll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tanbiet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S-Modus (Shared Content Store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mm der Paketinstallatio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mm der Paketquell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stützung für BranchCache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öffentlichen als Admin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ederherstellungsinterva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ederherstellungsversuch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filter für Client-SS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sperrliste überprüf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Veröffentlichen\</text:p>
          </table:table-cell>
          <table:table-cell office:value-type="string" calcext:value-type="string">
            <text:p>Einstellungen von Veröffentlichungsserver 1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en von Veröffentlichungsserver 2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en von Veröffentlichungsserver 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en von Veröffentlichungsserver 4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en von Veröffentlichungsserver 5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öffentlichungsaktualisierungs-UX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pp-V\Virtualisierung\</text:p>
          </table:table-cell>
          <table:table-cell office:value-type="string" calcext:value-type="string">
            <text:p>Dynamische Virtualis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zulässiger virtueller Komponentenprozess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usgleichsoptionen\</text:p>
          </table:table-cell>
          <table:table-cell office:value-type="string" calcext:value-type="string">
            <text:p>Blockieren nicht vertrauenswürdiger Schriftar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en für Prozessausgle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Benutzerprofile\</text:p>
          </table:table-cell>
          <table:table-cell office:value-type="string" calcext:value-type="string">
            <text:p>Basisordner für Benutzer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 bei langsamer Netzwerkverbindung zum Bestätigen auf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 mit temporären Profilen nicht anmel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profile, die älter als eine bestimmte Anzahl von Tagen sind, beim Systemneustart lös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verwaltung für die Freigabe von Informationen zum Benutzernamen, Kontobild und zur Domäne für Apps (keine Desktop-Apps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 Registrierung der Benutzer bei der Benutzerabmeldung nicht zwangsweise entla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gentümer von servergespeicherten Profilen nicht prüf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, Windows XP Professional Service Pack 1 oder Windows 2000 Service Pack 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kennung langsamer Netzwerkverbind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Wartezeit für das Netzwerk festlegen, wenn ein Benutzer über ein servergespeichertes Benutzerprofil oder ein Remotestammverzeichnis verfüg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ximale Wiederholungsversuche zum Entladen und Aktualisieren des Benutzerprofils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lokale Benutzerprofil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ad des servergespeicherten Profils für alle Benutzer festlegen, die sich an diesem Computer anmel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pagierung von Änderungen an servergespeicherten Profilen auf den Server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benutzerprofil abwar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ergespeicherte Profile nur auf primäre Computern herunterla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gruppe "Administratoren" zu servergespeicherten Profilen hinzufü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rbe-ID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Installer- und Gruppenrichtliniensoftware-Installationsdaten be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langsame Netzwerkverbindungen für Benutzerprofile steu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plan für hintergrundbasierten Upload der Registrierungsdatei eines servergespeicherten Benutzerprofils, während der Benutzer angemeldet ist,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eitüberschreitungswert für Dialogfelder festle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wischengespeicherte Kopien von servergespeicherten Profilen lös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Betriebssystemrichtlinien\</text:p>
          </table:table-cell>
          <table:table-cell office:value-type="string" calcext:value-type="string">
            <text:p>Aktivitätsfeed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ung der Zwischenablage geräteübergreifend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pload von Benutzeraktivitä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öffentlichen von Benutzeraktivitä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wischenablageverlauf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ateiklassifizierungsinfrastruktur\</text:p>
          </table:table-cell>
          <table:table-cell office:value-type="string" calcext:value-type="string">
            <text:p>Dateiklassifizierungsinfrastruktur: Liste der Klassifizierungseigenschaften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iklassifizierungsinfrastruktur: Registerkarte „Klassifizierung“ im Datei-Explorer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ateisystem\</text:p>
          </table:table-cell>
          <table:table-cell office:value-type="string" calcext:value-type="string">
            <text:p>Auswertung symbolischer Links selektiv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en über Löschvorgänge für alle Volum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ge Win32-Pfade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ateisystem\NTFS\</text:p>
          </table:table-cell>
          <table:table-cell office:value-type="string" calcext:value-type="string">
            <text:p>Keine Komprimierung auf NTFS-Volume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Verschlüsselung auf NTFS-Volume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en für die Erstellung von Kurznam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ltete TXF-Features aktivieren/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schlüsselung der NTFS-Auslagerungsdatei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atenträgerkontingente\</text:p>
          </table:table-cell>
          <table:table-cell office:value-type="string" calcext:value-type="string">
            <text:p>Datenträgerkontingente ermögli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nträgerkontingentsgrenze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 protokollieren, wenn die Datenträgerkontingentsgrenze überschritten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 protokollieren, wenn die Kontingentwarnstufe überschritten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 auf austauschbare Datenträger an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datenträgerkontingent und Warnstuf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COM\Anwendungskompatibilität\</text:p>
          </table:table-cell>
          <table:table-cell office:value-type="string" calcext:value-type="string">
            <text:p>Aktivierungssicherheitsprüfungs-Aufnahmen defin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ale Aktivierungssicherheitsüberprüfungs-Aufnahme zu 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elegierung von Anmeldeinformationen\</text:p>
          </table:table-cell>
          <table:table-cell office:value-type="string" calcext:value-type="string">
            <text:p>Delegierung von aktuellen Anmeldeinformationen mit reiner NTLM-Server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aktuellen Anmeldeinformationen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aktuellen Anmeldeinformation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Anmeldeinformationen an Remoteserver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gespeicherten Anmeldeinformationen mit reiner NTLM-Server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gespeicherten Anmeldeinformationen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gespeicherten Anmeldeinformation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Standardanmeldeinformationen mit reiner NTLM-Serverauthentifizierung zulassen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Standardanmeldeinformationen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gierung von Standardanmeldeinformation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cryption Oracle-Abweh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host ermöglicht die Delegierung nicht exportierbarer Anmeldeinformatio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eviceGuard\</text:p>
          </table:table-cell>
          <table:table-cell office:value-type="string" calcext:value-type="string">
            <text:p>Virtualisierungsbasierte Sicherheit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Defender Anwendungssteuerung bereit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ienst für Integritätsnachweise für Geräte\</text:p>
          </table:table-cell>
          <table:table-cell office:value-type="string" calcext:value-type="string">
            <text:p>Überwachung und Berichterstellung für Integritätsnachweise für Geräte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</text:p>
          </table:table-cell>
          <table:table-cell office:value-type="string" calcext:value-type="string">
            <text:p>Aktiven Energiesparplan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n aktiven Energiesparpla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Benachrichtungseinstellungen\</text:p>
          </table:table-cell>
          <table:table-cell office:value-type="string" calcext:value-type="string">
            <text:p>Aktion zur Benachrichtigung bei kritischer Akkukapazitä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on zur Benachrichtigung bei niedriger Akkukapazitä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sebene für kritische Akkukapazitä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sebene für niedrige Akkukapazitä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sebene für Reservestrom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benachrichtigung bei niedriger Akkukapazitä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Einstellungen für Energiesparmodus\</text:p>
          </table:table-cell>
          <table:table-cell office:value-type="string" calcext:value-type="string">
            <text:p>Akkuschwellenwert für Energiesparmodus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kuschwellenwert für Energiesparmodus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Einstellungen für Leistungseinschränkung\</text:p>
          </table:table-cell>
          <table:table-cell office:value-type="string" calcext:value-type="string">
            <text:p>Leistungseinschränk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Festplatteneinstellungen\</text:p>
          </table:table-cell>
          <table:table-cell office:value-type="string" calcext:value-type="string">
            <text:p>Festplatte ausschalt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tplatte ausschalt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Schaltflächeneinstellungen\</text:p>
          </table:table-cell>
          <table:table-cell table:style-name="ce5" office:value-type="string" calcext:value-type="string">
            <text:p>Aktion für Netzschaltersymbol im Startmenü auswählen (Akkubetrieb)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ktion für Netzschaltersymbol im Startmenü auswählen (Netzbetrieb)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on für Standbyschalter auswähl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on für Standbyschalter auswähl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wünschte Aktion beim Schließen des Deckels auswähl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wünschte Aktion beim Schließen des Deckels auswähl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schalteraktion auswähl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schalteraktion auswähl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Standbymoduseinstellungen\</text:p>
          </table:table-cell>
          <table:table-cell office:value-type="string" calcext:value-type="string">
            <text:p>Automatischen Standbymodus bei geöffneten Netzwerkdateien zulass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n Standbymodus bei geöffneten Netzwerkdateien zulass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ktion aktivieren, mit der Anwendungen den Wechsel in den Standbymodus verhindern könn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ktion aktivieren, mit der Anwendungen den Wechsel in den Standbymodus verhindern könn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ybriden Standbymodus deaktivier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ybriden Standbymodus deaktivier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 anfordern, wenn ein Computer reaktiviert wird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 anfordern, wenn ein Computer reaktiviert wird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erlaufzeit nach unbeaufsichtigter Reaktivierung angeb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erlaufzeit nach unbeaufsichtigter Reaktivierung angeb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verbindungen im verbundenen Standbymodus zulass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verbindungen im verbundenen Standbymodus zulass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byzustände (S1-S3) zulass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byzustände (S1-S3) zulass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 des automatischen Wechsels in den Standbymodus durch Anwendungen zulass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 des automatischen Wechsels in den Standbymodus durch Anwendungen zulass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Standbymodus des Systems angeb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Standbymodus des Systems angeb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Systemruhezustand angeb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Systemruhezustand angeb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Video- und Anzeigeneinstellungen\</text:p>
          </table:table-cell>
          <table:table-cell office:value-type="string" calcext:value-type="string">
            <text:p>Bildschirm ausschalt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dschirm ausschalt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dschirmhelligkeit verringer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dschirmhelligkeit verringer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show für Desktophintergrund aktivier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show für Desktophintergrund aktivier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lligkeit für die Bildschirmabdunkelung angeben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lligkeit für die Bildschirmabdunkelung angeben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adaptive Bildschirmabschaltung (Akku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adaptive Bildschirmabschaltung (Netzbetrie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ebietsschemadienst\</text:p>
          </table:table-cell>
          <table:table-cell office:value-type="string" calcext:value-type="string">
            <text:p>Ändern des geographischen Standorts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ßerkraftsetzungen lokaler Einstellungen durch Benutzer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wahl von benutzerdefinierten Gebietsschemas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gebietsschemas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ieren von Benutzereingabemethoden ins Systemkonto für die Anmeld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gebietsschemas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eräteinstallation\</text:p>
          </table:table-cell>
          <table:table-cell office:value-type="string" calcext:value-type="string">
            <text:p>Abrufen von Gerätemetadaten aus dem Internet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digital signierten Treiber bei Treiberbewertung und Auswahl gleich behandel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 der Installation eines neuen Gerätetreibers keinen Systemwiederherstellungspunkt er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n Windows-Fehlerbericht senden, wenn ein Standardtreiber für ein Gerät installiert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/>
        </table:table-row>
        <table:table-row table:style-name="ro1">
          <table:table-cell table:number-columns-repeated="3"/>
          <table:table-cell table:style-name="ce5" office:value-type="string" calcext:value-type="string">
            <text:p>Remotezugriff auf die Plug &amp; Play-Schnittstelle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rechblasen mit der Meldung "Neue Hardware gefunden" während der Geräteinstall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hreihenfolge für Quellspeicherorte für Gerätetreiber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hserver für Gerätetreiberupdate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, dass ein Fehlerbericht gesendet wird, wenn ein Gerätetreiber während der Installation zusätzliche Software anforder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/>
        </table:table-row>
        <table:table-row table:style-name="ro1">
          <table:table-cell table:number-columns-repeated="3"/>
          <table:table-cell office:value-type="string" calcext:value-type="string">
            <text:p>Zeitlimit für Geräteinstallatio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eräteinstallation\Einschränkung bei der Geräteinstallation\</text:p>
          </table:table-cell>
          <table:table-cell office:value-type="string" calcext:value-type="string">
            <text:p>Administratoren das Außerkraftsetzen der Richtlinien unter "Einschränkungen bei der Geräteinstallation" erlau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Meldung anzeigen, wenn Installation durch eine Richtlinie verhindert wird (Hinweistext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Meldung anzeigen, wenn Installation durch eine Richtlinie verhindert wird (Hinweistitel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Geräten mit diesen Geräte-ID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Geräten mit diesen Geräte-ID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Geräten mit Treibern verhindern, die diesen Gerätesetupklassen entspre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Geräten mit Treibern zulassen, die diesen Gerätesetupklassen entspre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Geräten verhindern, die mit einer der folgenden Geräteinstanz-IDs übereinstimm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Geräten verhindern, die nicht in anderen Richtlinien beschrieben sin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Geräten zulassen, die mit einer der folgenden Geräteinstanz-IDs übereinstimm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Wechselgerä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 (in Sekunden) bis zum Erzwingen eines Neustarts, wenn dieser für das Inkrafttreten von Richtlinienänderungen <text:s/>erforderlich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eräteumleitung\Einschränkungen der Geräteumleitung\</text:p>
          </table:table-cell>
          <table:table-cell office:value-type="string" calcext:value-type="string">
            <text:p>Umleitung von Geräten mit diesen Geräte-Id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leitungvon USB-Gerä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ruppenrichtlinie\</text:p>
          </table:table-cell>
          <table:table-cell office:value-type="string" calcext:value-type="string">
            <text:p>Aktivieren der Zwischenspeicherung von Gruppenrichtlinien für Serv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ualisierung der Computerrichtlinie durch Benutzer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meldeskriptverzöger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OAC-Optimierung des Gruppenrichtlinienclient-Dienst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ynchrone Verarbeitung der Benutzergruppenrichtlinie bei Anmeldung über Remotedesktopdiens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 table:number-rows-repeated="2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3"/>
          <table:table-cell office:value-type="string" calcext:value-type="string">
            <text:p>Asynchrone Verarbeitung der Gruppenrichtlinie bei langsamen Netzwerkverbindungen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 der Oberfläche dieses Geräts weiterarbei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ctAccess-Verbindung als schnelle Netzwerkverbind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tlegen, ob interaktive Benutzer Richtlinienergebnissatzdaten generieren kö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amtstrukturübergreifende Benutzerrichtlinien und servergespeicherte Benutzerprofil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 zur Erkennung von langsamen Verbindung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-Aktualisierungsintervall für Computer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-Aktualisierungsintervall für Domänencontroller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tergrundaktualisierung der Gruppenrichtlini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mmer lokale ADM-Dateien für den Gruppenrichtlinien-Editor verw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opbackverarbeitungsmodus für Benutzergruppenrichtlini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des Richtlinienergebnissatze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rierungsrichtlinienverarbei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Anwend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Datei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Dienste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Drucker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Energieoptionen 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Geplante Aufgab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Geräte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INI-Datei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Interneteinstell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Laufwerkzuordn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Lokale Benutzer und Grupp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Netzwerkfreigab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Netzwerkoption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Ordner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Ordneroption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Regionale Einstell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Registrierung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Startmenü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Umgebung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der Einstellungserweiterung "Verknüpf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für die Einstellungserweiterung "Datenquell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verarbeitung für verkabelte Netzwerk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richtlinienverarbei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ptrichtlinienverarbei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wareinstallations-Richtlinienverarbei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ung der AD/DFS-Domänencontroller während der Richtlinienaktualis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n-PC-Verbindung auf diesem Gerä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rbeitung der Datenträgerkontingentrichtlini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rbeitung der IP-Sicherheitsrichtlini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rbeitung der Ordnerumleitungsrichtlini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rbeitung der Richtlinie für die Internet Explorer-War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rbeitung der Richtlinien für die EFS-Wiederherstell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rbeitung der Richtlinien für Funknetzwerk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rbeitung lokaler Gruppenrichtlinienobjekt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tezeit der Arbeitsbereichskonnektivität für Richtlinienverarbeitung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tezeit für Richtlinienverarbeitung beim Systemstart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b-zu-App-Verknüpfung mit App-URI-Handler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wischenspeichern von Gruppenrichtlini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ruppenrichtlinie\Protokollierung und Nachverfolgung\</text:p>
          </table:table-cell>
          <table:table-cell office:value-type="string" calcext:value-type="string">
            <text:p>Protokollierung und Nachverfolgung für die Einstellung "Anwend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Datei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Datenquell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Dienste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Drucker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Energieoption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Geplante Aufgab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Geräte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INI-Datei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Interneteinstell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Laufwerkzuordn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Lokale Benutzer und Grupp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Netzwerkfreigab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Netzwerkoption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Ordner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Ordneroption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Regionale Einstell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Registrierung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Startmenü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Umgebung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und Nachverfolgung für die Einstellungserweiterung "Verknüpfung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Herunterfahren\</text:p>
          </table:table-cell>
          <table:table-cell office:value-type="string" calcext:value-type="string">
            <text:p>Verwendung des Schnellstarts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Internetkommunikationsverwaltung\</text:p>
          </table:table-cell>
          <table:table-cell office:value-type="string" calcext:value-type="string">
            <text:p>Internetkommunikation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5">\System\Internetkommunikationsverwaltung\</text:span>Internetkommunikationseinstellungen\</text:p>
          </table:table-cell>
          <table:table-cell office:value-type="string" calcext:value-type="string">
            <text:p>"Wussten Sie schon?"-Inhalte im Hilfe- und Supportcent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e Tests der Windows-Netzwerkverbindungs-Statusanzeig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gabe "Abzüge online bestellen" für Bild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gabe "Im Web veröffentlichen" für Dateien und Ordn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s Update von Stammzertifika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wnload von Druckertreibern über HTTP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ucken über HTTP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vents.asp-Links der Ereignisanzeig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hlerberichterstatt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gabe von Daten für die Handschriftanpass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dschrifterkennungs-Fehlerberichterstatt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haltdateiupdates des Such-Assisten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rnet-Dateizuordnungdienst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-Download für die Assistenten "Webpublishing" und "Onlinebestellung von Abzügen"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owledge Base-Suche des Hilfe- und Supportcenter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 zur Verbesserung der Benutzerfreundlichkei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 zur Verbesserung der Benutzerfreundlichkei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rierung deaktivieren, wenn sich die URL-Verbindung auf "Microsoft.com" bezieh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uche nach Gerätetreibern auf Windows Update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Server 2003, Windows Vista und Windows XP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indungs-Assistenten deaktivieren, wenn sich die URL-Verbindung auf microsoft.com bezieh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alle Windows Update-Funktion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, Windows XP Professional Service Pack 1 oder Windows 2000 Service Pack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den Stor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iSCSI\Allgemeines zu iSCSI\</text:p>
          </table:table-cell>
          <table:table-cell office:value-type="string" calcext:value-type="string">
            <text:p>Änderungen am qualifizierten iSCSI-Initiatornam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ätzliche Sitzungsanmeldung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iSCSI\Ermittlung von iSCSI-Zielen\</text:p>
          </table:table-cell>
          <table:table-cell office:value-type="string" calcext:value-type="string">
            <text:p>Hinzufügen neuer Ziele mithilfe von manueller Konfiguratio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manuelle Konfiguration von gefundenen Ziel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manuelle Konfiguration von iSNS-Server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manuelle Konfiguration von Zielportal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iSCSI\iSCSI-Sicherheit\</text:p>
          </table:table-cell>
          <table:table-cell office:value-type="string" calcext:value-type="string">
            <text:p>Änderungen am geheimen CHAP-Schlüssel des Initiators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zungen ohne einseitige CHAP-Authentifizier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zungen ohne wechselseitige CHAP-Authentifizier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indungen ohne IPSec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KDC\</text:p>
          </table:table-cell>
          <table:table-cell office:value-type="string" calcext:value-type="string">
            <text:p>Gesamtstruktur-Suchreihenfolg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tionen zu vorherigen Anmeldungen für Clientcomputer bereit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DC-Unterstützung für PKInit Freshness Extensio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stützung des Kerberos-Domänencontrollers für Ansprüche, Verbundauthentifizierung und Kerberos-Schutz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undauthentifizierung an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ung für große Kerberos-Ticket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Kerberos\</text:p>
          </table:table-cell>
          <table:table-cell office:value-type="string" calcext:value-type="string">
            <text:p>Authentifizierungsanfragen mit einem Fehler abbrechen, wenn kein Kerberos-Schutz verfügbar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räteauthentifizierung mittels Zertifikat unterstü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amtstruktur-Suchreihenfolg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operable Kerberos-V5-Bereichseinstellungen defin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DC-Proxy-Server für Kerberos-Client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Puffergröße für Kerberos-SSPI-Kontexttok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rrenüberprüfung für das SSL-Zertifikat von KDC-Proxy-Server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enge KDC-Überprüfung vorausse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enge Übereinstimmung mit Ziel-Dienstprinzipalnamen bei Remoteprozeduraufrufen an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stützung des Kerberos-Clients für Ansprüche, Verbundauthentifizierung und Kerberos-Schutz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undauthentifizierung immer zuerst s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undauthentifizierung unterstü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ordnungen von Hostnamen zu Kerberosbereichen defin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Kernel-DMA-Schutz\</text:p>
          </table:table-cell>
          <table:table-cell office:value-type="string" calcext:value-type="string">
            <text:p>Aufzählungsrichtlinie für externe Geräte, die nicht Kernel-DMA-Schutz kompatibel sin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Netzwerkanmeldung\</text:p>
          </table:table-cell>
          <table:table-cell table:number-columns-repeated="2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3"/>
          <table:table-cell office:value-type="string" calcext:value-type="string">
            <text:p>Anfängliche Wiederholung von Suchen nach Domänencontrollern für Aufrufer im Hintergrund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räumintervall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ugausgabestufe der Protokolldatei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artete Einwählverzögerung bei der Anmeldung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tzte Wiederholung von Suchen nach Domänencontrollern für Aufrufer im Hintergrund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Protokolldateigröß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s Wiederholungsintervall für Suchen nach Domänencontrollern für Aufrufer im Hintergrund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t Windows NT 4.0 kompatible Kryptografiealgorithm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LOGON-Freigabekompatibilität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tive periodische Domänencontroller-Cacheaktualisierung für Hintergrundaufrufer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tive periodische Domänencontroller-Cacheaktualisierung für Nichthintergrundaufrufer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ortnam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VOL-Freigabekompatibilität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indung mit PDC bei Anmeldungsfehler her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en des Expressmodus beim Pingen von Domänencontroll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wischenspeicherung von negativen Suchen nach Domänencontrollern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Netzwerkanmeldung\Domänencontrollerlocator DNS-Einträge\</text:p>
          </table:table-cell>
          <table:table-cell office:value-type="string" calcext:value-type="string">
            <text:p>Adressensuchverhalten für DC-Locatorping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ualisierungsintervall der Domänencontrollerlocator-DNS-Einträg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 nächstgelegenen Standort su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ierte Standortabdeckung durch DC-Locator-DNS-SRV-Einträg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Registrieren von SRV-Einträgen von Domänencontrollern kleingeschriebene DNS-Hostnamen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/>
        </table:table-row>
        <table:table-row table:style-name="ro1">
          <table:table-cell table:number-columns-repeated="3"/>
          <table:table-cell office:value-type="string" calcext:value-type="string">
            <text:p>DNS-Namensauflösung mit einem Domänennamen mit einzelner Bezeichnung anstelle der NetBIOS-Namensauflösung verwenden, um den Domänencontroller zu fi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änencontroller-Adresstyp zurück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ynamische Registrierung der Domänencontrollerlocator-DNS-Einträg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gehende Mailslotnachrichten nicht verarbeiten, die für einen Domänencontrollerspeicherort verwendet werden, der auf NetBIOS-Domänennamen basier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wichtung in DC-Locator-DNS-SRV-Einträ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ültigkeitsdauer in den Domänencontrollerlocator-DNS-Einträ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NetBIOS-basierte Suche bei DC-Suchen verwenden, wenn die DNS-basierte Suche fehlschläg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uermittlungsintervall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ht durch Domänencontroller registrierte Domänencontrollerlocator-DNS-Einträg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orität in DC-Locator-DNS-SRV-Einträ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orte angeben, die durch DC-Locator-DNS-SRV-Einträge abgedeck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orte angeben, die durch Domänencontrollerlocator-DNS-SRV-Einträge für Anwendungverzeichnispartitionen abgedeck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orte angeben, die durch GC-Locator-DNS-SRV-Einträge abgedeck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nn ein Domänenname mit einzelner Bezeichnung verwendet wird und die Einstellung "AllowSingleLabelDnsDomain" nicht aktiviert ist, verwenden Sie die DNS-Namensauflösung, indem Sie verschiedene registrierte DNS-Suffixe anhängen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 R2 oder Windows 8.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Optionen für das Herunterfahren\</text:p>
          </table:table-cell>
          <table:table-cell office:value-type="string" calcext:value-type="string">
            <text:p>Automatisches Beenden von Anwendungen, die das Herunterfahren blockieren oder abbrechen, aussch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Ordnerumleitung\</text:p>
          </table:table-cell>
          <table:table-cell office:value-type="string" calcext:value-type="string">
            <text:p>Bei der Umleitung von Startmenü und Eigenen Dateien lokalisierte Unterordnernam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ner nur auf primären Computer umlei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ermanenter Festplattencache\</text:p>
          </table:table-cell>
          <table:table-cell office:value-type="string" calcext:value-type="string">
            <text:p>Cache-Energiesparmodu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manenten Cach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d-State-Modu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- und Fortsetzungsoptimier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IN-Komplexität\</text:p>
          </table:table-cell>
          <table:table-cell office:value-type="string" calcext:value-type="string">
            <text:p>Ablauf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ßbuchstaben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einbuchstaben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PIN-Läng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ale PIN-Läng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nderzeichen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lauf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iffern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</text:p>
          </table:table-cell>
          <table:table-cell office:value-type="string" calcext:value-type="string">
            <text:p>Diagnose Szenarioausführungseben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gnose Szenariobeibehal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Anwendungskompatibilitätsdiagnose\</text:p>
          </table:table-cell>
          <table:table-cell office:value-type="string" calcext:value-type="string">
            <text:p>Anwendungen erkennen, die unter der Benutzerkontensteuerung keine Installationsprogramme starten kö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ndungsinstallationsfehler erke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ndungsinstallationsprogramme erkennen, die als Administrator ausgeführt werden mü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rch veraltete COM-Objekte verursachte Anwendungsfehler erke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rch veraltete Windows-DLLs verursachte Anwendungsfehler erke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atibilitätsprobleme für Anwendungen und Treiber erke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 blockierte Treiber benachricht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Datenträgerdiagnose\</text:p>
          </table:table-cell>
          <table:table-cell table:style-name="ce5" office:value-type="string" calcext:value-type="string">
            <text:p>Datenträgerdiagnose Benutzerdefinierten Warnungstext festle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mit installierter Desktopdarstellung oder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tenträgerdiagnose Ausführungsebene konfigur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mit installierter Desktopdarstellung oder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 office:value-type="string" calcext:value-type="string">
            <text:p><text:s text:c="8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Diagnose der Leistung für Windows Systemreaktionszeit\</text:p>
          </table:table-cell>
          <table:table-cell table:style-name="ce17" office:value-type="string" calcext:value-type="string">
            <text:p>Szenarioausführungsebene konfigurieren</text:p>
          </table:table-cell>
          <table:table-cell table:style-name="ce17"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Diagnose für Windows-Standby…\</text:p>
          </table:table-cell>
          <table:table-cell table:style-name="ce17" office:value-type="string" calcext:value-type="string">
            <text:p>Szenarioausführungsebene konfigurieren</text:p>
          </table:table-cell>
          <table:table-cell table:style-name="ce17"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Fehlertoleranter Heap\</text:p>
          </table:table-cell>
          <table:table-cell table:style-name="ce17" office:value-type="string" calcext:value-type="string">
            <text:p>Szenarioausführungsebene konfigurieren</text:p>
          </table:table-cell>
          <table:table-cell table:style-name="ce17"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Geplante Wartung\</text:p>
          </table:table-cell>
          <table:table-cell office:value-type="string" calcext:value-type="string">
            <text:p>Verhalten für geplante War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Microsoft Support-Diagnosetool\</text:p>
          </table:table-cell>
          <table:table-cell office:value-type="string" calcext:value-type="string">
            <text:p>Microsoft Support-Diagnosetool: Ausführungseben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upport-Diagnosetool: interaktive MSDT-Kommunikation mit Unterstützungsanbiet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upport-Diagnosetool: Tooldownload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Skriptdiagnose\</text:p>
          </table:table-cell>
          <table:table-cell office:value-type="string" calcext:value-type="string">
            <text:p>Problembehandlung: Benutzerzugriff auf Onlineinhalt zur Problembehandlung auf Microsoft-Servern über die Systemsteuerung für die Problembehandlung zulassen (über den Windows-Problembehandlungs-Onlinedienst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behandlung: Zugriff und Ausführung von Problembehandlungs-Assistenten durch Benutze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richtlinie für Skriptdiagnos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Wiederherstellung beschädigter Dateien\</text:p>
          </table:table-cell>
          <table:table-cell office:value-type="string" calcext:value-type="string">
            <text:p>Wiederherstellungsverhalten für beschädigte Datei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Wiederherstellung beschädigter MSI Dateien\</text:p>
          </table:table-cell>
          <table:table-cell office:value-type="string" calcext:value-type="string">
            <text:p>Wiederherstellungsverhalten für beschädigte MSI Datei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Windows Herunterfahr-Leistungsdiagnose\</text:p>
          </table:table-cell>
          <table:table-cell office:value-type="string" calcext:value-type="string">
            <text:p>Szenarioausführungseben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Windows-Leistungsnachverfolgungsmodul\</text:p>
          </table:table-cell>
          <table:table-cell office:value-type="string" calcext:value-type="string">
            <text:p>PerfTrack aktivieren/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Windows-Ressourcenauslastungserkennung..\</text:p>
          </table:table-cell>
          <table:table-cell office:value-type="string" calcext:value-type="string">
            <text:p>Szenarioausführungseben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Windows-Speicherverlustdiagnose\</text:p>
          </table:table-cell>
          <table:table-cell office:value-type="string" calcext:value-type="string">
            <text:p>Szenarioausführungseben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blembehandlung und Diagnose\Windows-Startleistungsdiagnose\</text:p>
          </table:table-cell>
          <table:table-cell office:value-type="string" calcext:value-type="string">
            <text:p>Szenarioausführungseben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Prozesserstellung überwachen\</text:p>
          </table:table-cell>
          <table:table-cell office:value-type="string" calcext:value-type="string">
            <text:p>Befehlszeile in Prozesserstellungsereignisse einschließ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Remoteprozedureaufruf\</text:p>
          </table:table-cell>
          <table:table-cell office:value-type="string" calcext:value-type="string">
            <text:p>Delegierungsfehler igno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te Fehlerinformationen propag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ales Leerlaufverbindungszeitlimit für RPC/HTTP-Verbindun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ht authentifizierte RPC-Clients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C-Endpunktzuordnungs-Clientauthentifiz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usinformationen für RPC-Problembehandlung verw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Remoteunterstützung\</text:p>
          </table:table-cell>
          <table:table-cell office:value-type="string" calcext:value-type="string">
            <text:p>"Angeforderte Remoteunterstützung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"Remoteunterstützung anbiet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dbreitenoptim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Verbindungen von Computern mit Windows Vista oder höhe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zungsprotokoll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meldungen anp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Schattenkopie-Anbieter für Dateifreigaben\</text:p>
          </table:table-cell>
          <table:table-cell office:value-type="string" calcext:value-type="string">
            <text:p>Lassen Sie die Verwendung von Verschlüsselung zum Schutz der RPC-Protokollmeldungen zwischen dem Schattenkopie-Anbieter für Dateifreigaben …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ServerManager\</text:p>
          </table:table-cell>
          <table:table-cell office:value-type="string" calcext:value-type="string">
            <text:p>Aktualisierungsintervall für Server-Manager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nster "Aufgaben der Erstkonfiguration" bei Anmeldung nicht automatisch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Betriebssysteme Windows Server 2008 und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er-Manager bei Anmeldung nicht automatisch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Skripts\</text:p>
          </table:table-cell>
          <table:table-cell office:value-type="string" calcext:value-type="string">
            <text:p>Anmeldeskripts gleichzeitig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meldeskripts zulassen, wenn NetBIOS oder WINS deaktiviert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isungen in Abmeldeskripts während der Ausführung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isungen in Startskripts während der Ausführung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Wartezeit für Gruppenrichtlinienskript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skripts asynchron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PowerShell-Skripts beim Starten und Herunterfahren des Computers zuerst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PowerShell-Skripts beim Anmelden und Abmelden des Benutzers zuerst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Speicherintegrität\</text:p>
          </table:table-cell>
          <table:table-cell office:value-type="string" calcext:value-type="string">
            <text:p>Herunterladen von Updates für das Modell zur Datenträgerfehlervorhersag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Systemwiederherstellung\</text:p>
          </table:table-cell>
          <table:table-cell office:value-type="string" calcext:value-type="string">
            <text:p>Konfigur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wiederherstell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table:style-name="ce15" office:value-type="string" calcext:value-type="string">
            <text:p>\System\Treiberinstallation\</text:p>
          </table:table-cell>
          <table:table-cell table:style-name="ce5" office:value-type="string" calcext:value-type="string">
            <text:p>Eingabeaufforderung zur Suche nach Gerätetreibern auf Windows Updates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Server 2003, Windows Vista und Windows XP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Treibern für diese Gerätesetupklasse ohne Administrationsrech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Trusted Platform Module Dienst\</text:p>
          </table:table-cell>
          <table:table-cell office:value-type="string" calcext:value-type="string">
            <text:p>Ebene der TPM-Besitzerautorisierungsinformationen für das Betriebssystem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Sie das System für die Löschung des TPMs, wenn es sich nicht im Bereitzustand befindet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der blockierten TPM-Befehl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ale Liste der blockierten TPM-Befehle igno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benutzer-Sperrdau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benutzer-Sperrschwelle (einzeln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benutzer-Sperrschwelle (gesamt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liste der blockierten TPM-Befehle igno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 für die Verwendung der älteren Parametereinstellung zur Vermeidung von Wörterbuchangriffen für TPM 2.0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Unterstützung nach Zugriff verweigert\</text:p>
          </table:table-cell>
          <table:table-cell office:value-type="string" calcext:value-type="string">
            <text:p>Meldung für Fehler vom Typ Zugriff verweigert anp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stützung nach Zugriff verweigert auf Client für alle Dateityp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Wechselmdienzugriff\</text:p>
          </table:table-cell>
          <table:table-cell office:value-type="string" calcext:value-type="string">
            <text:p>Alle Wechselmedien: Jeglichen direkten Zugriff in Remotesitzungen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Wechselmedienklassen: Jeglichen 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dlaufwerke: Ausführungs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dlaufwerke: Lese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dlaufwerke: Schreib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Klassen: Lese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Klassen: Schreib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 und DVD: Ausführungs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 und DVD: Lese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 und DVD: Schreib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kettenlaufwerke: Ausführungs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kettenlaufwerke: Lese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kettenlaufwerke: Schreib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datenträger: Ausführungs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datenträger: Lese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datenträger: Schreib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PD-Geräte: Lese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PD-Geräte: Schreibzugriff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 (in Sekunden) bis zur Erzwingung des Neustart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Wiederherstellung\</text:p>
          </table:table-cell>
          <table:table-cell table:style-name="ce5" office:value-type="string" calcext:value-type="string">
            <text:p>Systemwiederherstellung in Standardzustand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Datenschutz\</text:p>
          </table:table-cell>
          <table:table-cell table:style-name="ce5" office:value-type="string" calcext:value-type="string">
            <text:p>Geben Sie einen Cachepfad für Windows-Dateischutz ei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Größe des Windows-Dateischutzcache einschränk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tusfenster der Dateiüberprüfung ausbl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Überprüfungseinstellungen für den Windows-Dateischutz festle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Windows-Zeitdienst\</text:p>
          </table:table-cell>
          <table:table-cell office:value-type="string" calcext:value-type="string">
            <text:p>Globale Konfigurationseinstel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Windows-Zeitdienst\Zeitanbieter\</text:p>
          </table:table-cell>
          <table:table-cell office:value-type="string" calcext:value-type="string">
            <text:p>Windows-NTP-Client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NTP-Client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NTP-Serv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Zugriff auf erweitertes Speichern\</text:p>
          </table:table-cell>
          <table:table-cell office:value-type="string" calcext:value-type="string">
            <text:p>Aktivierung von erweiterten Speichergeräten durch Windows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tes Speichern bei gesperrtem Computer sper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Wechselmedien zulassen, die erweitertes Speichern nicht unterstü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authentifizierung für erweiterte Speichergeräte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auf dem Computer verwendbarer IEEE 1667-Silos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auf dem Computer verwendbarer, erweiterter Speichergerät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an den USB-Root-Hub angeschlossene erweiterte Speichergerä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Anpassung\</text:p>
          </table:table-cell>
          <table:table-cell office:value-type="string" calcext:value-type="string">
            <text:p>Aktivieren der Diashow auf dem Sperrbildschirm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/>
          <table:table-cell table:style-name="ce7" office:value-type="string" calcext:value-type="string">
            <text:p>Aktiviert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der Sperrbildschirmkamera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/>
          <table:table-cell table:style-name="ce7" office:value-type="string" calcext:value-type="string">
            <text:p>Aktiviert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des Bilds für den Sperr- und Anmeldebildschirm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des Startmenühintergrund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immte Hintergrund- und Akzentfarbe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immten Starthintergrund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 bestimmtes Standardbild für den Sperr- und Anmeldebildschirm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rrbildschirm nicht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Benutzerkonten\</text:p>
          </table:table-cell>
          <table:table-cell office:value-type="string" calcext:value-type="string">
            <text:p>Standardkontobild für alle Benutzer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Regions- und Sprachoptionen\</text:p>
          </table:table-cell>
          <table:table-cell office:value-type="string" calcext:value-type="string">
            <text:p>Aktivierung von Online-Spracherkennungsdiensten durch Benutze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ßerkraftsetzen der Benutzeroberflächensprache des Benutzers durch die des Systems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bereinigung nicht verwendeter Sprachpake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n Windows für alle angemeldeten Benutzer verwendete Benutzeroberflächensprache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Regions- und Sprachoptionen\Handschriftanpassung\</text:p>
          </table:table-cell>
          <table:table-cell office:value-type="string" calcext:value-type="string">
            <text:p>Automatisches Lern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ctiveX-Installerdienst\</text:p>
          </table:table-cell>
          <table:table-cell office:value-type="string" calcext:value-type="string">
            <text:p>Genehmigte Installation für ActiveX-Steuerelemen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X-Installationsrichtlinie für Sites in vertrauenswürdigen Zonen er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nwendungskompatibilität\</text:p>
          </table:table-cell>
          <table:table-cell office:value-type="string" calcext:value-type="string">
            <text:p>Anwendungskompatibilitätsmodul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ndungstelemetri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entory Collecto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lemaufzeichn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kompatibilitäts-Assisten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kompatibilitäts-Eigenschaftenseite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Back-Kompatibilitätsmodul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16-Bit-Anwendun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pp-Datenschutz\</text:p>
          </table:table-cell>
          <table:table-cell office:value-type="string" calcext:value-type="string">
            <text:p>Ausführung von Windows-Apps im Hintergrund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ksteuerung durch Windows-App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munikation von Windows-Apps mit entkoppelten Gerä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Aufgab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Benachrichtigung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Bewegungsda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das Mikrofo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den Kalende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Diagnoseinformationen anderer App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die Anruflis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die Kamera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E-Mail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Eyetrackinggerä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Kontak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Kontoinformation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Nachrich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Positionsda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-Zugriff auf vertrauenswürdige Gerä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s Telefonanrufe gestat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pp-Laufzeit\</text:p>
          </table:table-cell>
          <table:table-cell office:value-type="string" calcext:value-type="string">
            <text:p>Dynamische Regeln für den Inhalts-URI für Windows Store-Apps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en von einer Datei zugeordneten Desktop-App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en von universellen Windows-Apps mit Windows-Runtime-API-Zugriff von gehosteten Inhalten aus block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en von Desktop-Apps, die einem URI-Schema zugeordnet sind,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assen, dass Microsoft-Konten optional sin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rbeitsordner\</text:p>
          </table:table-cell>
          <table:table-cell office:value-type="string" calcext:value-type="string">
            <text:p>Automatische Einrichtung für alle Benutzer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udiorecorder\</text:p>
          </table:table-cell>
          <table:table-cell office:value-type="string" calcext:value-type="string">
            <text:p>Ausführen des Audiorecorders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ufgabenplanung\</text:p>
          </table:table-cell>
          <table:table-cell table:style-name="ce5" office:value-type="string" calcext:value-type="string">
            <text:p>Ausführen oder Beenden einer Aufgabe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rag <text:s/>Drop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urchsuchen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genschaftenseiten ausbl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stellen von neuen Aufgaben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ntrollkästchen "Erweitert" im "Assistent für geplante Aufgaben" ausbl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öschen von Aufgaben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enutzerschnittstelle für Anmeldeinformationen\</text:p>
          </table:table-cell>
          <table:table-cell office:value-type="string" calcext:value-type="string">
            <text:p>Bei Ausführung mit erhöhten Rechten Administratorkonten auflis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altfläche zum Anzeigen von Kennwörtern nicht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 oder mindestens Internet Explorer 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trauenswürdiger Pfad für Anmeldeinformationseintrag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ereitstellung von App-Paketen\</text:p>
          </table:table-cell>
          <table:table-cell office:value-type="string" calcext:value-type="string">
            <text:p>Bereitstellungsvorgänge in speziellen Profil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möglicht die Entwicklung von Windows Store-Apps und deren Installation von einer integrierten Entwicklungsumgebung (IDE) aus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aller vertrauenswürdigen App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Windows-Apps auf Nicht-Systemvolume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8.1 Update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n von App-Daten der Benutzer auf Nicht-Systemvolum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8.1 Update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s die Freigabe von Anwendungsdaten zwischen Benutzern erlau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iometrie\</text:p>
          </table:table-cell>
          <table:table-cell office:value-type="string" calcext:value-type="string">
            <text:p>Benutzeranmeldung mithilfe von Biometri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änenbenutzeranmeldung mithilfe von Biometri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Biometri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Ereignisse für die schnelle Benutzerumschaltung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iometrie\Gesichtserkennung\</text:p>
          </table:table-cell>
          <table:table-cell office:value-type="string" calcext:value-type="string">
            <text:p>Erweitertes Antispoofi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itlocker-Laufwerksverschlüsselung\</text:p>
          </table:table-cell>
          <table:table-cell office:value-type="string" calcext:value-type="string">
            <text:p>BitLocker-Wiederherstellungsinformationen in Active Directory-Domänendiensten speichern (Mindestens Windows Server 2008 und Windows Vista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style-name="ce90" table:number-columns-repeated="3"/>
          <table:table-cell table:number-columns-repeated="3"/>
          <table:table-cell table:style-name="ce3" office:value-type="string" calcext:value-type="string">
            <text:p>Mindestens Windows Server 2008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deutige IDs für Ihre Organisation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haltung der Regel zur Smartcard-Zertifikatverwendung überprüf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ue DMA-Geräte deaktivieren, wenn dieser Computer gesperrt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ordner für Wiederherstellungskennwort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schreiben des Arbeitsspeichers beim Neustart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Server 2012 R2, Windows 8.1, Windows Server 2012, Windows 8, 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schlüsselungsmethode und Verschlüsselungsstärke für Laufwerk auswählen (Windows 10 [Version 1511] und höher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schlüsselungsmethode und Verschlüsselungsstärke für Laufwerk auswählen (Windows 8, Windows Server 2012, Windows 8.1, Windows Server 2012 R2, Windows 10 [Version 1507]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schlüsselungsmethode und Verschlüsselungsstärke für Laufwerk auswählen (Windows Vista, Windows Server 2008, Windows 7, Windows Server 2008 R2)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ederherstellungsoptionen für BitLocker-geschützte Laufwerke für Benutzer auswählen (Windows Server 2008 und Windows Vista)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und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itlocker-Laufwerksverschlüsselung\Betriebssystemlaufwerke\</text:p>
          </table:table-cell>
          <table:table-cell office:value-type="string" calcext:value-type="string">
            <text:p>Erweiterte PINs für Systemstar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tes Validierungsprofil für Startkonfigurationsdaten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tlegen, wie BitLocker-geschützte Betriebssystemlaufwerke wiederhergestellt werden kö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ntGo- oder HSTI-kompatible Geräte benötigen keine PIN vor dem Star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ufwerkverschlüsselungstyp auf Betriebssystemlaufwerken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ldung und URL für die Pre-Boot-Wiederherstell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ale PIN-Länge für Systemstart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entsperrung beim Star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N- oder Kennwortänderung durch Standardbenutzer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tformvalidierungsdaten nach BitLocker-Wiederherstellung zurückset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en Start für Integritätsüberprüf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PM-Plattformvalidierungsprofil für BIOS-basierte Firmwarekonfiguration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PM-Plattformvalidierungsprofil für systemeigene UEFI-Firmwarekonfiguration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TPM-Plattformvalidierungsprofil konfigurieren (Windows Vista, Windows Server 2008, Windows 7, Windows Server 2008 R2)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BitLocker-Authentifizierung mit erforderlicher Tastatureingabe vor dem Starten auf Slates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hardwarebasierten Verschlüsselung für Betriebssystemlaufwerk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von Kennwörtern für Betriebssystemlaufwerk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ätzliche Authentifizierung beim Start an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usätzliche Authentifizierung beim Start erforderlich (Windows Server 2008 und Windows Vista)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und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itlocker-Laufwerksverschlüsselung\Festplattenlaufwerke\</text:p>
          </table:table-cell>
          <table:table-cell office:value-type="string" calcext:value-type="string">
            <text:p>Festlegen, wie BitLocker-geschützte Festplattenlaufwerke wiederhergestellt werden kö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verwendung für Festplattenlaufwerk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ufwerkverschlüsselungstyp auf Festplattenlaufwerken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reibzugriff auf Festplattenlaufwerke verweigern, die nicht durch BitLocker geschützt sin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rtcard-Verwendung für Festplattenlaufwerk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hardwarebasierten Verschlüsselung für Festplattenlaufwerk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BitLocker-geschützte Festplattenlaufwerke von früheren Windows-Version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itlocker-Laufwerksverschlüsselung\Wechseldatenträger\</text:p>
          </table:table-cell>
          <table:table-cell office:value-type="string" calcext:value-type="string">
            <text:p>Festlegen, wie BitLocker-geschützte Wechseldatenträger wiederhergestellt werden kö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verwendung für Wechseldatenträger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ufwerkverschlüsselungstyp auf Wechseldatenträgern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reibzugriff auf Wechseldatenträger verweigern, die nicht durch BitLocker geschützt sin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rtcard-Verwendung für Wechseldatenträger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hardwarebasierten Verschlüsselung für Wechseldatenträger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 oder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von BitLocker auf Wechseldatenträgern steu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BitLocker-geschützte Wechseldatenträger von früheren Windows-Version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Cloudinhalt\</text:p>
          </table:table-cell>
          <table:table-cell office:value-type="string" calcext:value-type="string">
            <text:p>Microsoft Anwenderfeature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Tipps nicht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-Explorer\</text:p>
          </table:table-cell>
          <table:table-cell office:value-type="string" calcext:value-type="string">
            <text:p>Benachrichtigung "Neue Anwendung installiert" nicht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i-Explorer mit minimiertem Menüband star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nausführungsverhinderung für Explor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ktes Binden an IPropertySetStorage ohne Zwischenschich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ühren Sie für ein bereits vorhandenes servergespeichertes Benutzerprofil keine erneute Initialisierung aus, wenn es erstmalig auf einen Computer geladen wird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chützten Modus für Shellprotokoll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pabbruch bei Beschädig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ationsdatei für Standardzuordnun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k zur Supportwebseit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merische Sortierung im Datei-Explor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hezustand im Menü "Energieoptionen"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ort, an dem sich alle Standardbibliotheks-Definitionsdateien für Benutzer/Computer befinden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rre im Menü "Benutzerkachel"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by im Menü "Energieoptionen"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von Remotepfaden in Dateiverknüpfungssymbol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 der Umleitung überprüfen, ob das alte und das neue Ziel der Ordnerumleitung auf dieselbe Freigabe verwei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Defender SmartScre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-Explorer\Vorherige Versionen\</text:p>
          </table:table-cell>
          <table:table-cell table:style-name="ce5" office:value-type="string" calcext:value-type="string">
            <text:p>Liste vorheriger Versionen von lokalen Dateien ausbl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vorheriger Versionen von Remotedateien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herige Versionen von Dateien in Sicherungsspeicherorten ausbl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ederherstellung vorheriger lokaler Versionen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ederherstellung vorheriger Remoteversion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ederherstellung vorheriger Versionen aus Sicherungen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versionsverlauf\</text:p>
          </table:table-cell>
          <table:table-cell office:value-type="string" calcext:value-type="string">
            <text:p>Dateiversionsverlauf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nsammlung und Vorabversionen\</text:p>
          </table:table-cell>
          <table:table-cell office:value-type="string" calcext:value-type="string">
            <text:p>Benutzererfahrungen und Telemetrie im verbundenen Modus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steuerung für Insider-Builds ein-/aussch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Server 2016, Windows 10 bis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aktivieren Sie das Löschen der Diagnosedaten 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gnosedatenanzeige deaktivieren. 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te Diagnosedaten auf die von Windows Analytics erforderlichen minimalen Daten be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edbackbenachrichtigungen nicht mehr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merzielle Datenpipelin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Benutzeroberfläche der Telemetrie-Opt-in-Einstellung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s Microsoft 365 Update Readiness-Upload-Endpunkt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von Telemetrie-Opt-in-Änderungsbenachrichtigungen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ganisations-ID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metri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is setting allows you to enable diagnostic data from this device to be processed by Desktop Analytics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9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is setting allows you to enable diagnostic data from this device to be processed by Update Compliance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9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mitteln des Gerätenamens in Windows-Diagnoseda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s authentifizierten Proxys für den Dienst "Benutzererfahrung und Telemetrie im verbundenen Modus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esktopfenster-Manager\</text:p>
          </table:table-cell>
          <table:table-cell table:style-name="ce5" office:value-type="string" calcext:value-type="string">
            <text:p>Aufruf von Flip-3D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nsteranimation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ltonfarbe für Starthintergrund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esktopfenster-Manager\Farbgebung von Fensterrahmen\</text:p>
          </table:table-cell>
          <table:table-cell office:value-type="string" calcext:value-type="string">
            <text:p>Farbänderung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farb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esktopgadgets\</text:p>
          </table:table-cell>
          <table:table-cell table:style-name="ce5" office:value-type="string" calcext:value-type="string">
            <text:p>Desktopgadgets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ntpacken und Installieren von nicht digital signierten Gadgets einschränk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m Benutzer installierte Desktopgadgets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igitalschließfach\</text:p>
          </table:table-cell>
          <table:table-cell office:value-type="string" calcext:value-type="string">
            <text:p>Digitalschließfach nicht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Einstellungen synchronisieren\</text:p>
          </table:table-cell>
          <table:table-cell office:value-type="string" calcext:value-type="string">
            <text:p>App-Einstellungen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pps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wsereinstellungen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ktoppersonalisierung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Synchronisierung über getaktete Verbind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örter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sonalisierung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einstellungen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itere Windows-Einstellungen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Ereignisanzeige\</text:p>
          </table:table-cell>
          <table:table-cell office:value-type="string" calcext:value-type="string">
            <text:p>Events.asp-Programm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vents.asp-Programm-Befehlzeilenparamet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vents.asp-UR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6">
          <table:table-cell table:number-columns-repeated="2"/>
          <table:table-cell office:value-type="string" calcext:value-type="string">
            <text:p>\Windows-Komponenten\Ereignisprotokolldienst\Anwendung\</text:p>
            <text:p><text:span text:style-name="T5">\Windows-Komponenten\Ereignisprotokolldienst\Setup\</text:span></text:p>
            <text:p><text:span text:style-name="T5">\Windows-Komponenten\Ereignisprotokolldienst\Sicherheit\</text:span></text:p>
            <text:p><text:span text:style-name="T5">\Windows-Komponenten\Ereignisprotokolldienst\System\</text:span></text:p>
          </table:table-cell>
          <table:table-cell office:value-type="string" calcext:value-type="string">
            <text:p>Maximale Protokolldateigröße (KB)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zugriff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zugriff konfigurieren (Legacy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ort der Protokolldatei steu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alten des Ereignisprotokolls steuern, wenn die Protokolldatei ihre Maximalgröße erreich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les Protokoll automatisch sich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Ereignisprotokollierung\</text:p>
          </table:table-cell>
          <table:table-cell office:value-type="string" calcext:value-type="string">
            <text:p>Geschützte Ereignisprotokoll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Ereignisweiterleitung\</text:p>
          </table:table-cell>
          <table:table-cell office:value-type="string" calcext:value-type="string">
            <text:p>Ressourcennutzung für Weiterleit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iel-Abonnement-Manager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Features zu Windows 10 hinzufügen\</text:p>
          </table:table-cell>
          <table:table-cell office:value-type="string" calcext:value-type="string">
            <text:p>Ausführung des Assisten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Geräte- und Treiberkompatibilität\</text:p>
          </table:table-cell>
          <table:table-cell office:value-type="string" calcext:value-type="string">
            <text:p>Gerätekompatibilitätseinstel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iberkompatibilitätseinstel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Geräteregistrierung\</text:p>
          </table:table-cell>
          <table:table-cell office:value-type="string" calcext:value-type="string">
            <text:p>In die Domäne eingebundene Computer als Geräte regist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 R2 oder Windows 8.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Handschrift\</text:p>
          </table:table-cell>
          <table:table-cell office:value-type="string" calcext:value-type="string">
            <text:p>Standardmodus für Schreibbereich: Angedock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Heimnetzgruppe\</text:p>
          </table:table-cell>
          <table:table-cell office:value-type="string" calcext:value-type="string">
            <text:p>Beitritt des Computers zu einer Heimnetzgrupp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</text:p>
          </table:table-cell>
          <table:table-cell office:value-type="string" calcext:value-type="string">
            <text:p>ActiveX-Auswahlaufforder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X-Filterung einsch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ung bzw. Deaktivierung von Add-Ons für Benutzer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Intranetsites in Internet Explorer beibeh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Websites, die nicht in der Enterprise Mode Site List enthalten sind, an Microsoft Edge s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11.0 unter Windows 10, Version 1607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 der Einstellungen der sekundären Startseit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 der Einstellungen für automatische Konfigur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 der Popupfiltereben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 der Proxyeinstellun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 der Verbindungseinstell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en des Standardsuchanbieter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heften von Websites in Internet Explorer auf dem Desktop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zeigen des Begrüßungsbildschirms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zeigen von Internet Explorer-Suchfeld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7.0 und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führen des Anpassungs-Assisten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 neue Versionen von Internet Explorer install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Installation von Internet Explorer-Komponenten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 Wiederherstellung nach Systemabsturz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Vervollständigen für Webadress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Öffnen von Websites in Microsoft Edge im Unternehmensmodus Meldung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11.0 unter Windows 10, Version 1607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en zur Add-On-Leist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bezogene Installation von ActiveX-Steuerelemen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n das Aktivieren und Verwenden des Unternehmensmodus über das Menü "Extras" ermögli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wser-Geoloc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r Suchanbieterliste des Benutzers eine spezielle Suchanbieterliste hinzufü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 Websiteliste für den Unternehmensmodus-I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neutes Öffnen der letzten Browsersitz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ritenleist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xieren von Einstellun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ktion "Schnellregisterkarten"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Internet Explorer 7.0 bis Internet Explorer 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ür Microsoft-Dienste das Bereitstellen von erweiterten Vorschlägen zulassen, wenn Benutzer Text in die Adressleiste ei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port-/Exporteinstellungen-Assisten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ation beim Erstellen neuer Registerkar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ation der Popupfenster bei der Registernavig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ation des Öffnens von Fenster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Sie, welcher Kanal von Microsoft Edge zum Öffnen umgeleiteter Websites verwendet werden soll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zugelassener Popu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nüleiste standardmäßi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u installierte Add-Ons automatisch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eriodische Überprüfungen auf Internet Explorer-Softwareupdates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upverwalt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xyeinstellungen pro Computer vornehmen (anstelle von pro Benutzer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navig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Internet Explorer 7.0 bis Internet Explorer 10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chnellauswahlmenü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itenzoomfunk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zonen: Benutzer können keine Einstellungen ä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zonen: Benutzer können Sites nicht hinzufügen oder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zonen: Nur Computereinstellungen verwenden <text:s/>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e-Discovery-Ausgabe nach Domäne be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e-Discovery-Ausgabe nach Zone be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oftwareupdatebenachrichtigungen beim Programmstart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verhalten für eine neue Registerkarte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hanbieter auf spezielle Liste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absturzermittl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ilnahme am Programm zur Verbesserung der Benutzerfreundlichkeit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. Nicht von Windows Vista unterstütz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prüfung der Sicherheitseinstell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gehung der SmartScreen-Filterwarnungen für Dateien, die nicht häufig heruntergeladen werden,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gehung der SmartScreen-Filterwarnun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alten für Herunterfahren von Internet Explorer 8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alten der Phishingfilter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alten von SmartScreen-Filter für Internet Explorer 8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alten von SmartScreen-Filter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altung der Ausnahmeliste von Popup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s ActiveX-Installationsdienstes für die Installation von ActiveX-Steuerelement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schläge für alle benutzerinstallierten Anbiet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MI-Ausgabe für Site-Discovery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ML-Ausgabe für Site-Discovery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chenfolge des Benutzer-Agents anp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die Hilfe von Internet Explorer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nahme von Registerkartenprozes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Anwendungskompatibilität\Zugriff auf Zwischenablage\</text:p>
          </table:table-cell>
          <table:table-cell office:value-type="string" calcext:value-type="string">
            <text:p>Anwendungen und Prozesse definieren, die ohne eine Bestätigungsaufforderung auf die Zwischenablage zugreifen kön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gehen der Bestätigungsaufforderung für den Zugriff auf die Zwischenablage für Skripte, die in einem Internet Explorer-Prozess ausgeführ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gehen der Bestätigungsaufforderung für den Zugriff auf die Zwischenablage für Skripte, die in einem Prozess ausgeführ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Browser-Menüs\</text:p>
          </table:table-cell>
          <table:table-cell office:value-type="string" calcext:value-type="string">
            <text:p>Die Funktion zum Starten des Dialogfelds zum Melden von Websiteproblemen mithilfe einer Menüop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nü Druck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Browserverlauf löschen\</text:p>
          </table:table-cell>
          <table:table-cell office:value-type="string" calcext:value-type="string">
            <text:p>Konfigurationsverlauf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der Daten für bevorzugte Sit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des Browserverlaufs beim Beend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des Downloadverlauf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temporärer Internetdatei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ActiveX-Filterung, Tracking-Schutz und Do Not Track-Da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besuchten Websit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Cooki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Formularda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öschen von InPrivate-Filterungsdaten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Kennwörter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öschen von temporären Internetdateien und Cookies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5.0 bi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"Browserverlauf löschen"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Datenschutz\</text:p>
          </table:table-cell>
          <table:table-cell office:value-type="string" calcext:value-type="string">
            <text:p>Das Laden von Symbolleisten und Browserhilfsobjekten beim InPrivate-Browsen durch den Computer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Private-Brows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Private-Filterung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ammeln von InPrivate-Filterungsdaten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chwelle für InPrivate-Filterung einricht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welle für Tracking-Schutz einrich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cking-Schutz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Firmeneinstellungen\Codedownload\</text:p>
          </table:table-cell>
          <table:table-cell office:value-type="string" calcext:value-type="string">
            <text:p>Festlegen des Codedownload-Pfads für den Computer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 table:number-rows-repeated="2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informationsdienste\</text:p>
          </table:table-cell>
          <table:table-cell table:style-name="ce5" office:value-type="string" calcext:value-type="string">
            <text:p>IIS-Installation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Kamera\</text:p>
          </table:table-cell>
          <table:table-cell office:value-type="string" calcext:value-type="string">
            <text:p>Kameraverwend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Karten\</text:p>
          </table:table-cell>
          <table:table-cell office:value-type="string" calcext:value-type="string">
            <text:p>Automatische Downloads und Updates von Kartenda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ht angeforderten Netzwerk-Datenverkehr auf der Einstellungsseite Offlinekar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DM\</text:p>
          </table:table-cell>
          <table:table-cell office:value-type="string" calcext:value-type="string">
            <text:p>Automatische MDM-Registrierung mit standardmäßigen AzureAD-Anmeldeinformation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DM-Registrier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ein Gerät suchen\</text:p>
          </table:table-cell>
          <table:table-cell office:value-type="string" calcext:value-type="string">
            <text:p>Mein Gerät suchen aktivieren /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-Konto\</text:p>
          </table:table-cell>
          <table:table-cell office:value-type="string" calcext:value-type="string">
            <text:p>Benutzerauthentifizierung von Microsoft Konten aller Anwender block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User Experience Virtualization\</text:p>
          </table:table-cell>
          <table:table-cell office:value-type="string" calcext:value-type="string">
            <text:p>Benachrichtigung: Erste Verwend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sspeicherort vor der Synchronisierung p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sspeicherpfa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ad des Einstellungsvorlagenkatalog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ationsmethod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en von Einstellungen über getaktete Verbind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en von Einstellungen über getaktete Verbindungen auch beim Roami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ung nicht aufgelisteter Windows-Ap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ungstimeou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kleistensymbo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 des Links "Wenden Sie sich an die IT-Abteilung"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EV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 des Links "Wenden Sie sich an die IT-Abteilung"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 Experience Virtualization (UE-V)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DI-Konfiguratio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ungsschwellenwert für Einstellungspaketgröß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s nicht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Einstellungen synchron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User Experience Virtualization\Anwendungen\</text:p>
          </table:table-cell>
          <table:table-cell office:value-type="string" calcext:value-type="string">
            <text:p>Edito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meinsame Einstellungen von Microsoft Office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– Gemeinsame Einstel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11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8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9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Access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Access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Access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Excel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Excel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Excel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InfoPath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InfoPath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Lync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Lync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Lync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0 – Gemeinsame Einstel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3 – Gemeinsame Einstell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3 Upload Cent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6 Upload Cent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Access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Excel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Gemeinsame Einstellungen in Office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Gemeinsame Einstellungen von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Lync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OneNote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Outlook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PowerPoint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Project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Publisher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Visio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Word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Access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Excel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InfoPath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Lync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OneNote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Outlook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PowerPoint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Project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Publisher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SharePoint Designer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Visio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Word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Drive for Business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Drive for Business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Note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Note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Note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utlook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utlook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utlook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owerPoint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owerPoint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owerPoint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roject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roject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roject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ublisher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ublisher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ublisher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harePoint Designer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harePoint Designer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harePoint Workspace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Visio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Visio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Visio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Word 2010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Word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Word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Access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Excel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InfoPath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Lync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OneNote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Outlook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owerPoint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roject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ublisher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harePoint Designer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gemeinsamer Daten für Office 2013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gemeinsamer Einstellungen von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Access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Excel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Lync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Outlook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PowerPoint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Project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Publisher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Visio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Word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Visio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Word 2013-Sich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hn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ung nur von OneNote 2016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dPa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User Experience Virtualization\Windows-Apps\</text:p>
          </table:table-cell>
          <table:table-cell office:value-type="string" calcext:value-type="string">
            <text:p>Fina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sik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i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or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o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tt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Nachrichten\</text:p>
          </table:table-cell>
          <table:table-cell office:value-type="string" calcext:value-type="string">
            <text:p>Synchronisierung von Nachrichtendienstcloud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OneDrive\</text:p>
          </table:table-cell>
          <table:table-cell office:value-type="string" calcext:value-type="string">
            <text:p>Dokumente standardmäßig auf OneDrive speich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ung von OneDrive-Dateien über getaktete Verbindun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, dass OneDrive Netzwerkdatenverkehr generiert, bevor sich der Benutzer bei OneDrive anmelde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von OneDrive für die Dateispeicherung unter Windows 8.1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von OneDrive für die Dateispeicher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Onlineunterstützung\</text:p>
          </table:table-cell>
          <table:table-cell office:value-type="string" calcext:value-type="string">
            <text:p>Aktive Hilf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OOBE\</text:p>
          </table:table-cell>
          <table:table-cell office:value-type="string" calcext:value-type="string">
            <text:p>Oberfläche für Datenschutzeinstellung bei Benutzeranmeldung nicht star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Optionen für das Herunterfahren\</text:p>
          </table:table-cell>
          <table:table-cell office:value-type="string" calcext:value-type="string">
            <text:p>Legacyschnittstelle für das Remoteherunterfahr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nicht mehr reagierende Anmeldesitzungen beim Herunterfa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ortables Betriebssystem\</text:p>
          </table:table-cell>
          <table:table-cell office:value-type="string" calcext:value-type="string">
            <text:p>Ruhezustand (S4) beim Starten von einem Windows To Go Arbeitsbereich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startoptionen für Windows To Go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byzustände (S1 bis S3) beim Starten von einem Windows To Go Arbeitsbereich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osition und Sensor\</text:p>
          </table:table-cell>
          <table:table-cell office:value-type="string" calcext:value-type="string">
            <text:p>Positionskripti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or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sor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osition und Sensor\Windows-Positionssuche\</text:p>
          </table:table-cell>
          <table:table-cell office:value-type="string" calcext:value-type="string">
            <text:p>Windows-Positionssuch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2, Windows 8, Windows RT, Windows Server 2012 R2, Windows 8.1 oder Windows RT 8.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räsentationseinstellungen\</text:p>
          </table:table-cell>
          <table:table-cell office:value-type="string" calcext:value-type="string">
            <text:p>Windows Präsentationseinstell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rogramm zur Verbesserung der Benutzerfreundlichkeit\</text:p>
          </table:table-cell>
          <table:table-cell office:value-type="string" calcext:value-type="string">
            <text:p>Daten zur Verbesserung der Benutzerfreundlichkeit mit Untersuchungs-ID mark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nehmensinterne Umleitung von Uploads zur Verbesserung der Benutzerfreundlichkei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ushinstallation ausführen\</text:p>
          </table:table-cell>
          <table:table-cell office:value-type="string" calcext:value-type="string">
            <text:p>Pushinstallationsdiens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andUI\</text:p>
          </table:table-cell>
          <table:table-cell office:value-type="string" calcext:value-type="string">
            <text:p>Hilfetipp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schen vom Bildschirmrand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lizenzierung\</text:p>
          </table:table-cell>
          <table:table-cell office:value-type="string" calcext:value-type="string">
            <text:p>Lizenzaktualisier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gruppe Lizenzserv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Anwendungskompatibilität\</text:p>
          </table:table-cell>
          <table:table-cell office:value-type="string" calcext:value-type="string">
            <text:p>IP-Adresse des Remotedesktopsitzungs-Hostservers nicht verwenden, wenn keine virtuelle IP-Adresse verfügbar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adapter für Remotedesktop-IP-Virtualisierung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-IP-Virtualis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server-Kompatibilität für Windows Install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Druckerumleitung\</text:p>
          </table:table-cell>
          <table:table-cell office:value-type="string" calcext:value-type="string">
            <text:p>Clientdruckerumleit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tandardclientdrucker umlei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clientdrucker nicht als Standarddrucker in einer Sitzung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halten des Fallbackdruckertreibers für Remotedesktopsitzungs-Hostserver angeb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erst Easy Print-Druckertreiber für Remotedesktop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Geräte -und Ressourcenumleitung\</text:p>
          </table:table-cell>
          <table:table-cell office:value-type="string" calcext:value-type="string">
            <text:p>COM-Anschlussumleit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Geräteumleitung für Smartcard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Umleitung von Videoaufnahm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ufwerkumleit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PT-Anschlussumleit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alität der Audiowiedergabe be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leitung bei unterstützten Plug &amp; Play-Gerät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leitung der Audio- und Videowiedergab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leitung der Audioaufnahm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zonenumleit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wischenablageumleit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Lizenzierung\</text:p>
          </table:table-cell>
          <table:table-cell office:value-type="string" calcext:value-type="string">
            <text:p>Angegebene Remotedesktop-Lizenzserver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en zu Remotedesktop-Lizenzierungsproblemen ausblenden, die den Remotedesktopsitzungs-Hostserver betreff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-Lizenzierungsmodu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 mit Service Pack 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Profile\</text:p>
          </table:table-cell>
          <table:table-cell office:value-type="string" calcext:value-type="string">
            <text:p>Basisverzeichnis für Remotedesktopdienste-Benutzer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amtgröße des Caches für servergespeicherte Benutzerprofile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ad für servergespeichertes Remotedesktopdienste-Benutzerprofil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indliche Profile auf dem Remotedesktopsitzungs-Hostserver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 mit Service Pack 2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Remotedesktop-Verbindungsbroker\</text:p>
          </table:table-cell>
          <table:table-cell office:value-type="string" calcext:value-type="string">
            <text:p>IP-Adressumleitung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, Enterprise Ed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enausgleich des Remotedesktop-Verbindungsbrokers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n der Remotedesktop-Verbindungsbrokerfarm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, Enterprise Ed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n des Remotedesktop-Verbindungsbrokerservers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, Enterprise Ed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-Verbindungsbroker beitre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, Enterprise Edition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Sicherheit\</text:p>
          </table:table-cell>
          <table:table-cell office:value-type="string" calcext:value-type="string">
            <text:p>Bei der Verbindungsherstellung immer zur Kennworteingabe auf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authentifizierung mit Authentifizierung auf Netzwerkebene ist für Remoteverbindungen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echtigungsanpassung für lokale Administrator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e RPC-Kommunikation an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schlüsselungsstufe der Clientverbindung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einer bestimmten Sicherheitsstufe für Remoteverbindungen (RDP) ist erforderlich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vorlage für Serverauthentifizi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Situngszeitlimits\</text:p>
          </table:table-cell>
          <table:table-cell office:value-type="string" calcext:value-type="string">
            <text:p>Sitzung beenden, wenn Zeitlimit erreicht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aktive Remotedesktopdienste-Sitzun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aktive, aber im Leerlauf befindliche Remotedesktopdienste-Sitzun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die Abmeldung bei RemoteApp-Sitzun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getrennte Sitzung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Temporäre Ordner\</text:p>
          </table:table-cell>
          <table:table-cell office:value-type="string" calcext:value-type="string">
            <text:p>Keine temporären Ordner pro Sitzung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orären Ordner beim Beenden nicht lös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Umgebung für Remotesitzung\</text:p>
          </table:table-cell>
          <table:table-cell office:value-type="string" calcext:value-type="string">
            <text:p>Adaptive RemoteFX-Grafik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ahl Überwachungen be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dqualität für adaptive RemoteFX-Grafik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esktopgestaltung für Remotedesktopsitzungen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 Programm beim Herstellen der Verbindung aus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trag "Windows-Sicherheit" aus dem Startmenü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-Terminaldien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ment "Trennen" aus dem Dialog "Herunterfahren"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-Terminaldien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fernen des Remotedesktophintergrunds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.264/AVC 444-Grafikmodus für Remotedesktopverbindungen prioris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.264/AVC-Hardwarecodierung für Remotedesktopverbindung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rdwaregrafikadapter für alle Remotedesktopdienste-Sitzungen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mer Desktop bei Verbindungsherstellung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rimierung für RemoteFX-Dat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Bildschirmauflösung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ximale Farbtiefe einschränk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FX-Codierung für RemoteFX-Clients für Windows Server 2008 R2 SP1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riftartglätt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erweiterter RemoteFX-Grafiken für RemoteApp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2 R2 oder Windows 8.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Umgebung für Remotesitzung\…\</text:p>
          </table:table-cell>
          <table:table-cell office:value-type="string" calcext:value-type="string">
            <text:p>Desktopgestaltung bei Verwendung von RemoteFX optim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7 oder Windows Server 2008 R2 (einschließlich folgender Service Pack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ktopgestaltung für Remotedesktopsitzungen optim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7 oder Windows Server 2008 R2 (einschließlich folgender Service Pack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FX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7 oder Windows Server 2008 R2 (einschließlich folgender Service Packs)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Verbindungen\</text:p>
          </table:table-cell>
          <table:table-cell office:value-type="string" calcext:value-type="string">
            <text:p>"Keep-Alive"-Verbindungsintervall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bmelden von Administratoren in Konsolensitzung verweig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ndestens Windows XP und nur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ahl der Verbindungen ein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 erneut verbi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anmeldung bis zum Abschluss der App-Registrierung unterbrech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8 Enterprise oder Windows Server 20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eichmäßige CPU-Zeitplan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erkennung auf dem Server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DP-Transportprotokolle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Regeln für Remotesteuerung von Remotedesktopdienste-Benutzersitzungen festle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R2, 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dienste-Benutzer auf eine Remotedesktopdienste-Sitzung beschrän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start nicht aufgeführter Programm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verbindungen für Benutzer mithilfe der Remotedesktopdiens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verbindungen-Client\</text:p>
          </table:table-cell>
          <table:table-cell office:value-type="string" calcext:value-type="string">
            <text:p>Keine hardwarebeschleunigte Decod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8 Enterprise oder Windows Server 20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DP-Dateien von gültigen Herausgebern und standardmäßige RDP-Einstellungen des Benutzer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DP-Dateien von unbekannten Herausgeber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verbindungen für Benutzer mithilfe der Remotedesktopdienst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rverauthentifizierung für Client konfigur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R2, 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1-Fingerabdrücke von Zertifikaten angeben, die vertrauenswürdige RDP-Herausgeber dar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n von Kennwörter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DP auf Clien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verbindungen-Client\</text:p>
          </table:table-cell>
          <table:table-cell office:value-type="string" calcext:value-type="string">
            <text:p>Auf dem Clientcomputer zur Eingabe von Anmeldeinformationen auf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hardwarebeschleunigte Decod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DP-Dateien von gültigen Herausgebern und standardmäßige RDP-Einstellungen des Benutzer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DP-Dateien von unbekannten Herausgeber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erauthentifizierung für Client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1-Fingerabdrücke von Zertifikaten angeben, die vertrauenswürdige RDP-Herausgeber dar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n von Kennwörter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DP auf Clien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verbindungen-Client\RemoteFX USB-Geräteumleitung</text:p>
          </table:table-cell>
          <table:table-cell office:value-type="string" calcext:value-type="string">
            <text:p>RDP-Umleitung für andere unterstützte RemoteFX USB-Geräte auf diesem Compute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7 mit Service Pack 1 oder Windows Server 2008 R2 mit Service Pack 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ichtlinien für automatische Wiedergabe\</text:p>
          </table:table-cell>
          <table:table-cell office:value-type="string" calcext:value-type="string">
            <text:p>Automatische Wiedergabe für andere Geräte als Volumes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play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verhalten von AutoAusführ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, dass Benutzerauswahlen von der automatischen Wiedergabe gespeichert werden.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SS-Feed\</text:p>
          </table:table-cell>
          <table:table-cell office:value-type="string" calcext:value-type="string">
            <text:p>Abonnieren und Löschen eines Feed oder eines Web Slic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 Ermittlung von Feeds und Web Slic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unterladen von Anla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tergrundsynchronisierung für Feeds und Web Slice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authentifizierung über HTTP für Feed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Feedlist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ekundärer Microsoft-Authentifizierungsfaktor\</text:p>
          </table:table-cell>
          <table:table-cell office:value-type="string" calcext:value-type="string">
            <text:p>Begleitgerät für sekundäre 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icherheitscenter\</text:p>
          </table:table-cell>
          <table:table-cell office:value-type="string" calcext:value-type="string">
            <text:p>Sicherheitscenter aktivieren (nur Domänencomputer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martcard\</text:p>
          </table:table-cell>
          <table:table-cell office:value-type="string" calcext:value-type="string">
            <text:p>Anzeige des integrierten Bildschirms "Blockierung der Smartcard aufheben" bei der Anmeld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 bei erfolgreicher Smartcard-Treiberinstallation benachricht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namenhinweis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einigung von Stammzertifikat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ppelte Anmeldezertifikate filt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ür die Anmeldung gültige Signaturschlüssel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 Zertifikat gespeicherten Antragstellernamen bei der Anzeige umke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sen aller Zertifikate von der Smartcard erzwi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ückgabe von Nur-Text-PINs durch Anmeldeinformationsverwalt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rtcard-Plug &amp; Play-Dienst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mmzertifikatpropagierung von der Smartcard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von ECC-Zertifikaten für Anmeldung und 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chenfolge bei blockierter Smartcard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e mit ungültiger Zeitangab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e ohne Zertifikatattribut für erweiterte Schlüsselnutz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propagierung von der Smartcard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oftwareschutz-Platform\</text:p>
          </table:table-cell>
          <table:table-cell office:value-type="string" calcext:value-type="string">
            <text:p>AVS-Onlineüberprüfung für KMS-Client aussch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ktivierung von Steuerungsgeräten für Einzelhandelsgerä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piel-Explorer\</text:p>
          </table:table-cell>
          <table:table-cell office:value-type="string" calcext:value-type="string">
            <text:p>Ablaufverfolgung der letzten Spielzeiten im Ordner Spiel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unterladen von Spielinformation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update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pracherkennung\</text:p>
          </table:table-cell>
          <table:table-cell office:value-type="string" calcext:value-type="string">
            <text:p>Automatisches Update für Sprachdat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tore\</text:p>
          </table:table-cell>
          <table:table-cell office:value-type="string" calcext:value-type="string">
            <text:p>Alle Apps aus dem Microsoft Store deaktivieren 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s Herunterladen und Installieren von Update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s Herunterladen von Updates auf Windows 8-Computer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aktivieren des Angebots zum Update auf die aktuelle Version von Window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rivaten Store im Microsoft Store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re-Anwend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uche\</text:p>
          </table:table-cell>
          <table:table-cell office:value-type="string" calcext:value-type="string">
            <text:p>Anzeige erweiterter Indizierungsoptionen für Windows Search in der Systemsteuer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s Hinzufügen von freigegebenen Ordnern zum Windows Search-Index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Beliebige Version von Microsoft Windows mit Windows Search 4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koff-Funktion des Indizierungsmodul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 getakteten Verbindungen nicht im Web suchen und keine Webergebnisse in der Suche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8.1. Wird für Windows 10 oder höher nicht unterstützt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udsuche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tana auf Sperrbildschirm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tana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tana-Seite auf Windows-Willkommensseite für AAD-Konto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 Anpassen von indizierten Speicherorten in der Systemsteuer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 3.01 oder eine beliebig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nspeicherort für Indizier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r Suche und Cortana die Nutzung von Positionsdaten erlau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osselung für die Online-E-Mail-Indiz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tlegen der in der Suche freizugebenden Informatio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8.1. Wird für Windows 10 oder höher nicht unterstützt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tlegen der SafeSearch-Einstellung für die Such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8.1. Wird für Windows 10 oder höher nicht unterstützt.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Große oder kleine Symbolanzeige in den Ergebnissen der Desktopsuche festle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crosoft Windows XP oder Windows Server 2003 mit Windows Search, Version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zufügen der vom Benutzer angegebenen Speicherorte zum Menü "Alle Orte"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 oder Windows Server 2003 mit Windows Search, Version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zufügen von Speicherorten auf Wechseldatenträgern zu Bibliothek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8.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zufügen von UNC-Speicherorten für die Indizierung in der Systemsteuer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mer automatische Spracherkennung bei der Indizierung von Inhalten und Eigenschaften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8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en verschlüsselter Datei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bei eingeschränktem Festplatten-Speicherplatz be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 3.01 oder eine beliebig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bestimmter Dateityp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 3.01 oder eine beliebig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bestimmter Pfad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 3.01 oder eine beliebig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im Akkubetrieb verhindern, um Energie zu spa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 3.01 oder eine beliebig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online delegierter Postfäch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von Dateien im Offlinedateicach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von E-Mail-Anla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von Microsoft Office Outlook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von nicht zwischengespeicherten Exchange-Ordner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von öffentlichen Ordner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ht im Web suchen und keine Webergebnisse in der Suche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8.1 oder höher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imären Speicherort für die Intranetsuche hinzufü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crosoft Windows XP oder Windows Server 2003 mit Windows Search, Version 3.01 oder höher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kundäre Speicherorte für die Intranetsuche hinzufü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crosoft Windows XP oder Windows Server 2003 mit Windows Search, Version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mäßig ausgenommene Pfad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 3.01 oder eine beliebig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mäßig indizierte Pfad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 3.01 oder eine beliebige Version von Microsoft Windows mit Windows Search 4.0 oder höher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Umfassende Vorschau für Anlagen steu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crosoft Windows XP oder Windows Server 2003 mit Windows Search, Version 3.01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erwünschte iFilter und Protokollhandler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XP, Windows Server 2003 mit Windows Search, Version 3.01, oder eine beliebige Version von Microsoft Windows mit Windows Search 4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t die Remoteabfrage des Index durch Client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en diakritischer Zeich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crosoft Windows Vista oder eine beliebige Version von Windows mit Windows Search 3.01 oder höher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schaufenster-Positio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crosoft Windows XP oder Windows Server 2003 mit Windows Search, Version 3.01 oder höher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ebsuche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crosoft Windows XP oder Windows Server 2003 mit Windows Search, Version 3.01 oder höher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Cursor\</text:p>
          </table:table-cell>
          <table:table-cell table:style-name="ce5" office:value-type="string" calcext:value-type="string">
            <text:p>Stiftfeedback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Eingabebereich\</text:p>
          </table:table-cell>
          <table:table-cell table:style-name="ce5" office:value-type="string" calcext:value-type="string">
            <text:p>Anzeige der Registerkarte "Eingabebereich"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abebereichssymbol bei Fingereingabe nicht anzei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abebereichssymbol bei Tablettstifteingabe nicht anzei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gration von AutoVervollständigen für Eingabebereich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sicherheit im Eingabebereich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ten verwendete chinesische, Kanji- oder Hanja-Zeichen einschließ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vorhersag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lerante und Z-förmige Durchstreichstiftbeweg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Fingereingabe\</text:p>
          </table:table-cell>
          <table:table-cell table:style-name="ce5" office:value-type="string" calcext:value-type="string">
            <text:p>Tablet PC-Fingereingabe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schiebung mit den Fingern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Hardwaretasten\</text:p>
          </table:table-cell>
          <table:table-cell office:value-type="string" calcext:value-type="string">
            <text:p>Drücken und Halt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rdwaretas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ücktasten / ESC-Taste Zuordn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 einer Anwend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Lernen von Stiftbewegungen\</text:p>
          </table:table-cell>
          <table:table-cell table:style-name="ce5" office:value-type="string" calcext:value-type="string">
            <text:p>Stiftbewegungstrainingsmodus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Stift UX Verhalten\</text:p>
          </table:table-cell>
          <table:table-cell table:style-name="ce5" office:value-type="string" calcext:value-type="string">
            <text:p>Stiftbewegungen verhin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Tablet PC Stifttraining\</text:p>
          </table:table-cell>
          <table:table-cell table:style-name="ce5" office:value-type="string" calcext:value-type="string">
            <text:p>Tablet PC-Stifttraining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PC\Zubehör\</text:p>
          </table:table-cell>
          <table:table-cell office:value-type="string" calcext:value-type="string">
            <text:p>Ausführung des Snipping Tools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sführung von Inkball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führung von Windows-Journal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uckausgabe an Journalnotizdruck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exteingabe\</text:p>
          </table:table-cell>
          <table:table-cell office:value-type="string" calcext:value-type="string">
            <text:p>Deinstallation von Sprachfeatures zulassen, wenn eine Sprache deinstalliert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hand- und Eingabeerkennung verbess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Übermittlungsoptimierung\</text:p>
          </table:table-cell>
          <table:table-cell office:value-type="string" calcext:value-type="string">
            <text:p>[Reserviert für zukünftige Verwendung] Cache-Server-Hostnam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solute max. Cachegröße (in G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helaufwerk ä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wnloadmodu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chäftszeiten festlegen, um die Bandbreite von Hintergrunddownloads zu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chäftszeiten festlegen, um die Bandbreite von Vordergrunddownloads zu begrenz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-I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tergrunddownloads von HTTP verzögern (Sek.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. Cachealter (in Sekunden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. Cachegröße (in Prozent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. Uploadbandbreite (in KB/s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Bandbreite für Downloads im Hintergrund (Prozent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Bandbreite für Downloads im Vordergrund (Prozent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Downloadbandbreite (in KB/s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Downloadbandbreite (in Prozent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hode zum Einschränken der Peerauswahl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ale Datenträgergröße, die zur Verwendung des Peercachings zulässig ist (in G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ale Größe der Inhaltsdatei für das Peercaching (in M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ale RAM-Kapazität (einschließlich), die zur Verwendung des Peercachings erforderlich ist (in G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aler Hintergrund-QoS-Wert (in KB/s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atliche Obergrenze für Uploaddaten (in GB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ercaching aktivieren, während das Gerät über ein VPN verbunden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elle von Gruppen-IDs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ploads zulassen, während das Gerät im Akkubetrieb läuft und der minimale Akkustand (in Prozent) nicht erreicht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dergrunddownloads von HTTP verzögern (Sek.)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Verbinden\</text:p>
          </table:table-cell>
          <table:table-cell office:value-type="string" calcext:value-type="string">
            <text:p>PIN für die Kopplung an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jektion auf diesem PC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artungszeitplan\</text:p>
          </table:table-cell>
          <table:table-cell office:value-type="string" calcext:value-type="string">
            <text:p>Aktivierungsgrenze für die automatische Wart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 für die Aktivierung der automatischen Wart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fällige Verzögerung für die automatische Wart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Anmeldeoptionen\</text:p>
          </table:table-cell>
          <table:table-cell office:value-type="string" calcext:value-type="string">
            <text:p>Automatisches Anmelden des letzten interaktiven Benutzers nach einem vom System initiierten Neustar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tionen zu vorherigen Anmeldungen bei der Benutzeranmeldung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lden, wenn der Anmeldeserver bei der Benutzeranmeldung nicht verfügbar wa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ware-SAS deaktivieren od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arbsystem\</text:p>
          </table:table-cell>
          <table:table-cell office:value-type="string" calcext:value-type="string">
            <text:p>Installation oder Deinstallation von Farbprofilen verwei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ehlerberichterstattung\</text:p>
          </table:table-cell>
          <table:table-cell office:value-type="string" calcext:value-type="string">
            <text:p>Anzeige der Benutzeroberfläche bei schwerwiegenden Fehlern verhindern</text:p>
          </table:table-cell>
          <table:table-cell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3"/>
          <table:table-cell office:value-type="string" calcext:value-type="string">
            <text:p>Daten bei der Verbindung mit einem eingeschränkten Netzwerk/Netzwerk mit kalkulierten Kosten s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hlerbenachrichtigung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ehlerberichterstattung konfigur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eine zusätzlichen Daten sen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abbild für vom Betriebssystem erstellte Fehlerberichte <text:s/>automatisch s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Fehlerberichterstatt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ätzliche Daten im Akkubetrieb s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ätzliche Daten nicht drossel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timm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ehlerberichterstattung\Erweiterte Einstellungen für Fehlerberichterstattung\</text:p>
          </table:table-cell>
          <table:table-cell office:value-type="string" calcext:value-type="string">
            <text:p>Berichtsarchiv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ichtswarteschlang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Server 2016 Version 1703, Windows 10 Version 1703, Windows 10, Windows 8.1, Windows 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triebssystemfehler mel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ausgeschlossener Anwend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ste von Anwendungen, für die Fehler immer gemeldet werden soll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ste von Anwendungen, für die keine Fehler gemeldet werden soll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icht geplante Herunterfahrereignisse meld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ndardeinstellungen für Anwendungsberichterstattung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Fehlerberichterstattung im Unternehm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ehlerberichterstattung\Zustimmung\</text:p>
          </table:table-cell>
          <table:table-cell office:value-type="string" calcext:value-type="string">
            <text:p>Benutzerdefinierte Zustimmungseinstellungen igno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zustimmungsverhalt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ur Windows 8.1, Windows 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timmungseinstellungen anp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Kalender\</text:p>
          </table:table-cell>
          <table:table-cell table:style-name="ce5" office:value-type="string" calcext:value-type="string">
            <text:p>Windows Kalender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Mobilitätscenter\</text:p>
          </table:table-cell>
          <table:table-cell office:value-type="string" calcext:value-type="string">
            <text:p>Windows-Mobilitätscent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Remoteshell\</text:p>
          </table:table-cell>
          <table:table-cell office:value-type="string" calcext:value-type="string">
            <text:p>Leerlaufzeitlimit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ConcurrentUser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Anzahl von Prozessen pro Shell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Anzahl von Remoteshells pro Benutzer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Speichergröße in MB pro Shell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shellzugriff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ellzeitlimit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Remoteverwaltung (WinRM)\WinRM-Client\</text:p>
          </table:table-cell>
          <table:table-cell office:value-type="string" calcext:value-type="string">
            <text:p>Basic-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dSSP-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gest-Authentifizier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rberos-Authentifizier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otiate-Authentifizier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verschlüsselten Verkeh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trauenswürdige Host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Remoteverwaltung (WinRM)\WinRM-Dienst\</text:p>
          </table:table-cell>
          <table:table-cell office:value-type="string" calcext:value-type="string">
            <text:p>Basic-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dSSP-Authentifizierung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ärtungsgrad für Kanalbindungstoken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rberos-Authentifizier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atibilitäts-HTTP-Listen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atibilitäts-HTTPS-Listener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otiate-Authentifizierung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serververwaltung über WinRM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n von RunAs-Anmeldeinformationen durch WinRM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verschlüsselten Verkeh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App- und Browserschutz\</text:p>
          </table:table-cell>
          <table:table-cell office:value-type="string" calcext:value-type="string">
            <text:p>Benutzer am Ändern von Einstellungen 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eich App- und Browserschutz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Benachrichtigungen\</text:p>
          </table:table-cell>
          <table:table-cell office:value-type="string" calcext:value-type="string">
            <text:p>Alle Benachrichtigungen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ht kritische Benachrichtigungen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Familienoptionen\</text:p>
          </table:table-cell>
          <table:table-cell office:value-type="string" calcext:value-type="string">
            <text:p>Bereich Familienoptionen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Firewall- und Netzwerkschutz\</text:p>
          </table:table-cell>
          <table:table-cell office:value-type="string" calcext:value-type="string">
            <text:p>Bereich Firewall- und Netzwerkschutz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Geräteleistung und Integrität\</text:p>
          </table:table-cell>
          <table:table-cell office:value-type="string" calcext:value-type="string">
            <text:p>Bereich Geräteleistung und Integrität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Gerätesicherheit\</text:p>
          </table:table-cell>
          <table:table-cell office:value-type="string" calcext:value-type="string">
            <text:p>Bereich "Gerätesicherheit"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eich "Sicherer Start"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pfehlung zum TPM-Firmwareupdate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altfläche "TPM löschen"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ite "Problembehandlung für Sicherheitschip (TPM)"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Kontoschutz\</text:p>
          </table:table-cell>
          <table:table-cell office:value-type="string" calcext:value-type="string">
            <text:p>Bereich Kontoschutz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Systray\</text:p>
          </table:table-cell>
          <table:table-cell office:value-type="string" calcext:value-type="string">
            <text:p>Windows Sicherheits Systray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Unternehmensanpassung\</text:p>
          </table:table-cell>
          <table:table-cell office:value-type="string" calcext:value-type="string">
            <text:p>Benutzerdefinierte Benachrichtigung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Kontaktinformation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takt-E-Mail-Adresse oder -E-Mail-ID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taktfirmennamen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takttelefonnummer oder -Skype-ID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taktwebsite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Sicherheit\Viren – und Bedrohungsschutz\</text:p>
          </table:table-cell>
          <table:table-cell office:value-type="string" calcext:value-type="string">
            <text:p>Bereich Ransomware-Dateiwiederherstellung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eich Viren – und Bedrohungsschutz ausbl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Zuverlässigkeitsanalyse\</text:p>
          </table:table-cell>
          <table:table-cell office:value-type="string" calcext:value-type="string">
            <text:p>WMI-Anbieter für Zuverlässigkeit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</text:p>
          </table:table-cell>
          <table:table-cell office:value-type="string" calcext:value-type="string">
            <text:p>Automatische Proxykonfiguration (PAC) für Netzwerkverbindungen defin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eren des Proxyservers für das Herstellen einer Verbindung mit dem Netzwerk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efinieren von Adressen zur Umgehung eines Proxyserver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Erkennung für potenziell unerwünschte Anwend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6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s Zusammenführungsverhaltens von lokalen Administratoren für Lis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elmäßige Wartung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 des AntiMalware-Diensts mit normaler Priorität gestat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Defender Antivirus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fälliges Festlegen von Zeiten für geplante Aufga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assen der ständigen Ausführung von AntiMalware-Diens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 office:value-type="string" calcext:value-type="string">
            <text:p>“</text:p>
          </table:table-cell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Ausschlüsse\</text:p>
          </table:table-cell>
          <table:table-cell office:value-type="string" calcext:value-type="string">
            <text:p>Automatische Auschlüsse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ungsausschlüss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fadausschlüss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zessausschlüss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Bedrohungen\</text:p>
          </table:table-cell>
          <table:table-cell office:value-type="string" calcext:value-type="string">
            <text:p>Angeben von Bedrohungen, bei deren Erkennung keine Standardaktion ausgeführ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von Bedrohungswarnungsebenen, auf denen bei Erkennung der Bedrohungen keine Standardaktion ausgeführ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Berichte\</text:p>
          </table:table-cell>
          <table:table-cell office:value-type="string" calcext:value-type="string">
            <text:p>Erweiterte Benachrichtigung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WPP-Verfolgungseben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s Timeouts für Erkennungen im Zustand "Kein schwer wiegender Fehler"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s Timeouts für Erkennungen im Zustand "Schwerwiegender Fehler"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s Timeouts für Erkennungen im Zustand "Zuletzt gewartet"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eines Timeouts für Erkennungen, die weitere Aktionen erfor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von Watson-Ereigni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von Windows-Präprozessorkomponenten für Softwareverfolg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Clientschnittstelle\</text:p>
          </table:table-cell>
          <table:table-cell office:value-type="string" calcext:value-type="string">
            <text:p>Alle Benachrichtigungen unterdrüc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eigen von zusätzlichem Text für Clients, wenn eine Aktion ausgeführt werden mus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dless-UI-Modus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drückt Neustartbenachrichtig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Echtzeitschutz\</text:p>
          </table:table-cell>
          <table:table-cell office:value-type="string" calcext:value-type="string">
            <text:p>Aktivieren der Verhaltensüberwach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von Prozessscans, wenn Echtzeitschutz aktiviert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von Schreibbenachrichtigungen auf Rohvolume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aktivieren von Echtzeitschutz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eren der maximalen Größe von zu überprüfenden heruntergeladenen Dateien und Anla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lokaler Einstellungen für die Aktivierung der Verhaltensüberwach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ie Überprüfung aller heruntergeladenen Dateien und Anla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ie Überwachung von Datei- und Programmaktivitäten auf dem Comput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zum Aktivieren von Echtzeitschutz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zur Überwachung eingehender und ausgehender Dateiaktivitä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Überwachung für eingehende und ausgehende Datei- und Programmaktivitä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nnen aller heruntergeladenen Dateien und Anla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prüfen der Aktivitäten von Dateien und Programmen auf Ihrem Comput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MAPS\</text:p>
          </table:table-cell>
          <table:table-cell office:value-type="string" calcext:value-type="string">
            <text:p>Beitritt zu Microsoft MA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ibeispiele senden, wenn eine weitere Analyse erforderlich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ature "Bei erster Anzeige blockieren"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Berichte an Microsoft MA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MpEngine\</text:p>
          </table:table-cell>
          <table:table-cell office:value-type="string" calcext:value-type="string">
            <text:p>Cloudschutzebene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te Cloudüberprüf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Netzwerkinspektionssystem\</text:p>
          </table:table-cell>
          <table:table-cell office:value-type="string" calcext:value-type="string">
            <text:p>Aktivieren der Aufhebung der Definitionsverwend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der Protokollerkenn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zusätzlicher Definitionssätze für die Überprüfung von Netzwerkdatenverkeh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Quarantäne\</text:p>
          </table:table-cell>
          <table:table-cell office:value-type="string" calcext:value-type="string">
            <text:p>Konfigurieren der Außerkraftsetzung von lokalen Einstellungen für das Entfernen von Elementen aus dem Quarantäneordn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s Entfernens von Elementen aus dem Quarantäneordn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Scan\</text:p>
          </table:table-cell>
          <table:table-cell office:value-type="string" calcext:value-type="string">
            <text:p>Aktivieren der Entfernung von Elementen aus dem Scanverlaufsordner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des Scannens von Analysepunk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von E-Mail-Scan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von Heuristi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von Nachholscans für Schnellscan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ktivieren von Nachholscans für vollständige Scan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r maximalen Größe der zu scannenden Archivdatei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r maximalen Tiefe für das Scannen von Archivdatei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r Tageszeit zur Ausführung eines geplanten Scan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r Zeit für einen täglichen Schnellsca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s für einen geplanten Scan zu verwendenden Scanty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s Intervalls für die Ausführung von Schnellscans pro Ta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s maximalen Prozentsatzes der CPU-Auslastung während eines Scanvorgang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s Wochentags zur Ausführung eines geplanten Scan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ahl von Tagen definieren, nach denen ein Nachholscan erzwungen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führen eines vollständigen Scans auf zugeordneten Netzwerklaufwerk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n das Anhalten von Scans gestat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stellen eines Systemwiederherstellungspunkt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en geplanten Scanta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en maximalen Prozentsatz der CPU-Auslastung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en Scantyp, der für einen geplanten Scanvorgang verwende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ie geplante Scanzei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ie geplante Schnellscanzei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edrige CPU-Priorität für geplante Scans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nnen von Archivdatei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nnen von gepackten ausführbaren Datei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nnen von Netzwerkdatei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annen von Wechseldatenträg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en des geplanten Scans ausschließlich zu dem Zeitpunkt, zu dem der Computer eingeschaltet ist, aber nicht verwendet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prüfung auf die aktuellen Viren- und Spywaredefinitionen vor Ausführung eines geplanten Scan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Signaturaktualisierung\</text:p>
          </table:table-cell>
          <table:table-cell office:value-type="string" calcext:value-type="string">
            <text:p>Aktivieren von automatischen Scans nach Signaturupdate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r Uhrzeit, zu der nach Definitionsupdates gesuch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s Intervalls, in dem nach Definitionsupdates gesuch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s Wochentages, an dem nach Definitionsupdates gesuch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eren der Anzahl der Tage, bevor Spywaredefinitionen als veraltet eingestuf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eren der Anzahl der Tage, bevor Virendefinitionen als veraltet eingestuf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eren der Anzahl der Tage, nach denen ein Nachholdefinitionsupdate erforderlich is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eren der Dateifreigaben für das Herunterladen von Definitionsupdate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eren der Reihenfolge der Quellen für das Herunterladen von Definitionsupdate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initionsupdate beim Start initi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tatten von Benachrichtigungen zum Deaktivieren von auf Definitionen basierenden Berichten an Microsoft MA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prüfung auf die aktuellen Viren- und Spywaredefinitionen beim Star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assen von Definitionsupdates bei Ausführung im Akkubetrieb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assen von Definitionsupdates von Microsoft Upda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assen von Echtzeit-Definitionsupdates auf Basis von Berichten an Microsoft MAP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Wartung\</text:p>
          </table:table-cell>
          <table:table-cell office:value-type="string" calcext:value-type="string">
            <text:p>Angeben der Tageszeit, zu der ein geplanter vollständiger Scan zur Vervollständigung der Wartung ausgeführ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ben des Wochentags, an dem ein geplanter vollständiger Scan zur Vervollständigung der Wartung ausgeführ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der Außerkraftsetzung von lokalen Einstellungen für den Tageszeitpunkt, an dem ein geplanter vollständiger Scan zur Fertigstellung der Wartung ausgeführt werden soll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Windows Defender Exploit Guard\Netzwerkschutz\</text:p>
          </table:table-cell>
          <table:table-cell office:value-type="string" calcext:value-type="string">
            <text:p>Benutzer- und App-Zugriff auf gefährliche Websit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Windows Defender Exploit Guard\Überwachter Ordnerzugriff\</text:p>
          </table:table-cell>
          <table:table-cell office:value-type="string" calcext:value-type="string">
            <text:p>Geschützte Ordner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wachte Ordnerzugriff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ässige Anwendung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Antivirus\Windows Defender Exploit Guard\Verringerung der Angriffsfläche\</text:p>
          </table:table-cell>
          <table:table-cell office:value-type="string" calcext:value-type="string">
            <text:p>Dateien und Pfade aus Regeln zur Verringerung der Angriffsfläche ausschließ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eln zur Verringerung der Angriffsfläche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Exploit Guard\Exploit-Schutz\</text:p>
          </table:table-cell>
          <table:table-cell office:value-type="string" calcext:value-type="string">
            <text:p>Allgemeine Einstellungen für Exploit-Schutz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SmartScreen\Explorer\</text:p>
          </table:table-cell>
          <table:table-cell office:value-type="string" calcext:value-type="string">
            <text:p>App Install Control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Defender SmartScre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SmartScreen\Microsoft Edge\</text:p>
          </table:table-cell>
          <table:table-cell office:value-type="string" calcext:value-type="string">
            <text:p>Umgehung der Windows Defender SmartScreen-Aufforderungen für Websit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och nicht defini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Defender SmartScre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noch nicht definiert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Hello for Business\</text:p>
          </table:table-cell>
          <table:table-cell office:value-type="string" calcext:value-type="string">
            <text:p>Auflisten emulierter Smartcards für alle Benutzer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ometri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ynamische Sperrungsfaktore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ktoren für die Geräteentsperrung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rät mit sicherer Hardware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N-Wiederherstellung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rtcardemul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en von Windows Hello for Business-Zertifikaten als Smartcardzertifikate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Hello for Business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 für die lokale Authentifizierung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Ink Arbeitsbereich\</text:p>
          </table:table-cell>
          <table:table-cell office:value-type="string" calcext:value-type="string">
            <text:p>Vorgeschlagene Apps im Windows Ink Arbeitsbereich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 Redst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Ink Arbeitsbereich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10 Redstone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Installer\</text:p>
          </table:table-cell>
          <table:table-cell table:style-name="ce5" office:value-type="string" calcext:value-type="string">
            <text:p>Benutzerinstallationen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Microsoft Windows XP oder Windows 2000 mit Windows Installer v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steuerung bei Installation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log "Durchsuchen" für die Suche nach einer neuen Quelle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rchsuchen für Benutzer mit erhöhten Recht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gebettete Benutzeroberfläch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Installer v4.5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ntfernung von Updates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Installer v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typen angeben, die von Windows Installer im Transaktionsprotokoll aufgezeichnet wer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stellung von Systemwiederherstellungsprüfpunk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lyweight Patching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Installer v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gegebene Komponente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Installer v4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E-Sicherheitshinweis für Windows Installer-Skript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mer mit erhöhten Rechten install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stallation von Updates, die durch Hersteller signiert wurden, für Nichtadministratoren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Installer v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ien von Transformationsdateien an einem sicheren Ort auf dem lokalen Computer speich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ximalgröße für den Basisdateicache steu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Installer v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chverwendung für Programme mit erhöhter Sicherhei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otokollierung über Paketeinstellungen de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Installer v4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Updatekomponentenregeln erzwin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Installer v3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, dass Benutzer Windows Installer zum Installieren von Updates und Upgrades verwend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enden des Neustart-Managers nicht zul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Installer v4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en von Medienquellen für Benutzer mit erhöhten Recht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Installer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rücksetzen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ail\</text:p>
          </table:table-cell>
          <table:table-cell office:value-type="string" calcext:value-type="string">
            <text:p>Turn off the communication feature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 off Windows Mail applicatio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dia Digital Rights Management (DRM)\</text:p>
          </table:table-cell>
          <table:table-cell office:value-type="string" calcext:value-type="string">
            <text:p>Internetzugriff durch Windows Media DRM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dia Player\</text:p>
          </table:table-cell>
          <table:table-cell office:value-type="string" calcext:value-type="string">
            <text:p>Automatische Updates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alogfelder für die erste Verwendung nicht anzei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 Erstellung von Verknüpfungen auf der Schnellstartleist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stellung von Desktopverknüpfungen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enfreigabe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Media Player 11 für Windows XP oder Windows Media Player 11 für Windows Vista oder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obeschleunigung verhinder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ssenger\</text:p>
          </table:table-cell>
          <table:table-cell office:value-type="string" calcext:value-type="string">
            <text:p>Ausführung von Windows Messenger nicht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Messenger nicht automatisch star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PowerShell\</text:p>
          </table:table-cell>
          <table:table-cell office:value-type="string" calcext:value-type="string">
            <text:p>Modulprotokollie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Shell-Aufzeichn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von PowerShell-Skriptblöcken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ptausführ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quellpfad für "Update-Help"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Update\</text:p>
          </table:table-cell>
          <table:table-cell office:value-type="string" calcext:value-type="string">
            <text:p>Anzeigeoptionen für Updatebenachrichtigun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 Updates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style-name="ce90" table:number-columns-repeated="3"/>
          <table:table-cell table:number-columns-repeated="3"/>
          <table:table-cell table:style-name="ce3" office:value-type="string" calcext:value-type="string">
            <text:p>Windows XP Professional Service Pack 1 oder mindestens Windows 2000 Service Pack 3 Option 7 wird nur auf Servern unterstützt, auf denen mindestens Windows Server 2016-Edition installiert ist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 Updates sofort install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Service Pack 1 oder mindestens Windows 2000 Service Pack 3 bis Windows 8.1 oder Windows Server 2012 R2 mit dem aktuellen Service P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n Neustart nach Updates während der Nutzungszeit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s Herunterladen von Updates über getaktete Verbindungen zulass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en für den automatischen Neustart zur Updateinstallation d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ientseitige Zielzuordnung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Service Pack 1 oder Windows 2000 Service Pack 3, Windows RT ausgenommen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e Standardoption "Updates installieren und herunterfahren" im Dialogfeld "Windows herunterfahren" nicht anpass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7, Windows Server 2008 R2, Windows Vista, Windows XP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pfohlene Updates über automatische Updates 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Vista bis Windows 8.1 oder Windows Server 2012 R2 mit dem aktuellen Service P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ergierichtlinie für den Neustart nach einem Update, die für Geräte in Ladevorrichtungen gilt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forderliche Benachrichtigung für automatischen Neustart zur Updateinstallatio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innerungsbenachrichtigungen über den automatischen Neustart zur Updateinstallatio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neut zu einem Neustart für geplante Installationen aufford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7, Windows Server 2008 R2, Windows Vista, Windows Server 2003, Windows XP SP2, Windows XP SP1 , Windows 2000 SP4, Windows 2000 SP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ist angeben, nach der ein automatischer Neustart zur Updateinstallation ausgeführt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n Pfad für den Microsoft Updatedienst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Service Pack 1 oder Windows 2000 Service Pack 3, Windows RT ausgenom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Richtlinien für Updaterückstellungen zulassen, durch die Windows Update überprüft wird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6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Treiber in Windows-Updates einschließ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Verbindungen mit Windows Update-Internetadressen herstel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einen automatischen Neustart für geplante Installationen automatischer Updates durchführen, wenn Benutzer angemeldet sind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XP Professional Service Pack 1 oder mindestens Windows 2000 Service Pack 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eustart für geplante Installationen verzöger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7, Windows Server 2008 R2, Windows Vista, Windows Server 2003, Windows XP SP2, Windows XP SP1 , Windows 2000 SP4, Windows 2000 SP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ustart immer automatisch zur geplanten Zeit durchfüh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chtadministratoren gestatten, Updatebenachrichtigungen zu erh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Service Pack 1 oder mindestens Windows 2000 Service Pack 3 bis Windows 8.1 oder Windows Server 2012 R2 mit dem aktuellen Service P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tzungszeitbereich für automatische Neustart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Updates installieren und herunterfahren" im Dialogfeld "Windows herunterfahren" nicht anzeig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7, Windows Server 2008 R2, Windows Vista, Windows XP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ierte Updates aus einem Intranetspeicherort für Microsoft-Updatedienste zulassen <text:s/>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03-Betriebssysteme oder Windows XP Professional mit SP1, Windows RT ausgenommen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oftwarebenachrichtigungen aktivier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tage für automatische Updates und Neustarts angeb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hhäufigkeit für automatische Updates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XP Professional Service Pack 1 oder Windows 2000 Service Pack 3, Windows RT ausgenom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benachrichtigungszeitplan für den automatischen Neustart zur Updateinstallation konfigur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 zum erzwungenen Neustart und Benachrichtigungszeitplan für Updates festleg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Update-Energieverwaltung aktivieren, um das System zur Installation von geplanten Updates automatisch zu reaktivier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style-name="ce90" table:number-columns-repeated="3"/>
          <table:table-cell table:number-columns-repeated="3"/>
          <table:table-cell table:style-name="ce3" office:value-type="string" calcext:value-type="string">
            <text:p>Windows Server 2008, Windows 7, Windows Vista und Windows 1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eitplan für geplante Installationen neu erstellen</text:p>
          </table:table-cell>
          <table:table-cell table:style-name="ce5"/>
          <table:table-cell table:style-name="ce86" office:value-type="string" calcext:value-type="string">
            <text:p>Nicht konfiguriert</text:p>
          </table:table-cell>
          <table:table-cell table:style-name="ce87" office:value-type="string" calcext:value-type="string">
            <text:p>“</text:p>
          </table:table-cell>
          <table:table-cell table:style-name="ce5" table:number-columns-repeated="6"/>
          <table:table-cell table:style-name="ce5" office:value-type="string" calcext:value-type="string">
            <text:p>Windows 7, Windows Server 2008 R2, Windows Vista, Windows Server 2003, Windows XP SP2, Windows XP SP1 , Windows 2000 SP4, Windows 2000 SP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alle Windows Update-Funktionen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Feature "Updates aussetzen" entfern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8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Update\Windows Update für Unternehmen\</text:p>
          </table:table-cell>
          <table:table-cell office:value-type="string" calcext:value-type="string">
            <text:p>Beim Empfang von Qualitätsupdates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abversionen verwalt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7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punkt für den Empfang von Vorabversionen und Funktionsupdates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ielversion des Funktionsupdates auswählen</text:p>
          </table:table-cell>
          <table:table-cell/>
          <table:table-cell table:style-name="ce22" office:value-type="string" calcext:value-type="string">
            <text:p>Nicht konfiguriert</text:p>
          </table:table-cell>
          <table:table-cell table:style-name="ce88" office:value-type="string" calcext:value-type="string">
            <text:p>“</text:p>
          </table:table-cell>
          <table:table-cell table:number-columns-repeated="6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 table:number-rows-repeated="10466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enutzerkonfiguration-Administrative-Vorlagen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number-columns-repeated="2" table:default-cell-style-name="ce3"/>
        <table:table-column table:style-name="co35" table:default-cell-style-name="ce3"/>
        <table:table-column table:style-name="co36" table:default-cell-style-name="Default"/>
        <table:table-row table:style-name="ro1">
          <table:table-cell/>
          <table:table-cell table:style-name="ce4"/>
          <table:table-cell table:style-name="ce43" office:value-type="string" calcext:value-type="string">
            <text:p>Pfad</text:p>
          </table:table-cell>
          <table:table-cell table:style-name="ce43" office:value-type="string" calcext:value-type="string">
            <text:p>Einstellungsname</text:p>
          </table:table-cell>
          <table:table-cell table:style-name="ce43" office:value-type="string" calcext:value-type="string">
            <text:p>Standardwert</text:p>
          </table:table-cell>
          <table:table-cell table:style-name="ce19" office:value-type="string" calcext:value-type="string">
            <text:p>Empfohlener Wert DC</text:p>
          </table:table-cell>
          <table:table-cell table:style-name="ce43" office:value-type="string" calcext:value-type="string">
            <text:p>Legacy</text:p>
          </table:table-cell>
          <table:table-cell table:style-name="ce43" office:value-type="string" calcext:value-type="string">
            <text:p>Empfohlener Wert Client</text:p>
          </table:table-cell>
          <table:table-cell table:style-name="ce43" office:value-type="string" calcext:value-type="string">
            <text:p>Empfohlener Wert Server</text:p>
          </table:table-cell>
          <table:table-cell table:style-name="ce43" office:value-type="string" calcext:value-type="string">
            <text:p>Registrypfade</text:p>
          </table:table-cell>
          <table:table-cell table:style-name="ce19" office:value-type="string" calcext:value-type="string">
            <text:p>Windows Version</text:p>
          </table:table-cell>
        </table:table-row>
        <table:table-row table:style-name="ro1">
          <table:table-cell table:number-columns-repeated="11"/>
        </table:table-row>
        <table:table-row table:style-name="ro5">
          <table:table-cell/>
          <table:table-cell table:style-name="ce3" office:value-type="string" calcext:value-type="string">
            <text:p>Administrative Vorlagen</text:p>
          </table:table-cell>
          <table:table-cell office:value-type="string" calcext:value-type="string">
            <text:p>\Desktop\</text:p>
          </table:table-cell>
          <table:table-cell office:value-type="string" calcext:value-type="string">
            <text:p>Aero Shake-Mausbewegung zum Minimieren von Fenster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DisablePersonalDirChange</text:p>
          </table:table-cell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Alle Desktopsymbole ausblenden und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NoDesktop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Anpassen der Desktopsymbolleist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NoDesktopCleanupWizard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/>
          <table:table-cell table:style-name="ce3"/>
          <table:table-cell/>
          <table:table-cell table:style-name="ce5" office:value-type="string" calcext:value-type="string">
            <text:p>Desktopbereinigungs-Assistent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Explorer!NoInternetIcon</text:p>
          </table:table-cell>
          <table:table-cell table:style-name="ce5" office:value-type="string" calcext:value-type="string">
            <text:p>Nur Windows Server 2003 und Windows XP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Einstellungen nicht beim Beenden speich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NonEnum!{20D04FE0-3AEA-1069-A2D8-08002B30309D}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Eintrag "Eigenschaften" aus dem Kontextmenü des Symbols "Arbeitsplatz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NonEnum!{450D8FBA-AD25-11D0-98A8-0800361B1103}</text:p>
          </table:table-cell>
          <table:table-cell table:style-name="ce3" office:value-type="string" calcext:value-type="string">
            <text:p>Mindestens Windows 2000 Service Pack 3</text:p>
          </table:table-cell>
        </table:table-row>
        <table:table-row table:style-name="ro5">
          <table:table-cell/>
          <table:table-cell table:style-name="ce3"/>
          <table:table-cell/>
          <table:table-cell table:style-name="ce5" office:value-type="string" calcext:value-type="string">
            <text:p>Eintrag "Eigenschaften" aus dem Kontextmenü des Symbols "Dokumente"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Explorer!NoNetHood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Eintrag "Eigenschaften" aus dem Kontextmenüs des Papierkorbs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NoPropertiesMyComputer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/>
          <table:table-cell table:style-name="ce3"/>
          <table:table-cell/>
          <table:table-cell table:style-name="ce5" office:value-type="string" calcext:value-type="string">
            <text:p>Freigaben von zuletzt geöffneten Dateien nicht in "Netzwerkumgebung" hinzufü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Explorer!NoPropertiesMyDocument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Hinzufügen, Verschieben und Schließen der Symbolleisten der Taskleiste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NoRecentDocsNetHood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Internet Explorer-Symbol auf dem Desktop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NonEnum!{645FF040-5081-101B-9F08-00AA002F954E}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Manuelle Umleitung der Profilordner durch Benutzer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NoPropertiesRecycleBin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Papierkorbsymbol vom Desktop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NoSaveSettings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Symbol "Arbeitsplatz" vom Desktop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Explorer!NoCloseDragDropBands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/>
          <table:table-cell table:style-name="ce3"/>
          <table:table-cell/>
          <table:table-cell table:style-name="ce5" office:value-type="string" calcext:value-type="string">
            <text:p>Symbol "Eigene Dateien" vom Desktop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Explorer!NoMovingBand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/>
          <table:table-cell table:style-name="ce3"/>
          <table:table-cell/>
          <table:table-cell office:value-type="string" calcext:value-type="string">
            <text:p>Symbol "Netzwerkumgebung" auf dem Desktop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Explorer!NoWindowMinimizingShortcuts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Desktop\Active Directory</text:p>
          </table:table-cell>
          <table:table-cell office:value-type="string" calcext:value-type="string">
            <text:p>Filter im Dialogfeld "Suchen"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Directory UI!EnableFilter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Maximale Suchgröße von Active Directory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Directory UI!QueryLimit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Ordner "Active Directory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Directory UI!HideDirectoryFolder</text:p>
          </table:table-cell>
          <table:table-cell table:style-name="ce5" office:value-type="string" calcext:value-type="string">
            <text:p>Nur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Desktop\Desktop\</text:p>
          </table:table-cell>
          <table:table-cell table:style-name="ce5" office:value-type="string" calcext:value-type="string">
            <text:p>Active Desktop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Explorer!ForceActiveDesktopOn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Active Desktop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Explorer!NoActiveDesktop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Alle Elemen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Explorer!NoActiveDesktopChange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Bearbeiten von Element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ActiveDesktop\AdminComponent!Add HKCU\Software\Microsoft\Windows\CurrentVersion\Policies\ActiveDesktop\AdminComponent!Delete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Desktophintergrund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Microsoft\Windows\CurrentVersion\Policies\ActiveDesktop!NoAddingComponents</text:p>
          </table:table-cell>
          <table:table-cell table:style-name="ce3" office:value-type="string" calcext:value-type="string">
            <text:p>Mindestens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Hinzufügen von Objekt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ActiveDesktop!NoClosingComponent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Keine Änderung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ActiveDesktop!NoDeletingComponent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Löschen von Element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ActiveDesktop!NoEditingComponent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Nur Bitmaphintergrund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ActiveDesktop!NoComponent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Objekte hinzufügen/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ActiveDesktop!NoHTMLWallPaper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Schließen von Element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Microsoft\Windows\CurrentVersion\Policies\System!Wallpaper HKCU\Software\Microsoft\Windows\CurrentVersion\Policies\System!WallpaperStyle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Freigegebene Ordner\</text:p>
          </table:table-cell>
          <table:table-cell office:value-type="string" calcext:value-type="string">
            <text:p>Veröffentlichung freigegebener Ordner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 NT\SharedFolders!PublishSharedFolders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Veröffentlichung von DFS Stämmen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 NT\SharedFolders!PublishDfsRoots</text:p>
          </table:table-cell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5">
          <table:table-cell table:number-columns-repeated="2"/>
          <table:table-cell office:value-type="string" calcext:value-type="string">
            <text:p>\Netzwerk\Netzwerkverbindungen\</text:p>
          </table:table-cell>
          <table:table-cell table:style-name="ce5" office:value-type="string" calcext:value-type="string">
            <text:p>Aktivieren/Deaktivieren der Komponenten einer LAN-Verbindung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AddRemoveComponents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Aktivieren/Deaktivieren einer LAN-Verbindung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AdvancedSetting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Ändern der Eigenschaften einer für einen Benutzer gültigen RAS-Verbindung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Network Connections!NC_AllowAdvancedTCPIPConfig</text:p>
          </table:table-cell>
          <table:table-cell table:style-name="ce3" office:value-type="string" calcext:value-type="string">
            <text:p>Mindestens Windows 2000 Service Pack 1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Ändern von Eigenschaften einer für alle Benutzer gültigen RAS-Verbindung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Network Connections!NC_ChangeBindState</text:p>
          </table:table-cell>
          <table:table-cell table:style-name="ce3" office:value-type="string" calcext:value-type="string">
            <text:p>Mindestens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Anzeige des Status aktiver Verbindung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DeleteAllUserConnection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Benachrichtigungen deaktivieren, wenn eine Verbindung über keine oder eingeschränkte Konnektivität verfüg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DeleteConnection</text:p>
          </table:table-cell>
          <table:table-cell table:style-name="ce5" office:value-type="string" calcext:value-type="string">
            <text:p>Nur Microsoft Windows XP Professional mit SP 2 oder Windows Server 2003-Produktfamilie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Entfernen und Hinzufügen von Komponenten für RAS- oder LAN-Verbindung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DialupPrefs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Erweiterte TCP/IP-Konfiguratio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EnableAdminProhibits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Herstellen und Trennen einer RAS-Verbindung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Network Connections!NC_IpStateChecking</text:p>
          </table:table-cell>
          <table:table-cell table:style-name="ce3" office:value-type="string" calcext:value-type="string">
            <text:p>Mindestens Windows 2000 Service Pack 1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Löschen von RAS-Verbindung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Network Connections!NC_LanChangeProperties</text:p>
          </table:table-cell>
          <table:table-cell table:style-name="ce3" office:value-type="string" calcext:value-type="string">
            <text:p>Mindestens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Möglichkeit, alle Benutzer-RAS-Verbindungen zu lösc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LanConnect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Umbenennen privater RAS-Verbindung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Network Connections!NC_LanProperties</text:p>
          </table:table-cell>
          <table:table-cell table:style-name="ce3" office:value-type="string" calcext:value-type="string">
            <text:p>Mindestens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Umbenennen von für alle Benutzer gültigen RAS-Verbindung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NewConnectionWizard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Umbenennen von LAN-Verbindungen oder RAS-Verbindungen für alle Benutzer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RasAllUserProperties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Umbenennen von LAN-Verbindung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RasChangeProperties</text:p>
          </table:table-cell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Windows 2000-Netzwerkverbindungseinstellungen für Administratoren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RasConnect</text:p>
          </table:table-cell>
          <table:table-cell table:style-name="ce5" office:value-type="string" calcext:value-type="string">
            <text:p>Nur Windows Server 2003 und Windows XP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Zugriff auf "RAS-Einstellungen" im Menü "Erweitert"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Network Connections!NC_RasMyProperties</text:p>
          </table:table-cell>
          <table:table-cell table:style-name="ce3" office:value-type="string" calcext:value-type="string">
            <text:p>Mindestens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Zugriff auf den Assistenten für neue Verbindung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RenameAllUserRasConnection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Zugriff auf Eigenschaften einer LAN-Verbindung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3"/>
          <table:table-cell table:style-name="ce63" office:value-type="string" calcext:value-type="string">
            <text:p>HKCU\Software\Policies\Microsoft\Windows\Network Connections!NC_RenameConnection</text:p>
          </table:table-cell>
          <table:table-cell table:style-name="ce3" office:value-type="string" calcext:value-type="string">
            <text:p>Mindestens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Zugriff auf Komponenteneigenschaften einer LAN-Verbindung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RenameLanConnection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Zugriff auf Komponenteneigenschaften einer RAS-Verbindung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RenameMyRasConnection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5">
          <table:table-cell table:number-columns-repeated="3"/>
          <table:table-cell table:style-name="ce5" office:value-type="string" calcext:value-type="string">
            <text:p>Zugriff zu "Erweiterte Einstellungen" im Menü "Erweitert"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3"/>
          <table:table-cell table:style-name="ce105" office:value-type="string" calcext:value-type="string">
            <text:p>HKCU\Software\Policies\Microsoft\Windows\Network Connections!NC_Statistics</text:p>
          </table:table-cell>
          <table:table-cell table:style-name="ce5" office:value-type="string" calcext:value-type="string">
            <text:p>Nur Microsoft Windows Server 2003, Windows XP und Windows 2000 Service Pack 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Offlinedateien\</text:p>
          </table:table-cell>
          <table:table-cell office:value-type="string" calcext:value-type="string">
            <text:p>"Offline zur Verfügung stellen" für diese Dateien und Ordner <text:s/>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lle Offlinedateien beim Anmelden synchronis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lle Offlinedateien vor der Abmeldung synchronis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 "Offline arbeiten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 "Offline verfügbar machen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nutzerkonfiguration von Offlinedatei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eignisprotokollierungsstuf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innerungssymbol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innerungssymbolfrequenz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ebensdauer des Erinnerungssymbol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ebensdauer des ersten Erinnerungssymbol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ßnahme bei nicht standardmäßiger Serververbindungstrennung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ßnahme bei Serververbindungstrennung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fflinedateien vor der Unterbrechung synchronis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endung von Offlinedateiordner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m Administrator zugewiesene Offlinedateien ange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Netzwerk\Windows-Sofortverbindung\</text:p>
          </table:table-cell>
          <table:table-cell office:value-type="string" calcext:value-type="string">
            <text:p>Zugriff auf Windows-Sofortverbindungs-Assistenten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tartmenü und Taskleiste\</text:p>
          </table:table-cell>
          <table:table-cell office:value-type="string" calcext:value-type="string">
            <text:p>Akkumessanzeige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Sprechblasenbenachrichtigung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Taskleisteneinstellungen sper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der Einstellungen für die Taskleiste und das Startmenü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der Größe der Taskleiste durch Benutzer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geheftete Programme aus Taskleiste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heften der App an „Start“ bei der Installatio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heften der Store-App an die Taskleiste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heften von Elementen an Sprunglist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heften von Programmen an die Taskleiste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icht "Apps" automatisch anzeigen, wenn der Benutzer zur Startseite wechsel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eige von Sprechblasenbenachrichtigungen als Popups deaktivieren.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s Heraufstufen von Benachrichtigungssymbolen in die Taskleist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 "Als anderer Benutzer ausführen" in "Start"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fehl "Ausführen" dem Startmenü hinzufü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e "Herunterfahren", "Neu starten", "Energie sparen" und "Ruhezustand" entfernen und Zugriff darau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Anmelden anstatt der Startseite den Desktop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Beenden die Liste der zuletzt geöffneten Dokumente le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Zuordnen von Shellshortcuts nicht die suchbasierte Methode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Zuordnen von Shellshortcuts nicht die verfolgungsbasierte Methode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s- und Info-Center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 am Anpassen ihrer Startseite 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nutzernamen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table:style-name="ce90" office:value-type="string" calcext:value-type="string">
            <text:p>Benutzerordner aus dem Startmenü entfernen</text:p>
          </table:table-cell>
          <table:table-cell table:style-name="ce90" office:value-type="string" calcext:value-type="string">
            <text:p>Nicht konfiguriert</text:p>
          </table:table-cell>
          <table:table-cell table:style-name="ce101" office:value-type="string" calcext:value-type="string">
            <text:p>“</text:p>
          </table:table-cell>
          <table:table-cell table:style-name="ce90" table:number-columns-repeated="4"/>
          <table:table-cell table:style-name="ce90" office:value-type="string" calcext:value-type="string">
            <text:p>Windows Server 2008, Windows Server 2003, Windows 7, Windows Vista, Windows XP, Windows 2000 und Windows 1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nutzerüberwachu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einigung des Infobereich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installieren von Anwendungen aus "Start" durch Benutzer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ktop-Apps in der Ansicht "Apps" zuerst auflis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-/Aus-Schalter im Startmenü ä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ierung von Taskleistenelement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zufügen oder Entfernen von Symbolleisten durch Benutzer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Ansicht "Apps" nur Apps durchsu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bereich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fosymbole für Startmenüeinträge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chelbenachrichtigungen während der Anmeldung lös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benutzerdefinierten Symbolleisten in der Taskleiste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eine Dateien suc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Elemente in Sprunglisten von Remotestandorten anzeigen oder nachverfol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eine Programme und Systemsteuerungselemente suc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lassisches Startmenü erzwin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takteleiste von der Taskleiste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textmenüs im Startmenü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trollkästchen "In getrenntem Speicherbereich ausführen" im Dialogfeld "Ausführen" hinzufü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utstärkesymbol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k "Computersuche"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k "Downloads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k "Heimnetzgruppe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k "Internet durchsuchen" in das Startmenü aufnehm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k "Standardprogramme" aus dem Startmenü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Server 2012 R2, Windows 8.1, Windows RT 8.1, Windows Server 2008, Windows Server 2003, Windows 7, Windows Vista, Windows XP Professional Service Pack 1 und Windows 2000 Service Pack 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k "TV-Aufzeichnungen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k "Videos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k "Weitere Ergebnisse anzeigen"/"Überall suchen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. Wird für Windows 10 oder höher nicht unterstützt.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k zum Benutzerordner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ks und Zugriff auf Windows Update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 bis Windows 8.1 oder Windows Server 2012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"Alle Programme" aus dem Startmenü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"Zuletzt hinzugefügt" aus Startmenü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ste angehefteter Programme aus dem Startmenü 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der zuletzt geöffneten Dokumente nicht beibehal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häufig verwendeter Programme aus dem Startmenü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Server 2008, Windows Server 2003, Windows 7, Windows Vista, Windows XP und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kürzlich verwendeter Programm für neue Benutzer lös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Server 2008, Windows 7, Windows Vista und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nüeintrag "Ausführen" aus dem Startmenü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Server 2012 R2, Windows 8.1, Windows RT 8.1, 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eintrag "Favoriten" aus dem Startmenü 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eintrag "Hilfe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eintrag "Netzwerkverbindungen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eintrag "Spiele" aus dem Startmenü 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eintrag "Suchen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 und Windows XP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eintrag "Zuletzt verwendete Elemente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symbol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uanordnen von Symbolleisten durch Benutzer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icht im Internet suc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icht in Verbindungen suc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icht verfügbare Windows Installer-Programme in den Verknüpfungen des Startmenüs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 "Abmelden" aus dem Startmenü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Abmelden" dem Startmenü hinzufü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ersönlich angepasste Menüs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e im Menü "Einstellungen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Server 2012 R2, Windows 8.1, Windows RT 8.1, 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chaltfläche "Abdocken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chnellstartleiste auf der Taskleiste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rechblasenbenachrichtigungen für Featureankündigung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programmgruppen aus dem Startmenü 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layou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seite auf dem vom Benutzer verwendeten Bildschirm anzeigen, wenn er die Windows-Logo-Taste drück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mbol "Bilder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mbol "Eigene Dateien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mbol "Musik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mbol "Netzwerk" aus dem Startmenü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mbol "Sicherheit und Wartung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kleiste fix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kleisten auf mehr als einer Anzeige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Taskleistenminiaturansich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hr aus dem Infobereich des Systems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schieben der Taskleiste an eine andere Bildschirmposition durch Benutzer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le Bildschirm- oder Menügröße für "Start" erzwi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Store-Apps auf der Taskleiste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Kontextmenüs für die Taskleist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ätzlichen Kalender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tartmenü und Taskleiste\Benachrichtigungen\</text:p>
          </table:table-cell>
          <table:table-cell office:value-type="string" calcext:value-type="string">
            <text:p>Anrufe während der Ruhezeit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sspiegel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en der Uhrzeit, zu der die täglichen Ruhezeiten begin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en der Uhrzeit, zu der die täglichen Ruhezeiten 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chelbenachrichtigung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upbenachrichtigungen auf gesperrtem Bildschirm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upbenachrichtigung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hezeit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</text:p>
          </table:table-cell>
          <table:table-cell office:value-type="string" calcext:value-type="string">
            <text:p>Angegebene Windows-Anwendungen nicht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führung folgender Programme aus der Hilfe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Windows-Upda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Benutzeroberfläch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hlende COM-Komponenten übertra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hrhundertinterpretation für Jahr 200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zugelassene Windows-Anwendungen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llkommensseite für "Erste Schritte" bei der Anmeldung nicht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Eingabeaufforderung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Programme zum Bearbeiten der Registrierung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nmelden\</text:p>
          </table:table-cell>
          <table:table-cell office:value-type="string" calcext:value-type="string">
            <text:p>Diese Programme bei der Benutzeranmeldung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malige Ausführungsliste nicht verarbei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kömmliche Ausführungsliste nicht verarbei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nzeige\</text:p>
          </table:table-cell>
          <table:table-cell office:value-type="string" calcext:value-type="string">
            <text:p>Einstellungen für prozesseigene System-DPI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Ausgleichsoptionen\</text:p>
          </table:table-cell>
          <table:table-cell office:value-type="string" calcext:value-type="string">
            <text:p>Optionen für den Prozessausgleich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Benutzerprofile\</text:p>
          </table:table-cell>
          <table:table-cell table:style-name="ce5" office:value-type="string" calcext:value-type="string">
            <text:p>Basisverzeichnis mit dem Freigabestamm verbi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bei der An-/Abmeldung zu synchronisierende Netzwerkverzeichnisse ange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filgröße be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zeichnisse aus servergespeichertem Profil ausschließ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Energieverwaltung\</text:p>
          </table:table-cell>
          <table:table-cell table:style-name="ce5" office:value-type="string" calcext:value-type="string">
            <text:p>Kennworteingabe beim Verlassen des Ruhezustands/Standbymodus anfor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ebietsschemadienste\</text:p>
          </table:table-cell>
          <table:table-cell office:value-type="string" calcext:value-type="string">
            <text:p>Ändern des geographischen Standorts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ßerkraftsetzungen lokaler Einstellungen durch Benutzer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wahl von benutzerdefinierten Gebietsschemas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gebietsschemas ein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Gruppenrichtlinie\</text:p>
          </table:table-cell>
          <table:table-cell office:value-type="string" calcext:value-type="string">
            <text:p>"Nur Richtlinien anzeigen" erzwi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wahl der Gruppenrichtlinien-Domänencontroller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Aktualisierung von ADM-Datei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tlegen, ob interaktive Benutzer Richtlinienergebnissatzdaten generieren kön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 zur Erkennung von langsamen Verbindungen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-Aktualisierungsintervall für Benutzer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name für neue Gruppenrichtlinienobjekte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knüpfungen für neues Gruppenrichtlinienobjekt standardmäßig deaktiviert erstell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Internetkommunikationsverwaltung\</text:p>
          </table:table-cell>
          <table:table-cell office:value-type="string" calcext:value-type="string">
            <text:p>Internetkommunikation ein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Internetkommunikationsverwaltung\Internetkommunikationsverwaltung\</text:p>
          </table:table-cell>
          <table:table-cell office:value-type="string" calcext:value-type="string">
            <text:p>Aufgabe "Abzüge online bestellen" für Bild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gabe "Im Web veröffentlichen" für Dateien und Ordn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wnload von Druckertreibern über HTTP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ucken über HTTP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gabe von Daten für die Handschriftanpass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ndschrifterkennungs-Fehlerberichterstatt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lfebewertung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rnet-Dateizuordnungdienst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-Download für die Assistenten "Webpublishing" und "Onlinebestellung von Abzügen"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 zur Verbesserung der Benutzerfreundlichkei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gramm zur Verbesserung der Hilfebenutzerfreundlichkei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Onlin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den Stor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Ordnerumleitung\</text:p>
          </table:table-cell>
          <table:table-cell office:value-type="string" calcext:value-type="string">
            <text:p>Alle umgeleiteten Ordner nicht automatisch offline verfügbar ma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 der Umleitung von Startmenü und "Eigene Dateien" lokalisierte Unterordnernamen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immte umgeleitete Ordner nicht automatisch offline verfügbar ma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miertes Verschieben von Inhalt im Offlinedateicache bei Änderung des Serverpfads für die Ordnerumleitung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ner nur auf primären Computern umlei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Skripts\</text:p>
          </table:table-cell>
          <table:table-cell office:value-type="string" calcext:value-type="string">
            <text:p>Anmeldeskripts gleichzeitig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isungen in Abmeldeskripts während der Ausführung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weisungen in Anmeldeskripts während der Ausführung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gacy-Anmeldeskripts im Hintergrund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PowerShell-Skripts beim Anmelden und Abmelden des Benutzers zuerst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STRG+ALT+ENTF\</text:p>
          </table:table-cell>
          <table:table-cell office:value-type="string" calcext:value-type="string">
            <text:p>Abmeldung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änderung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rren des Computers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k-Manager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Treiberinstallation\</text:p>
          </table:table-cell>
          <table:table-cell table:style-name="ce5" office:value-type="string" calcext:value-type="string">
            <text:p>Codesignatur für Gerätetreiber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abeaufforderung zur Suche nach Gerätetreibern auf Windows Upda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 und Windows XP SP2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Treibersuchpfade konfigur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 und Windows XP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\Wechselmedienzugriff\</text:p>
          </table:table-cell>
          <table:table-cell office:value-type="string" calcext:value-type="string">
            <text:p>Alle Wechselmedienklassen: Jeglichen 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dlaufwerke: Lese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dlaufwerke: Schreib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Klassen: Lese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definierte Klassen: Schreib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 und DVD: Lese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 und DVD: Schreib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kettenlaufwerke: Lese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kettenlaufwerke: Schreib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datenträger: Lese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datenträger: Schreib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PD-Geräte: Lese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PD-Geräte: Schreibzugriff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 (in Sekunden) bis zur Erzwingung des Neustarts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</text:p>
          </table:table-cell>
          <table:table-cell office:value-type="string" calcext:value-type="string">
            <text:p>Angegebene Systemsteuerungssymbole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Öffnen der Systemsteuerung immer alle Systemsteuerungselemente öff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angegebene Systemsteuerungssymbole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tbarkeit von Einstellungssei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Systemsteuerung und PC-Einstellung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Anpassung\</text:p>
          </table:table-cell>
          <table:table-cell office:value-type="string" calcext:value-type="string">
            <text:p>Ändern des Bildschirmschoner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des Desktophintergrund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n des Farbschemas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 und Windows X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des visuellen Stils für Fenster und Schaltfläch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von Design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von Desktopsymbol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von Farbe und Darstellung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von Mauszeiger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n von Sound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swahl des Schriftgrads für den visuellen Stil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immten Bildschirmschoner erzwi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immten visuellen Stil oder "Windows - klassisch" erzwi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stimmtes Design la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dschirmschoner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schutz für den Bildschirmschoner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Bildschirmschon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 Service Pack 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Anzeige\</text:p>
          </table:table-cell>
          <table:table-cell table:style-name="ce5" office:value-type="string" calcext:value-type="string">
            <text:p>Registerkarte Einstellungen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steuerungsoption Anzeig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Drucker\</text:p>
          </table:table-cell>
          <table:table-cell office:value-type="string" calcext:value-type="string">
            <text:p>Hinzufügen von Drucker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Drucker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 nach Druckern durchsu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ur Point-and-Print für Pakete verw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oint-and-Print für Pakete - Genehmigte Server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oint-and-Print-Einschränkun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XP SP1 durch Windows Server 2008 RTM unterstütz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pfad in Active Directory für die Suche nach Druck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ebsites nach Druckern durchsuc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Verwaltung des Standarddrucker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Programme\</text:p>
          </table:table-cell>
          <table:table-cell table:style-name="ce5" office:value-type="string" calcext:value-type="string">
            <text:p>"Windows Marketplace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"Windows-Funktionen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ite "Installierte Updates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ite "Programme beziehen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ite "Programme und Funktionen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ite "Programmzugriff und Computerstandards festlegen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steuerungsoption "Programme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Regions und Sprachoptionen\</text:p>
          </table:table-cell>
          <table:table-cell office:value-type="string" calcext:value-type="string">
            <text:p>Administrative Optionen in "Regions- und Sprachoptionen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wahl der Windows-Menüs und -Dialogfelder ein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 Korrektur von Rechtschreibfehler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fügen einer Leerstelle nach Auswählen einer Textvorhersag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vorheben von Rechtschreibfehler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 für geographischen Standort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en zur Auswahl und Anpassung von Benutzergebietsschemas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sgruppe zur Sprachauswahl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vorhersagen bei der Eingab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n Windows für den ausgewählten Benutzer verwendete Benutzeroberflächensprache ein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Regions und Sprachoptionen\Handschriftanpassung\</text:p>
          </table:table-cell>
          <table:table-cell office:value-type="string" calcext:value-type="string">
            <text:p>Automatisches Lern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102"/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Systemsteuerung\Software\</text:p>
          </table:table-cell>
          <table:table-cell table:style-name="ce5" office:value-type="string" calcext:value-type="string">
            <text:p>Dialogfeld "Windows-Komponenten hinzufügen/entfern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e Seite "Programmzugriff und -standards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irekt zum Assistenten für Windows-Komponenten wechsel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Ein Programm von CD oder Diskette hinzufüg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Neue Programme hinzufüg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Programme ändern oder entfern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Programme aus dem Netzwerk hinzufüg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Programme von Microsoft hinzufüg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andardkategorie für "Neue Programme hinzufügen" festle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upportinformationen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stemsteuerungsoption "Software"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nlagen-Manager</text:p>
          </table:table-cell>
          <table:table-cell office:value-type="string" calcext:value-type="string">
            <text:p>Antivirenprogramme beim Öffnen von Anlagen benachricht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nahmeliste für Dateitypen mit hohem Risiko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nahmeliste für Dateitypen mit mittlerem Risiko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fnahmeliste für Dateitypen mit niedrigem Risiko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chanismus zum Entfernen von Zoneninformationen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risikostufe für Dateianla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trauenslogik für Dateianla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neninformationen in Dateianlagen nicht beibehal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nwendungskompatibilität\</text:p>
          </table:table-cell>
          <table:table-cell office:value-type="string" calcext:value-type="string">
            <text:p>Programmkompatibilitäts-Assistent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pp-Laufzeit\</text:p>
          </table:table-cell>
          <table:table-cell office:value-type="string" calcext:value-type="string">
            <text:p>Starten von Desktop-Apps, die einem URI-Schema zugeordnet sind,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en von einer Datei zugeordneten Desktop-App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rbeitsordner\</text:p>
          </table:table-cell>
          <table:table-cell office:value-type="string" calcext:value-type="string">
            <text:p>Ermöglicht die Verwendung des Tokenbrokens für die ADFS-Authentifizi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stlegen der Arbeitsordnerein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udiorecorder\</text:p>
          </table:table-cell>
          <table:table-cell office:value-type="string" calcext:value-type="string">
            <text:p>Ausführen des Audiorecorders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Aufgabenplanung\</text:p>
          </table:table-cell>
          <table:table-cell table:style-name="ce5" office:value-type="string" calcext:value-type="string">
            <text:p>Ausführen oder Beenden einer Aufgab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rag <text:s/>Drop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urchsuch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genschaftenseiten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rstellen von neuen Aufgab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ntrollkästchen "Erweitert" im "Assistent für geplante Aufgab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öschen von Aufgab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Benutzerschnittstelle für Anmeldeinformationen\</text:p>
          </table:table-cell>
          <table:table-cell office:value-type="string" calcext:value-type="string">
            <text:p>Schaltfläche zum Anzeigen von Kennwörtern nicht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 oder mindestens Internet Explorer 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Cloudinhalt\</text:p>
          </table:table-cell>
          <table:table-cell office:value-type="string" calcext:value-type="string">
            <text:p>Features von Windows-Blickpunk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Diagnosedaten zur Personalisierung der Benutzererfahrung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Inhalte von Drittanbietern in Windows-Blickpunkt vorschla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Blickpunkt auf Sperrbildschirm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Blickpunkt im Info-Cent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Blickpunkt in Einstellung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Willkommensseit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 Version 170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-Explorer\</text:p>
          </table:table-cell>
          <table:table-cell table:style-name="ce5" office:value-type="string" calcext:value-type="string">
            <text:p>„Benachbarte Computer“ nicht unter Netzwerkumgebung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kürzungstasten für Windows-Tast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zeige der letzten Sucheinträge im Datei-Explorer-Suchfeld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eige von Ausschnitten im Inhaltsansichtsmodu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och nicht defini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eige von Miniaturansichten deaktivieren und nur Symbole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zeige von Miniaturansichten deaktivieren und nur Symbole für Netzwerkordner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grüßungscenter bei Benutzeranmeldung nicht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kannte Ordner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oberfläche zum Ändern der Einstellung für Tastaturnavigationsanzeige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oberfläche zum Ändern der Menüanimationseinstellung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stätigungsdialog beim Löschen von Dateien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bliotheken oder Suchconnectors an Erneut suchen Links und Startmenü anhef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D-Brennfunktionen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i-Explorer mit minimiertem Menüband star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n Menüeintrag "Verwalten" im Kontextmenü des Datei-Explorers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se angegebenen Datenträger im Fenster "Arbeitsplatz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rektes Binden an IPropertySetStorage ohne Zwischenschicht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löschte Dateien nicht in den Papierkorb verschie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Gemeinsame Dokumente vom Arbeitsplatz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schützten Modus für Shellprotokoll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mit SP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suchsites an Erneut Senden Links und Startmenü anhef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eine alternativen Anmeldeinformationen anfor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lassische Shell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Vista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k "Erneut suchen" unter "Internet durchsuchen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aximale Anzahl von neueren Dokumen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Server 2003, Windows 7, Windows Vista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nü "Datei" aus dem Datei-Explorer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nüleiste im Datei-Explorer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merische Sortierung im Datei-Explor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benutzerbezogene oder zugelassene Shellerweiterungen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Öffnen der Ordneroptionen mithilfe der Schaltfläche "Optionen" auf der Registerkarte "Ansicht" des Menübands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onen "Netzlaufwerk verbinden" und "Netzlaufwerk trennen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 "DFS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 "Hardware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 "Sicherheit"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chaltfläche "Suchen" aus dem Datei-Explorer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ellverknüpfungen beim Zwischenspeichern auf dem Server nicht überwa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ort, an dem sich alle Standardbibliotheks-Definitionsdateien für Benutzer/Computer befinden.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kontextmenü aus Datei-Explorer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mbol "Gesamtes Netzwerk" nicht in "Netzwerkumgebung"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Bibliotheksfeatures deaktivieren, die indizierte Dateidaten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Laufwerke vom Arbeitsplatz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wischenspeicherung von Bildern in Miniaturansich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wischenspeicherung von Miniaturansichten in versteckten thumbs.db-Datei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Vista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barte Computer" nicht unter Netzwerkumgebung anzeigenNicht konfiguriertNeinAnmeldeinformationen für Installation vom Netzwerk anfordernNicht konfiguriertNeinMaximal zugelassene PapierkorbgrößeNicht konfiguriertNeinGeschützten Modus für Shellprotokoll deaktivierenNicht konfiguriertNeinBibliotheken oder Suchconnectors an "Erneut suchen"-Links und Startmenü anheftenNicht konfiguriertNeinInternetsuchsites an "Erneut suchen"-Links und Startmenü anheftenNicht konfiguriertNeinMenüleiste im Datei-Explorer anzeigen <text:s/>Nicht konfiguriertNeinBenutzer daran hindern, Dateien zum Stamm des Ordners für Benutzerdateien hinzuzufügenNicht konfiguriertNeinGängige Steuerungs- und Fensteranimationen deaktivierenNicht konfiguriertNein</text:p>
          </table:table-cell>
          <table:table-cell table:style-name="ce9"/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-Explorer\Explorer-Framebereich\</text:p>
          </table:table-cell>
          <table:table-cell office:value-type="string" calcext:value-type="string">
            <text:p>Detailfenster aktivieren od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schaufenst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-Explorer\Standarddialog Datei öffnen\</text:p>
          </table:table-cell>
          <table:table-cell office:value-type="string" calcext:value-type="string">
            <text:p>Dropdownliste der zuletzt verwendeten Dateien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mente, die in der Ortsleiste angezeigt wer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tsleiste in Standarddialogen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dialog "Zurück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-Explorer\Vorherige Versionen\</text:p>
          </table:table-cell>
          <table:table-cell table:style-name="ce5" office:value-type="string" calcext:value-type="string">
            <text:p>Liste vorheriger Versionen von lokalen Dateien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vorheriger Versionen von Remotedateien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herige Versionen von Dateien in Sicherungsspeicherorten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ederherstellung vorheriger lokaler Version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ederherstellung vorheriger Remoteversion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iederherstellung vorheriger Versionen aus Sicherung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Vista durch Windows 7 unterstütz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sperrung\</text:p>
          </table:table-cell>
          <table:table-cell office:value-type="string" calcext:value-type="string">
            <text:p>Zulassen, dass Windows Runtime Apps Unternehmensdaten sper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ateisammlung und Vorabversionen\</text:p>
          </table:table-cell>
          <table:table-cell office:value-type="string" calcext:value-type="string">
            <text:p>Telemetrie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esktopfenster-Manager\</text:p>
          </table:table-cell>
          <table:table-cell table:style-name="ce5" office:value-type="string" calcext:value-type="string">
            <text:p>Aufruf von Flip-3D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nsteranimation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esktopfenster-Manager\Farbgebung von Fensterrahmen\</text:p>
          </table:table-cell>
          <table:table-cell office:value-type="string" calcext:value-type="string">
            <text:p>Farbänderung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farbe ange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esktopgadgets\</text:p>
          </table:table-cell>
          <table:table-cell table:style-name="ce5" office:value-type="string" calcext:value-type="string">
            <text:p>Desktopgadgets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ntpacken und installieren von nicht digital signierten Gadgets einschränk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m Benutzer installierte Desktopgadgets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Digitalschließfach\</text:p>
          </table:table-cell>
          <table:table-cell office:value-type="string" calcext:value-type="string">
            <text:p>Digitalschließfach nicht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Features zu Windows 10 hinzufügen\</text:p>
          </table:table-cell>
          <table:table-cell office:value-type="string" calcext:value-type="string">
            <text:p>Ausführung des Assistent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ME\</text:p>
          </table:table-cell>
          <table:table-cell office:value-type="string" calcext:value-type="string">
            <text:p>Benutzerwörterbuch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udkandidat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udkandidaten für CHS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hlkonvertierungsprotokollierung für Fehlkonvertierungsbericht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suchintegratio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xikonaktualisierung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ve-Sticker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, Version 18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-Publishing Standardglyphe nicht in die Kandidatenliste aufnehm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ffenes erweitertes Wörterbuch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n von automatischen Abstimmungsdaten in einer Datei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laufsbasierte Eingabevorhersag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chencodebereich der Konvertierung ein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</text:p>
          </table:table-cell>
          <table:table-cell office:value-type="string" calcext:value-type="string">
            <text:p>"Vorgeschlagene Sites"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X-Auswahlaufforder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X-Filterung einschal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ktivierung bzw. Deaktivierung von Add-Ons für Benutzer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Intranetsites in Internet Explorer beibehal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le Websites, die nicht in der Enterprise Mode Site List enthalten sind, an Microsoft Edge s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1.0 unter Windows 10, Version 1607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 der "Überprüfung des Standardbrowsers"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5.0 bi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Änderung der Einstellungen der sekundären Startseit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Einstellungen für automatische Konfiguratio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Einstellungen für Barrierefreiheit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Einstellungen für Kalender und Kontak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. Nicht von Windows Vista unterstütz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Einstellungen für Messagi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. Nicht von Windows Vista unterstütz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Einstellungen für Profil-Assisten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Einstellungen für temporäre Internetdatei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Farb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Farbeinstellungen für Links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Filter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Homepage-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Popupfiltereben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Proxyeinstellung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Schriftarten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Sprach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Verbindungs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 der Zertifikat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Änderungen des Standardsuchanbieters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heften von Websites in Internet Explorer auf dem Desktop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zeigen von Internet Explorer-Suchfeld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7.0 und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ssistenten für Internetzuga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sführen des Anpassungs-Assistent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Suche von DFÜ-Einstellungen verw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 Wiederherstellung nach Systemabsturz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Vervollständigen für Benutzernamen und Kennwörter in Formularen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Vervollständigen für Formular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Vervollständigen für Webadress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im Öffnen von Websites in Microsoft Edge im Unternehmensmodus Meldung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1.0 unter Windows 10, Version 1607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achrichtigungen zur Add-On-Leist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 benachrichtigen, wenn Internet Explorer nicht der Standardbrowser is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bezogene Installation von ActiveX-Steuerelement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n das Aktivieren und Verwenden des Unternehmensmodus über das Menü "Extras" ermögli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wser-Geolocatio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s Feature "Webeinstellungen zurücksetze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er Suchanbieterliste des Benutzers eine spezielle Suchanbieterliste hinzufü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 Websiteliste für den Unternehmensmodus-IE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stellungsänderungen für die Seite "Erweitert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neutes Öffnen der letzten Browsersitz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xternes Branding von Internet Explorer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ritenleist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ehlermeldungen einer Proxyskript-Download-Fehlfunktion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ixieren von Einstellung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ktion "Schnellregisterkarten"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Internet Explorer 7.0 bis Internet Explorer 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ür Microsoft-Dienste das Bereitstellen von erweiterten Vorschlägen zulassen, wenn Benutzer Text in die Adressleiste einge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dentitäts-Manager: Verwenden von Identitäten für Benutzer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mport-/Exporteinstellungen-Assistent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mpatibilitätsprotokollierung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nfiguration beim Erstellen neuer Registerkart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nfiguration der Popupfenster bei der Registernavigatio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nfiguration des Öffnens von Fenster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ieren Sie, welcher Kanal von Microsoft Edge zum Öffnen umgeleiteter Websites verwendet werden soll.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ste zugelassener Popup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dienleiste konfigur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leiste standardmäßig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leiste über Navigationsleiste position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7.0 und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u installierte Add-Ons automatisch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utlook Express konfigur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opupverwaltu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ngruppier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navigatio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Internet Explorer 7.0 bis Internet Explorer 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nellauswahlmenü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itenzoomfunktio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e-Discovery-Ausgabe nach Domäne be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e-Discovery-Ausgabe nach Zone be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verhalten für eine neue Registerkarte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uchanbieter auf spezielle Liste einschränk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uchen: Suchanpassu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uchen: Suche nach Dateien über F3-Taste im Browser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stemabsturzermittlu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Teilnahme am Programm zur Verbesserung der Benutzerfreundlichkeit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. Nicht von Windows Vista unterstütz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Überprüfung der Sicherheitseinstell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gehung der SmartScreen-Filterwarnungen für Dateien, die nicht häufig heruntergeladen werden,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gehung der SmartScreen-Filterwarnung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alten für Herunterfahren von Internet Explorer 8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alten der Phishingfilter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alten von SmartScreen-Filter für Internet Explorer 8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alten von SmartScreen-Filter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altung der Ausnahmeliste von Popups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s ActiveX-Installationsdienstes für die Installation von ActiveX-Steuerelement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llbildmodus erzwin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schläge für alle benutzerinstallierten Anbiet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MI-Ausgabe für Site-Discovery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ML-Ausgabe für Site-Discovery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eichenfolge des Benutzer-Agents anp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ugriff auf die Hilfe von Internet Explorer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nahme von Registerkartenprozess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wischenspeichern von Autoproxy-Skripts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Anwendungskompatibilität\Zugriff auf Zwischenablage</text:p>
          </table:table-cell>
          <table:table-cell table:style-name="ce5" office:value-type="string" calcext:value-type="string">
            <text:p>Anwendungen und Prozesse definieren, die ohne eine Bestätigungsaufforderung auf die Zwischenablage zugreifen kön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Umgehen der Bestätigungsaufforderung für den Zugriff auf die Zwischenablage für Skripte, die in einem Internet Explorer-Prozess ausgeführt wer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Umgehen der Bestätigungsaufforderung für den Zugriff auf die Zwischenablage für Skripte, die in einem Prozess ausgeführt wer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Browser-Menüs\</text:p>
          </table:table-cell>
          <table:table-cell office:value-type="string" calcext:value-type="string">
            <text:p>Die Funktion zum Starten des Dialogfelds zum Melden von Websiteproblemen mithilfe einer Menüoptio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ntextmenü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24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'Drucken'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Ansicht": Menüoption "Quelltext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Ansicht": Menüoption "Vollbild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Datei": Menüoption "Als komplette Webseite speicher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Datei": Menüoption "Neu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Datei": Menüoption "Öffne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Datei": Menüoption "Speichern unter...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Datei": Schließen der Browser- und Explorer-Fenster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Extras": Menüoption "Internetoptione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Favorite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Hilfe": Menüoption "Für Netscape-Benutzer"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Hilfe": Menüoption "Kommentare senden"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Hilfe": Menüoption "Tipps und Tricks"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 "Hilfe": Menüoption "Tour" entfer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option "In neuem Fenster öffne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Das Programm speicher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Browserverlauf löschen\</text:p>
          </table:table-cell>
          <table:table-cell table:style-name="ce5" office:value-type="string" calcext:value-type="string">
            <text:p>Konfigurationsverlauf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der Daten für bevorzugte Site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des Browserverlaufs beim Beenden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des Downloadverlauf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temporärer Internetdatei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ActiveX-Filterung, Tracking-Schutz und Do Not Track-Dat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besuchten Website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Cookie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öschen von Formulardat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öschen von InPrivate-Filterungsdat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öschen von Kennwörter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öschen von temporären Internetdateien und Cookies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bi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ugriff auf "Browserverlauf löschen"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Datenschutz\</text:p>
          </table:table-cell>
          <table:table-cell office:value-type="string" calcext:value-type="string">
            <text:p>Das Laden von Symbolleisten und Browserhilfsobjekten beim InPrivate-Browsen durch den Computer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Private-Brows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Private-Filter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mmeln von InPrivate-Filterungsdat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welle für InPrivate-Filterung einrich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welle für Tracking-Schutz einrich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cking-Schutz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Dauerhaftigkeitsverhalten\</text:p>
          </table:table-cell>
          <table:table-cell table:style-name="ce5" office:value-type="string" calcext:value-type="string">
            <text:p>Dateigrößenbeschränkungen für Internetzon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teigrößenbeschränkungen für Intranetzon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teigrößenbeschränkungen für Zone der eingeschränkten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teigrößenbeschränkungen für Zone der vertrauenswürdigen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teigrößenbeschränkungen für Zone des lokalen Computer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</text:p>
          </table:table-cell>
          <table:table-cell office:value-type="string" calcext:value-type="string">
            <text:p>Das Öffnen von Links in Internet Explorer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 in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-Kacheln auf dem Desktop öff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 in Windows 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Autovervollständigungen\</text:p>
          </table:table-cell>
          <table:table-cell table:style-name="ce5" office:value-type="string" calcext:value-type="string">
            <text:p>AutoVervollständigen einschal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Vervollständigen für Windows-Such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Vervollständigen im Datei-Explorer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4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-Vorschläg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Autovervollständigungen\Einstellungen anzeigen\</text:p>
          </table:table-cell>
          <table:table-cell table:style-name="ce5" office:value-type="string" calcext:value-type="string">
            <text:p>Auswahl der Standardtextgröß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Autovervollständigungen\Einstellungen anzeigen\Allgemeine Farben\</text:p>
          </table:table-cell>
          <table:table-cell table:style-name="ce5" office:value-type="string" calcext:value-type="string">
            <text:p>Eingabe der Hintergrundfarbe vermei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estlegung der Textfarb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wendung von Windows-Farb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Autovervollständigungen\Einstellungen anzeigen\Linkfarben\</text:p>
          </table:table-cell>
          <table:table-cell table:style-name="ce5" office:value-type="string" calcext:value-type="string">
            <text:p>Eingabe der Hoverfarbe vermei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arbfestlegung der bereits angeklickten Links vermei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arbfestlegung der noch nicht angeklickten Links vermei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für Hoverfarbe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Erweiterte Einstellungen\Anmeldeeinstellungen\</text:p>
          </table:table-cell>
          <table:table-cell table:style-name="ce5" office:value-type="string" calcext:value-type="string">
            <text:p>Automatische Anmeldung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Erweiterte Einstellungen\Browsen\</text:p>
          </table:table-cell>
          <table:table-cell table:style-name="ce5" office:value-type="string" calcext:value-type="string">
            <text:p>Anzeige von Skriptfehlern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etails in Nachrichten zu Internetverbindungsproblemen deaktivieren.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den von Telefonnummer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hen Sie für einen Eintrag (ein Wort) in die Adressleiste auf die Intranetsit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onfiguration von Linkunterstreich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mierten Bildlauf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altfläche zum Öffnen von Microsoft Edge (neben der Schaltfläche "Neue Registerkarte")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1.0 unter Windows 10, Version 1703 oder höher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itenübergäng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bi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kriptdebugging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Erweiterte Einstellungen\Drucken\</text:p>
          </table:table-cell>
          <table:table-cell table:style-name="ce5" office:value-type="string" calcext:value-type="string">
            <text:p>Drucken von Hintergrundfarben und Bildern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Erweiterte Einstellungen\Einstellungen des Assistenten für den Internetzugang\</text:p>
          </table:table-cell>
          <table:table-cell table:style-name="ce5" office:value-type="string" calcext:value-type="string">
            <text:p>Assistent für den Internetzugang automatisch star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. Nicht von Windows Vista unterstütz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Erweiterte Einstellungen\Multimedia\</text:p>
          </table:table-cell>
          <table:table-cell table:style-name="ce5" office:value-type="string" calcext:value-type="string">
            <text:p>Anzeige von Platzhaltern für den Bilderdownload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Größenänderung von Bilder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ildanzeig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erlauben Mediendateien wiederzugeben, die alternative Codecs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antenglättung von Bilder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Erweiterte Einstellungen\Suchen\</text:p>
          </table:table-cell>
          <table:table-cell table:style-name="ce5" office:value-type="string" calcext:value-type="string">
            <text:p>Konfiguration der Suche in der Adressleist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figuration der Suche nach Top-Ergebnissen in der Adressleiste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9.0 bis 11.0. Unter Windows 10 nicht unterstützt.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einstellungen\URL-Codierung</text:p>
          </table:table-cell>
          <table:table-cell table:style-name="ce5" office:value-type="string" calcext:value-type="string">
            <text:p>Senden von URL-Pfad als UTF-8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systemsteuerung\</text:p>
          </table:table-cell>
          <table:table-cell table:style-name="ce5" office:value-type="string" calcext:value-type="string">
            <text:p>Datenschutzsei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gnorieren von Zertifikatfehler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haltssei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rnationale Domänennamen s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ogrammsei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ite "Allgemei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ite "Erweitert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icherheitssei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UTF-8 für mailto-Links verw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bindungssei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systemsteuerung\Inhaltsseite\</text:p>
          </table:table-cell>
          <table:table-cell office:value-type="string" calcext:value-type="string">
            <text:p>Inhaltsratgeber unter Internetoptionen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systemsteuerung\Seite Allgemein\</text:p>
          </table:table-cell>
          <table:table-cell office:value-type="string" calcext:value-type="string">
            <text:p>Internet Explorer mit den Registerkarten der letzten Browsersitzung star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systemsteuerung\Seite Allgemein\Browserverlauf\</text:p>
          </table:table-cell>
          <table:table-cell office:value-type="string" calcext:value-type="string">
            <text:p>Ablaufzeitlimit für Anwendungscaches für einzelne Domän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 Speichern von Anwendungscaches auf dem Clientcomputer durch Websites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 Speichern von indizierten Datenbanken auf dem Clientcomputer durch Websites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te Datenbankspeicherlimits für einzelne Domän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Größe der Ressourcenliste der Anwendungscaches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individuelle Ressourcengröße der Anwendungscaches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s indiziertes Datenbankspeicherlimit für alle Domän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s Speicherlimit für Anwendungscaches für alle Domän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limits für Anwendungscaches für einzelne Domän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speicherlimits für Websites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systemsteuerung\Seite Erweitert\</text:p>
          </table:table-cell>
          <table:table-cell office:value-type="string" calcext:value-type="string">
            <text:p>64-Bit-Registerkartenprozesse beim Ausführen im erweiterten geschützten Modus unter 64-Bit-Versionen von Windows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imationen in Webseiten wiedergeb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f gesperrte Serverzertifikate überprüf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sführung aktiver Inhalte von CDs auf Computer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Überprüfung auf Updates von Internet Explorer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. Nicht von Windows Vista unterstützt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rowsererweiterungen von Drittanbieter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learTyp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 Ausführung von ActiveX-Steuerelementen im geschützten Modus nicht zulassen, wenn der erweiterte geschützte Modus aktiviert ist.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ten geschützten Modus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 1.1 über Proxyverbindungen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 1.1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stallation bei Bedarf zulassen (außer Internet Explorer)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stallation bei Bedarf zulassen (Internet Explorer)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stallation bzw. Ausführung von Software zulassen, auch wenn die Signatur ungültig is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die Verwendung des HTTP2-Netzwerkprotokolls erlau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1.0 unt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die Verwendung des SPDY/3-Netzwerkprotokolls erlau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11.0 unter Windows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en von Websites und Inhalten im Hintergrund zur Optimierung der Leist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eeren des Ordners "Temporäre Internetdateien" beim Schließen des Browser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ofil-Assistent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6.0 in Windows 2003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den von UTF-8-Abfragezeichenfolgen für URL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ignaturen von übertragenen Programmen überprüf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ound in Webseiten wiedergeb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Überschrift "Nicht nachverfolgen" immer s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stützung der Verschlüssel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stützung für Tastaturnavigation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schlüsselte Seiten nicht auf der Festplatte speich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2003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ideos in Webseiten wiedergeb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6.0 in Windows 2003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blättern mit Seitenvorhersag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 in Windows 8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urücksetzen von Internet Explorer-Einstellungen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Internetsystemsteuerung\Sicherheitsseite\</text:p>
          </table:table-cell>
          <table:table-cell table:style-name="ce5" office:value-type="string" calcext:value-type="string">
            <text:p>Automatische Erkennung des Intranets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nachrichtigungen in der Benachrichtigungsleiste für Intranetinhalte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ranetsites: Alle Netzwerkpfade (UNCs) einbezie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ranetsites: Alle Sites, die den Proxyserver umgehen, einbezie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ranetsites: Lokale Sites (Intranet), die nicht in anderen Zonen aufgeführt sind, einbezie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ste der Site zu Zonenzuweisun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Internetzon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Intranetzon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Sperrung der Zone des Internet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Sperrung der Zone des Intranet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Sperrung der Zone des lokalen Computer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Sperrung der Zone eingeschränkter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Sperrung der Zone vertrauenswürdiger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Zone des lokalen Computer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Zone eingeschränkter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rlage für Zone vertrauenswürdiger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ung anzeigen, wenn die Zertifikatadresse nicht übereinstimm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7">
          <table:table-cell table:number-columns-repeated="2"/>
          <table:table-cell office:value-type="string" calcext:value-type="string">
            <text:p>\Windows-Komponenten\Internet Explorer\Internetsystemsteuerung\Sicherheitsseite\Internetzone\</text:p>
            <text:p><text:span text:style-name="T5">\Windows-Komponenten\Internet Explorer\Internetsystemsteuerung\Sicherheitsseite\Intranetzone\</text:span></text:p>
            <text:p><text:span text:style-name="T5">\Windows-Komponenten\Internet Explorer\Internetsystemsteuerung\Sicherheitsseite\Sperrung der Zone des Internets\</text:span></text:p>
            <text:p><text:span text:style-name="T5">\Windows-Komponenten\Internet Explorer\Internetsystemsteuerung\Sicherheitsseite\Sperrung der Zone des Intranets\</text:span></text:p>
            <text:p><text:span text:style-name="T5">\Windows-Komponenten\Internet Explorer\Internetsystemsteuerung\Sicherheitsseite\Sperrung der Zone eingeschränkter Sites\</text:span></text:p>
            <text:p><text:span text:style-name="T5">\Windows-Komponenten\Internet Explorer\Internetsystemsteuerung\Sicherheitsseite\Sperrung der Zone vertrauenswürdiger Sites\</text:span></text:p>
            <text:p><text:span text:style-name="T5">\Windows-Komponenten\Internet Explorer\Internetsystemsteuerung\Sicherheitsseite\Sperrung für Zone des lokalen Computers\</text:span></text:p>
            <text:p><text:span text:style-name="T5">\Windows-Komponenten\Internet Explorer\Internetsystemsteuerung\Sicherheitsseite\Zone des lokalen Computers\</text:span></text:p>
            <text:p><text:span text:style-name="T5">\Windows-Komponenten\Internet Explorer\Internetsystemsteuerung\Sicherheitsseite\Zone eingeschränkter Sites\</text:span></text:p>
            <text:p><text:span text:style-name="T5">\Windows-Komponenten\Internet Explorer\Internetsystemsteuerung\Sicherheitsseite\Zone vertrauenswürdiger Sites</text:span></text:p>
          </table:table-cell>
          <table:table-cell table:style-name="ce5" office:value-type="string" calcext:value-type="string">
            <text:p>Active Scripting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ctiveX-Steuerelemente ausführen, die für Skripting sicher sind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ctiveX-Steuerelemente initialisieren und ausführen, die nicht sicher sind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ctiveX-Steuerelemente und Plug-Ins ausfüh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ktualisierungen der Statusleiste per Skrip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meldungsoption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wendungen und Dateien in einem IFRAME star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f Datenquellen über Domänengrenzen hinweg zugreif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Eingabeaufforderung für ActiveX-Steuerelemen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Eingabeaufforderung für Dateidownload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stätigungsaufforderung bei der ersten Ausführu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inär- und Skriptverhalt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oss-Site Scripting-Filter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teidownloads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uerhaftigkeit der Benutzerda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 Verwendung von ActiveX-Steuerelementen ohne Bestätigung nur für genehmigte Domänen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ownload von signierten ActiveX-Steuerelemen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ownload von unsignierten ActiveX-Steuerelemen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abeaufforderung für Informationen mithilfe von Skriptfenstern für Websites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enster und Frames zwischen verschiedenen Domänen bewe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Gemischte Inhalte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Geschützten Modus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 in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ation von Desktopelementen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Internet Explorer 6.0 in Windows XP Service Pack 2 oder Windows Server 2003 Service Pack 1 bis einschließlich Internet Explorer 8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Java-Einstellun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Antischadsoftware-Programme für ActiveX-Steuerelemente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eine Aufforderung zur Clientzertifikatauswahl, wenn kein oder nur ein Zertifikat vorhanden ist.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aden von XAML-Browseranwendung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aden von XAML-Datei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aden von XPS-Datei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gacyfilter re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okalen Verzeichnispfad beim Hochladen von Dateien auf einen Server einbezieh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TA REFRESH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IME-Ermittlung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it Authenticode signierte Komponenten ausführen, die .NET Framework erfor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icht mit Authenticode signierte Komponenten ausführen, die .NET Framework erfor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genehmigte Domänen können das TDC-ActiveX-Steuerelement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1.0 unter Windows 10, Version 1607 oder höher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Öffnen von Fenstern ohne Adress- oder Statusleisten für Websites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Search-Abfragen im Datei-Explorer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opupblocker verw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chriftartdownloads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tup für .NET Framework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icherheitswarnung bei potenziell unsicheren Dateien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kriptbasierte Ausschneide-, Kopier- oder Einfügeoperationen von der Zwischenablage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kripting für Internet Explorer-Webbrowser-Steuerelemente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kripting von Java-Applet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kriptinitiierte Fenster ohne Größen- bzw. Positionseinschränkung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kriptlets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Überprüfung durch den SmartScreen-Filters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Unverschlüsselte Formulardaten übermittel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BScript-Ausführung in Internet Explorer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 11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ideo und Animation auf Webseiten zulassen, die einen älteren Media Player verw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rschau und benutzerdefinierte Miniaturansichten für OpenSearch-Abfrageergebnisse im Datei-Explorer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ebsites, die sich in Webinhaltzonen niedriger Berechtigung befinden, können in diese Zone navigieren.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iehen und Ablegen oder Kopieren und Einfügen von Dateien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iehen von Inhalten aus unterschiedlichen Domänen in einem Fenster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iehen von Inhalten aus unterschiedlichen Domänen zwischen Fenstern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ugriff auf den Computer für aktive Inhalte über eingeschränkte Protokolle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ugriffsrechte für Softwarekanal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6.0 in Windows XP Service Pack 2 oder Windows Server 2003 Service Pack 1 bis einschließlich Internet Explorer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Kompatibilitätsansicht\</text:p>
          </table:table-cell>
          <table:table-cell office:value-type="string" calcext:value-type="string">
            <text:p>Aktualisierte Websitelisten von Microsoft einbezie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7-Standards-Modus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Internet Explorer 8.0 bis Internet Explorer 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-Standards-Modus für lokales Intranet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atibilitätsansich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liste von Internet Explorer 7-Sites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liste von Websites im Quirksmodus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altfläche "Kompatibilitätsansicht"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Internet Explorer 8.0 bis Internet Explorer 10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Offlineseiten\</text:p>
          </table:table-cell>
          <table:table-cell table:style-name="ce5" office:value-type="string" calcext:value-type="string">
            <text:p>Abonnementbeschränkun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lle geplanten Offlinesei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arbeiten und Erstellen von geplanten Grupp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earbeiten von Zeitplänen für Offlinesei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ownload von abonnierten Webiteinhal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ntfernen von Kanäl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ntfernen von Zeitplänen für Offlinesei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Hinzufügen von Kanäl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Hinzufügen von Zeitplänen für Offlinesei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anal-Benutzeroberfläche vollständi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Trefferprotokollierung für Offlinesei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chnellinfos\</text:p>
          </table:table-cell>
          <table:table-cell office:value-type="string" calcext:value-type="string">
            <text:p>Nicht standardmäßige Schnellinfos hinzufü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nellinfos auf die über eine Gruppenrichtlinie bereitgestellten Schnellinfos be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nellinfo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mäßige Schnellinfos hinzufü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icherheitsfunktionen\</text:p>
          </table:table-cell>
          <table:table-cell office:value-type="string" calcext:value-type="string">
            <text:p>Schaltflächen Konnwort anzeigen nicht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stützung für Daten URI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icherheitsfunktionen\ActiveX-Installation einschränken\</text:p>
          </table:table-cell>
          <table:table-cell table:style-name="ce5" office:value-type="string" calcext:value-type="string">
            <text:p>Alle Prozess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rnet Explorer Prozess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ozesslis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icherheitsfunktionen\Add-On-Verwaltung\</text:p>
          </table:table-cell>
          <table:table-cell table:style-name="ce5" office:value-type="string" calcext:value-type="string">
            <text:p>Add-On-Lis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lle Add-Ons sperren, soweit diese nicht explizit in der Add-On-Liste aufgeführt sind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lle Prozess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matisches Herunterladen der ActiveX-Versionslist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ieren von veralteten ActiveX-Steuerelementen für Internet Explorer ausschal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ieren von veralteten ActiveX-Steuerelementen für Internet Explorer in spezifischen Domänen ausschal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aktivieren von Adobe Flash in Internet Explorer und Verhindern, dass Anwendungen Internet Explorer zum Instanziieren von Flash-Objekten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 in Windows 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von ActiveX-Steuerelementen in Internet Explorer einschal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ozesslis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haltfläche "Einmal ausführen" für veraltete ActiveX-Steuerelemente aus Internet Explorer entfernen 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icherheitsfunktionen\AJAX\</text:p>
          </table:table-cell>
          <table:table-cell office:value-type="string" calcext:value-type="string">
            <text:p>Dokumentübergreifendes Messagi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Anzahl an WebSocket-Verbindungen je Server einstell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Anzahl von Verbindungen je Host (HTTP 1.1) ä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ale Anzahl von Verbindungen je Server (HTTP 1.0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riginal-XMLHTTP-Unterstützung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bSocket-Objek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DomainRequest-Objek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7">
          <table:table-cell table:number-columns-repeated="2"/>
          <table:table-cell office:value-type="string" calcext:value-type="string">
            <text:p>\Windows-Komponenten\Internet Explorer\Sicherheitsfunktionen\Benachrichtigungsleiste\</text:p>
            <text:p><text:span text:style-name="T5">\Windows-Komponenten\Internet Explorer\Sicherheitsfunktionen\Dateidownload einschränken\</text:span></text:p>
            <text:p><text:span text:style-name="T5">\Windows-Komponenten\Internet Explorer\Sicherheitsfunktionen\Konsistene MIME-Verarbeitung\</text:span></text:p>
            <text:p><text:span text:style-name="T5">\Windows-Komponenten\Internet Explorer\Sicherheitsfunktionen\Netzwerkprotokollierung\</text:span></text:p>
            <text:p><text:span text:style-name="T5">\Windows-Komponenten\Internet Explorer\Sicherheitsfunktionen\Objektzwischenspeicherungsschutz\</text:span></text:p>
            <text:p><text:span text:style-name="T5">\Windows-Komponenten\Internet Explorer\Sicherheitsfunktionen\Schutz vor Zonenaufhebung\</text:span></text:p>
            <text:p><text:span text:style-name="T5">\Windows-Komponenten\Internet Explorer\Sicherheitsfunktionen\Sicherheitseinschränkung für MK-Protokoll\</text:span></text:p>
            <text:p><text:span text:style-name="T5">\Windows-Komponenten\Internet Explorer\Sicherheitsfunktionen\Sicherheitseinschränkung für Skriptfenster\</text:span></text:p>
            <text:p><text:span text:style-name="T5">\Windows-Komponenten\Internet Explorer\Sicherheitsfunktionen\Sicherheitsfunktion für MIME-Erweiterung\</text:span></text:p>
            <text:p><text:span text:style-name="T5">\Windows-Komponenten\Internet Explorer\Sicherheitsfunktionen\Sperrung der Zone des lokalen Computers\</text:span></text:p>
          </table:table-cell>
          <table:table-cell table:style-name="ce5" office:value-type="string" calcext:value-type="string">
            <text:p>Alle Prozess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rnet Explorer Prozess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ozesslis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icherheitsfunktionen\Netzwerkprotokollierung\Eingeschränkte Protokolle pro Sicherheitszone\</text:p>
          </table:table-cell>
          <table:table-cell table:style-name="ce5" office:value-type="string" calcext:value-type="string">
            <text:p>Eingeschränkte Protokolle der Internetzon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eschränkte Protokolle der Intranetzon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eschränkte Protokolle der Zone des lokalen Computer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eschränkte Protokolle der Zone eingeschränkter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eschränkte Protokolle der Zone vertrauenswürdiger Sites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icherheitsfunktionen\Sicherheitseinschränkung für Binärverhalten\</text:p>
          </table:table-cell>
          <table:table-cell table:style-name="ce5" office:value-type="string" calcext:value-type="string">
            <text:p>Alle Prozess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ärdateien installieren, die mit den Signaturtechnologien MD2 und MD4 signiert sind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rnet Explorer-Prozess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Prozesslis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m Administrator zugelassenes Verhalt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6.0 in Windows XP mit Service Pack 2 oder Windows Server 2003 mit Service Pack 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Symbolleisten\</text:p>
          </table:table-cell>
          <table:table-cell office:value-type="string" calcext:value-type="string">
            <text:p>Alle Symbolleisten sper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passen der Schaltflächen für die Symbolleis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passen der Symbolleist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sbezeichnungen anp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fehlsleiste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wicklertool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ße Symbole für Befehlsschaltflächen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Internet Explorer 8.0 bis Internet Explorer 1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tionen der Schaltflächen "Stopp" und "Aktualisieren" sper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n in einer separaten Zeile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9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usleiste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mbolleistenaktualisierungstool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ymbolleistenschaltflächen konfigur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Internet Explorer 5.0 und Internet Explorer 6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Internet Explorer\Vom Administrator überprüfte Steuerelemente\</text:p>
          </table:table-cell>
          <table:table-cell table:style-name="ce5" office:value-type="string" calcext:value-type="string">
            <text:p>Audio/Videoplayer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arpoin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HTML Edit-Steuerelemen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vestor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enüsteuerelemen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icrosoft Agen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icrosoft Cha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icrosoft Scriptlet-Komponent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icrosoft Survey-Steuerelemen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SNBC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etShow-Dateitransfer-Steuerelement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hockwave Flash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5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Management Console (MMC)</text:p>
          </table:table-cell>
          <table:table-cell office:value-type="string" calcext:value-type="string">
            <text:p>Autorenmodus für Benutzer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utzer auf die Verwendung von zugelassenen Snap-Ins beschränk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Management Console (MMC)\Eingeschränkte/Zugelassenen Snap-Ins\</text:p>
          </table:table-cell>
          <table:table-cell office:value-type="string" calcext:value-type="string">
            <text:p>.Net Framework-Konfiguratio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 Directory-Benutzer und -Comput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 Directory-Domänen und -Vertrauens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 Directory-Standorte und -Dienst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iveX-Steuerelemen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SI-Bearbei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er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nträger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fragmenti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FS-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nst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htlosmonito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anzeig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anzeige (Windows Vista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ilovercluster-Manag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xdiens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gabe- und Speicher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gegebene Ordn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ontPage-Servererweiter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räte-Manag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xdiens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gritätsregistrierungsstelle (HRA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rnetauthentifizierungsdienst (IAS)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informationsdienst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-Sicherheitsmonito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-Sicherheitsrichtlinien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onentendienst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istungsprotokolle und Warn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k auf Webadress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ale Benutzer und Grupp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P-Clientkonfiguratio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richtlinienserver (NPS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line-Respond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oS-Zugangssteu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dienste-Konfiguratio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s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sourcen-Manager für Dateiserv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uting und RAS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ver-Manag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konfiguration und -analys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vorla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-Manager für SANs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informatio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lefoni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PM-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ternehmens-PKI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teiltes Dateisystem (DFS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medien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Firewall mit erweiterter Sicherhei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MI-Steu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vorla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zierungsstell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Management Console (MMC)\Eingeschränkte/Zugelassenen Snap-Ins\Erweiterungs-Snap-Ins\</text:p>
          </table:table-cell>
          <table:table-cell office:value-type="string" calcext:value-type="string">
            <text:p>AppleTalk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risierungs-Manag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enträgerverwaltungserweit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COM-Konfigurationserweit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FS-Verwaltungserweit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HCP-Relay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enstabhängigkei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anzeig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eignisanzeige (Windows Vista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te Ansicht (Webansicht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weiterung für freigegebene Ordn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igabe- und Speicherverwaltungserweit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meinsame Verbindungsnutzung (NAT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räte-Manag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AS-Protokolli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GMP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X RIP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X SAP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X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solenmeldung s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gische und zugeordnete Laufwerk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PF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-Einwahl - Benutzerkno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sourcen-Managererweiterung für Dateiserv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 öffentlicher Schlüssel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P-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ut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TP-Protokoll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MP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-Manager für SANs-Erweit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 R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eigenschaf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medi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zierungsstellen-Richtlinienein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Management Console (MMC)\Eingeschränkte/Zugelassenen Snap-Ins\Gruppenrichtlinien\</text:p>
          </table:table-cell>
          <table:table-cell office:value-type="string" calcext:value-type="string">
            <text:p>Gruppenrichtlinien-Editor für Anfangsrichtlini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objekt-Edito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ppenrichtlinienverwaltungs-Edito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Registerkarte "Gruppenrichtlinien" für Active Directory-Programme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ergebnissatz-Snap-I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Management Console (MMC)\Eingeschränkte/Zugelassenen Snap-Ins\Gruppenrichtlinien\Einstellungs-Snap-In-Erweiterungen\</text:p>
          </table:table-cell>
          <table:table-cell office:value-type="string" calcext:value-type="string">
            <text:p>Verwendung der Einstellungserweiterung "Anwendung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Datei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Datenquell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Dienste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Drucker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Energieoption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Geplante Aufgab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Geräte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INI-Datei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Interneteinstellung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Laufwerkzuordnung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Lokale Benutzer und Grupp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Netzwerkfreigab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Netzwerkoption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Ordner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Ordneroption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Regionale Einstellung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Registrierung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Startmenü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Umgebung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Einstellungserweiterung "Verknüpfung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Registerkarte "Einstellungen"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Systemsteuerungseinstellungen zulassen (Benutz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der Systemsteuerungseinstellungen zulassen (Comput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wendung von Anwendungs-Snap-Ins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 mit SP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Management Console (MMC)\Eingeschränkte/Zugelassenen Snap-Ins\Gruppenrichtlinien\Gruppenrichtlinien-Snap-In-Erweiterungen\</text:p>
          </table:table-cell>
          <table:table-cell office:value-type="string" calcext:value-type="string">
            <text:p>Administrative Vorlagen (Benutz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ministrative Vorlagen (Comput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-War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-Sicherheitsrichtlinienverwal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P-Clientkonfiguratio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nerumlei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installationsdienst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 für Drahtlosnetzwerke (IEEE 802.11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htlinien für verkabelte Netzwerke (IEEE 802.3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ein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pts (Anmelden/Abmelden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pts (Start/Herunterfahren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wareinstallation (Benutz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wareinstallation (Comput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Firewall mit erweiterter Sicherhei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Management Console (MMC)\Eingeschränkte/Zugelassenen Snap-Ins\Gruppenrichtlinien\Richtlinienergebnissatz-Snap-In-Erweiterungen\</text:p>
          </table:table-cell>
          <table:table-cell office:value-type="string" calcext:value-type="string">
            <text:p>Administrative Vorlagen (Benutz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ministrative Vorlagen (Comput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-War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nerumleit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heitsein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pts (Anmelden/Abmelden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pts (Start/Herunterfahren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wareinstallation (Benutz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wareinstallation (Computer)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User Experience Virtualization\</text:p>
          </table:table-cell>
          <table:table-cell office:value-type="string" calcext:value-type="string">
            <text:p>Einstellungsspeicherort vor der Synchronisierung pi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nstellungsspeicherpfad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ationsmethode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en von Einstellungen über getaktete Verbind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en von Einstellungen über getaktete Verbindungen auch beim Roami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sierungstimeou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 Experience Virtualization (UE-V)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DI-Konfiguratio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ungsschwellenwert für Einstellungspaketgröß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Apps nicht synchronis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Einstellungen synchronis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User Experience Virtualization\Anwendungen\</text:p>
          </table:table-cell>
          <table:table-cell office:value-type="string" calcext:value-type="string">
            <text:p>Edito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meinsame Einstellungen von Microsoft Office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– Gemeinsame Ein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11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8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net Explorer 9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Access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Access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Access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Excel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Excel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Excel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InfoPath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InfoPath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Lync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Lync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Lync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0 – Gemeinsame Ein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3 – Gemeinsame Einstell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3 Upload Cent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2016 Upload Cent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Access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Excel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Gemeinsame Einstellungen in Office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Gemeinsame Einstellungen von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Lync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OneNote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Outlook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PowerPoint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Project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Publisher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Visio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– Word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Access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Excel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InfoPath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Lync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OneNote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Outlook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PowerPoint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Project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Publisher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SharePoint Designer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Visio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ffice 365 Word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Drive for Business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Drive for Business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Note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Note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neNote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utlook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utlook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Outlook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owerPoint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owerPoint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owerPoint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roject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roject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roject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ublisher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ublisher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Publisher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harePoint Designer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harePoint Designer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SharePoint Workspace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Visio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Visio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Visio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Word 2010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Word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soft Word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Access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Excel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InfoPath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Lync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OneNote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Outlook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owerPoint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roject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ublisher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harePoint Designer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gemeinsamer Daten für Office 2013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gemeinsamer Einstellungen von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Access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Excel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Lync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Outlook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PowerPoint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Project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Publisher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Visio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Sicherung von Word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Visio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Word 2013-Sicherung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hn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cherung nur von OneNote 2016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 oder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dPad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Microsoft User Experience Virtualization\Windows-Apps\</text:p>
          </table:table-cell>
          <table:table-cell office:value-type="string" calcext:value-type="string">
            <text:p>Finanz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sik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ws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i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or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o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tte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NetMeeting\</text:p>
          </table:table-cell>
          <table:table-cell table:style-name="ce5" office:value-type="string" calcext:value-type="string">
            <text:p>Ändern der Anrufmethod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rufsicherheitseinstellungen festle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zeigen des Webverzeichnisses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Anrufannahm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Konfiguration 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hat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auerhaft automatische Anrufannahme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mpfangen von Datei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Größe der gesendeten Dateien einschränk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Hinzufügen von Verzeichnisserver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ranetsupportwebseite festle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NetMeeting 2.x Whiteboard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nden von Datei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zeichnisdienst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Whiteboard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table:number-columns-repeated="2"/>
          <table:table-cell table:style-name="ce24"/>
          <table:table-cell table:style-name="ce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\Windows-Komponenten\NetMeeting\Anwendungsfreigabe\</text:p>
          </table:table-cell>
          <table:table-cell table:style-name="ce5" office:value-type="string" calcext:value-type="string">
            <text:p>Anwendungsfreigab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nwendungsfreigabe in True Color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esktopfreigab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reigabe der Eingabeaufforderung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reigab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Freigeben von Explorer-Fenster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teuerungsübernahm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table:number-columns-repeated="2"/>
          <table:table-cell table:style-name="ce24"/>
          <table:table-cell table:style-name="ce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\Windows-Komponenten\NetMeeting\Audio &amp; Video\</text:p>
          </table:table-cell>
          <table:table-cell table:style-name="ce5" office:value-type="string" calcext:value-type="string">
            <text:p>Ändern der DirectSound-Audioeinstellung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diofunktion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andbreite für Audio und Video einschränk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mpfangen von Video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enden von Video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ollduplexaudio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table:number-columns-repeated="2"/>
          <table:table-cell table:style-name="ce24"/>
          <table:table-cell table:style-name="ce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\Windows-Komponenten\NetMeeting\Optionsseite\</text:p>
          </table:table-cell>
          <table:table-cell table:style-name="ce5" office:value-type="string" calcext:value-type="string">
            <text:p>Registerkarte "Allgemein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Registerkarte "Audio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Registerkarte "Sicherheit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Registerkarte "Video" ausblend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Schaltfläche "Erweiterte Anrufoptionen"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Windows NetMeeting 3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Netzwerkfreigabe\</text:p>
          </table:table-cell>
          <table:table-cell office:value-type="string" calcext:value-type="string">
            <text:p>Verhindert, dass Benutzer Dateien innerhalb ihres Profils freige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ODBE\</text:p>
          </table:table-cell>
          <table:table-cell office:value-type="string" calcext:value-type="string">
            <text:p>Oberfläche für Datenschutzeinstellung bei Benutzeranmeldung nicht star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, Version 180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osition und Sensoren\</text:p>
          </table:table-cell>
          <table:table-cell office:value-type="string" calcext:value-type="string">
            <text:p>Positionsskripti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soren deaktib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ort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Präsentationseinstellungen\</text:p>
          </table:table-cell>
          <table:table-cell office:value-type="string" calcext:value-type="string">
            <text:p>Windows-Präsentationseinstellung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and-UI\</text:p>
          </table:table-cell>
          <table:table-cell office:value-type="string" calcext:value-type="string">
            <text:p>"Suche", "Teilen", "Start", "Geräte" und "Einstellungen" werden nicht angezeigt, wenn der Mauszeiger in die rechte obere Bildschirmecke bewegt wird.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lfetipp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chverfolgung der App-Nutz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, dass Benutzer im Menü, das nach einem Rechtsklick in die linke untere Ecke bzw. nach dem Drücken des Windows-Logos+X angezeigt wird, die Eingabeaufforderung durch Windows PowerShell ersetzen.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n zwischen zuletzt verwendeten App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schen vom Bildschirmrand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letzt verwendete Apps nicht anzeigen, wenn mit dem Mauszeiger auf die Ecke oben links gezeigt wird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 R2, Windows 8.1 oder Windows RT 8.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App und Desktopverbindungen\</text:p>
          </table:table-cell>
          <table:table-cell office:value-type="string" calcext:value-type="string">
            <text:p>Standardverbindungs-URL angeb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gateway\</text:p>
          </table:table-cell>
          <table:table-cell office:value-type="string" calcext:value-type="string">
            <text:p>Adresse des Remotedesktop-Gatewayservers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hentifizierungsmethode für Remotedesktopgateway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bindung über Remotedesktopgateway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Druckerumleitung\</text:p>
          </table:table-cell>
          <table:table-cell office:value-type="string" calcext:value-type="string">
            <text:p>Nur Standardclientdrucker umlei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erst Easy Print-Druckertreiber für Remotedesktop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Geräte- und Ressourcenumleitung\</text:p>
          </table:table-cell>
          <table:table-cell office:value-type="string" calcext:value-type="string">
            <text:p>Zeitzonenumleitung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wischenablageumleitung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Sitzungszeitlimits\</text:p>
          </table:table-cell>
          <table:table-cell office:value-type="string" calcext:value-type="string">
            <text:p>Sitzung beenden, wenn Zeitlimit erreicht wird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aktive Remotedesktopdienste-Sitzung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aktive, aber im Leerlauf befindliche Remotedesktopdienste-Sitzung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die Abmeldung bei RemoteApp-Sitzung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itlimit für getrennte Sitzung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Umgebung für Remotesitzung\</text:p>
          </table:table-cell>
          <table:table-cell office:value-type="string" calcext:value-type="string">
            <text:p>Ein Programm beim Herstellen der Verbindung ausfüh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mer Desktop bei Verbindungsherstellung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tedesktophintergrund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sitzungs-Host\Verbindungen\</text:p>
          </table:table-cell>
          <table:table-cell table:style-name="ce5" office:value-type="string" calcext:value-type="string">
            <text:p>Regeln für Remotesteuerung von Remotedesktopdienste-Benutzersitzungen festle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, Windows Server 2008, Windows Server 2003, Windows 7, Windows Vista und Windows XP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emotedesktopdienste\Remotedesktopverbindungs-Client\</text:p>
          </table:table-cell>
          <table:table-cell office:value-type="string" calcext:value-type="string">
            <text:p>RDP-Dateien von gültigen Herausgebern und standardmäßige RDP-Einstellungen des Benutzers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DP-Dateien von unbekannten Herausgebern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A1-Fingerabdrücke von Zertifikaten angeben, die vertrauenswürdige RDP-Herausgeber darstell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 mit Service Pack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n von Kennwörter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mit SP1 oder Windows XP Professional mit SP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ichtlinien für die automatische Wiedergabe\</text:p>
          </table:table-cell>
          <table:table-cell office:value-type="string" calcext:value-type="string">
            <text:p>Automatische Wiedergabe für andere Geräte als Volumes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play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verhalten von AutoAusführen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hindern, dass Benutzerauswahlen von der automatischen Wiedergabe gespeichert werden.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RSS-Feeds\</text:p>
          </table:table-cell>
          <table:table-cell table:style-name="ce5" office:value-type="string" calcext:value-type="string">
            <text:p>Abonnieren und Löschen eines Feed oder eines Web Slic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tomatische Ermittlung von Feeds und Web Slices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Herunterladen von Anlag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Hintergrundsynchronisierung für Feeds und Web Slices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authentifizierung über HTTP für Feed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Internet Explorer 8.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Zugriff auf Feedliste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Mindestens Internet Explorer 7.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ofortsuche\</text:p>
          </table:table-cell>
          <table:table-cell office:value-type="string" calcext:value-type="string">
            <text:p>Benutzerdefinierter Internetsuchanbieter für Sofortsuch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tore\</text:p>
          </table:table-cell>
          <table:table-cell office:value-type="string" calcext:value-type="string">
            <text:p>Deaktivieren des Angebots zum Update auf die aktuelle Version von Windows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 privaten Store im Microsoft Store anzei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16,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re-Anwend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Suche\</text:p>
          </table:table-cell>
          <table:table-cell office:value-type="string" calcext:value-type="string">
            <text:p>Das Anpassen von indizierten Speicherorten in der Systemsteuerung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nzufügen von UNC-Speicherorten für die Indizierung in der Systemsteuerung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zierung bestimmter Pfade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n und Anzeigen des Suchverlaufs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crosoft Windows 8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mäßig ausgenommene Pfad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mäßig indizierte Pfad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Jede Version von Microsoft Windows mit Windows Search 4.0 oder höher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Cursor\</text:p>
          </table:table-cell>
          <table:table-cell table:style-name="ce5" office:value-type="string" calcext:value-type="string">
            <text:p>Stiftfeedback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Eingabebereich\</text:p>
          </table:table-cell>
          <table:table-cell table:style-name="ce5" office:value-type="string" calcext:value-type="string">
            <text:p>Anzeige der Registerkarte "Eingabebereich"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abebereichssymbol bei Fingereingabe nicht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Eingabebereichssymbol bei Tablettstifteingabe nicht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Integration von AutoVervollständigen für Eingabebereich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nnwortsicherheit im Eingabebereich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ten verwendete chinesische, Kanji- oder Hanja-Zeichen einschließ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vorhersage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Tolerante und Z-förmige Durchstreichstiftbewegunge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Fingereingabe\</text:p>
          </table:table-cell>
          <table:table-cell table:style-name="ce5" office:value-type="string" calcext:value-type="string">
            <text:p>Tablet PC-Fingereingabe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Verschiebung mit den Fingern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 R2 und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Hardwaretasten\</text:p>
          </table:table-cell>
          <table:table-cell office:value-type="string" calcext:value-type="string">
            <text:p>"Rücktaste/ESC-Taste"-Zuordnung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ücken und Halt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rdwaretasten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t einer Anwendung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Lernen von Stiftbewegungen\</text:p>
          </table:table-cell>
          <table:table-cell table:style-name="ce5" office:value-type="string" calcext:value-type="string">
            <text:p>Stiftbewegungstrainingsmodus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Stift-UX-Verhalten\</text:p>
          </table:table-cell>
          <table:table-cell table:style-name="ce5" office:value-type="string" calcext:value-type="string">
            <text:p>Stiftbewegungen verhinder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Server 2008, Windows 7 und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Tablet PC-Stifttraining\</text:p>
          </table:table-cell>
          <table:table-cell table:style-name="ce5" office:value-type="string" calcext:value-type="string">
            <text:p>Tablet PC-Stifttraining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Tablet PC\Zubehör\</text:p>
          </table:table-cell>
          <table:table-cell office:value-type="string" calcext:value-type="string">
            <text:p>Ausführung des Snipping Tools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Ausführung von InkBall nicht zul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führung von Windows-Journal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uckausgabe an Journalnotizdruck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Anmeldeoptionen\</text:p>
          </table:table-cell>
          <table:table-cell office:value-type="string" calcext:value-type="string">
            <text:p>Aktion festlegen, die bei Ablauf der Anmeldestunden ausgeführt wird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lden, wenn der Anmeldeserver bei der Benutzeranmeldung nicht verfügbar war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ungen über Ablauf der Anmeldestunden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arbsystem\</text:p>
          </table:table-cell>
          <table:table-cell office:value-type="string" calcext:value-type="string">
            <text:p>Installation oder Deinstallation von Farbprofilen verweig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ehlerberichterstattung\</text:p>
          </table:table-cell>
          <table:table-cell office:value-type="string" calcext:value-type="string">
            <text:p>Daten bei der Verbindung mit einem eingeschränkten Netzwerk/Netzwerk mit kalkulierten Kosten s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ne zusätzlichen Daten s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icherabbild für vom Betriebssystem erstellte Fehlerberichte <text:s/>automatisch s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2 R2, Windows 8.1 oder Windows RT 8.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-Fehlerberichterstattung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ätzliche Daten im Akkubetrieb s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 2012, Windows 8 oder Windows 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ätzliche Daten nicht drossel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8 R2 oder Windows 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ehlerberichterstattung\Erweiterte Einstellungen für Fehlerberichterstattung\</text:p>
          </table:table-cell>
          <table:table-cell office:value-type="string" calcext:value-type="string">
            <text:p>Berichtsarchiv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ichtswarteschlange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Server 2016 Version 1703, Windows 10 Version 1703, Windows 10, Windows 8.1, Windows 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te ausgeschlossener Anwendun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-Fehlerberichterstattung\Zustimmung\</text:p>
          </table:table-cell>
          <table:table-cell office:value-type="string" calcext:value-type="string">
            <text:p>Benutzerdefinierte Zustimmungseinstellungen igno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zustimmungsverhalten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ur Windows 8.1, Windows 8, Windows 7 und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stimmungseinstellungen anp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Kalender\</text:p>
          </table:table-cell>
          <table:table-cell table:style-name="ce5" office:value-type="string" calcext:value-type="string">
            <text:p>Windows Kalender deaktiv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obilitätscenter\</text:p>
          </table:table-cell>
          <table:table-cell office:value-type="string" calcext:value-type="string">
            <text:p>Windows Mobilitätscenter de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Defender SmartScreen\Microsoft Edge\</text:p>
          </table:table-cell>
          <table:table-cell office:value-type="string" calcext:value-type="string">
            <text:p>Umgehung der Windows Defender SmartScreen-Aufforderungen für Websites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och nicht defini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Defender SmartScreen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Noch nicht definiert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Hello for Business\</text:p>
          </table:table-cell>
          <table:table-cell office:value-type="string" calcext:value-type="string">
            <text:p>Windows Hello for Business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rtifikat für die lokale Authentifizierung verw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Installer\</text:p>
          </table:table-cell>
          <table:table-cell office:value-type="string" calcext:value-type="string">
            <text:p>Immer mit erhöhten Rechten install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ihenfolge angeben, in der Windows Installer nach Installationsdateien sucht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chselmedienquellen für alle Installation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rücksetzen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ail\</text:p>
          </table:table-cell>
          <table:table-cell office:value-type="string" calcext:value-type="string">
            <text:p>Turn off the communities features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 off Windows Mail applicatio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Vist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dia Player\</text:p>
          </table:table-cell>
          <table:table-cell office:value-type="string" calcext:value-type="string">
            <text:p>Abruf von CD- und DVD-Medieninformation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uf von Medieninformationen zu Musikdateie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ruf von vordefinierten Radiosendern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dia Player\Benutzeroberfläche\</text:p>
          </table:table-cell>
          <table:table-cell office:value-type="string" calcext:value-type="string">
            <text:p>Design festlegen und fix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für Windows XP und höher.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Keinen Anchor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 "Datenschutz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 "Sicherheit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dia Player\Netzwerk\</text:p>
          </table:table-cell>
          <table:table-cell office:value-type="string" calcext:value-type="string">
            <text:p>HTTP-Proxy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für Windows XP und höher.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MMS-Proxy konfigurier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Nur Windows Server 2003, Windows XP und Windows 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zwerkpufferung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für Windows XP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gisterkarte "Netzwerk" ausblend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für Windows XP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TSP-Proxy konfigur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eaming Media-Protokolle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für Windows XP und höher.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dia Player\Wiedergabe\</text:p>
          </table:table-cell>
          <table:table-cell office:value-type="string" calcext:value-type="string">
            <text:p>Bildschirmschoner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9-Reihe und hö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dec-Download verhinder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Windows Media Player für Windows XP und höher.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Messenger\</text:p>
          </table:table-cell>
          <table:table-cell office:value-type="string" calcext:value-type="string">
            <text:p>Ausführung von Windows Messenger nicht zulass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dows Messenger nicht automatisch start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Server 2003-Betriebssysteme oder Windows XP Profession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PowerShell\</text:p>
          </table:table-cell>
          <table:table-cell office:value-type="string" calcext:value-type="string">
            <text:p>Modulprotokollierung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Shell-Aufzeichnung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kollierung von PowerShell-Skriptblöcken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ptausführung aktivier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quellpfad für "Update-Help" festleg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7 oder Windows Server 200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\Windows-Komponenten\Windows Update\</text:p>
          </table:table-cell>
          <table:table-cell table:style-name="ce5" office:value-type="string" calcext:value-type="string">
            <text:p>Die Standardoption "Updates installieren und herunterfahren" im Dialogfeld "Windows herunterfahren" nicht anpass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7, Windows Server 2008 R2, Windows Vista, Windows XP SP2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Option "Updates installieren und herunterfahren" im Dialogfeld "Windows herunterfahren" nicht anzeigen</text:p>
          </table:table-cell>
          <table:table-cell table:style-name="ce5" office:value-type="string" calcext:value-type="string">
            <text:p>Nicht konfiguriert</text:p>
          </table:table-cell>
          <table:table-cell table:style-name="ce100" office:value-type="string" calcext:value-type="string">
            <text:p>“</text:p>
          </table:table-cell>
          <table:table-cell table:style-name="ce5" table:number-columns-repeated="4"/>
          <table:table-cell table:style-name="ce5" office:value-type="string" calcext:value-type="string">
            <text:p>Windows 7, Windows Server 2008 R2, Windows Vista, Windows XP SP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griff auf alle Windows Update-Funktionen entfernen</text:p>
          </table:table-cell>
          <table:table-cell table:style-name="ce9" office:value-type="string" calcext:value-type="string">
            <text:p>Nicht konfiguriert</text:p>
          </table:table-cell>
          <table:table-cell table:style-name="ce99" office:value-type="string" calcext:value-type="string">
            <text:p>“</text:p>
          </table:table-cell>
          <table:table-cell table:number-columns-repeated="4"/>
          <table:table-cell table:style-name="ce3" office:value-type="string" calcext:value-type="string">
            <text:p>Mindestens Windows XP Professional Service Pack 1 oder mindestens Windows 2000 Service Pack 3 bis Windows 8.1 oder Windows Server 2012 R2 mit dem aktuellen Service Pack</text:p>
          </table:table-cell>
        </table:table-row>
        <table:table-row table:style-name="ro1" table:number-rows-repeated="1047199">
          <table:table-cell table:number-columns-repeated="11"/>
        </table:table-row>
        <table:table-row table:style-name="ro1">
          <table:table-cell table:number-columns-repeated="5"/>
          <table:table-cell table:style-name="ce6"/>
          <table:table-cell table:number-columns-repeated="5"/>
        </table:table-row>
      </table:table>
      <table:table table:name="Registry-Pfade" table:style-name="ta1">
        <office:forms form:automatic-focus="false" form:apply-design-mode="false"/>
        <table:table-column table:style-name="co3" table:default-cell-style-name="Default"/>
        <table:table-column table:style-name="co37" table:default-cell-style-name="ce6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64" office:value-type="string" calcext:value-type="string">
            <text:p>MACHINE\Software\Microsoft\Windows NT\CurrentVersion\Setup\</text:p>
          </table:table-cell>
        </table:table-row>
        <table:table-row table:style-name="ro1">
          <table:table-cell/>
          <table:table-cell office:value-type="string" calcext:value-type="string">
            <text:p>MACHINE\Software\Microsoft\Windows NT\CurrentVersion\Winlogon\</text:p>
          </table:table-cell>
        </table:table-row>
        <table:table-row table:style-name="ro1">
          <table:table-cell/>
          <table:table-cell office:value-type="string" calcext:value-type="string">
            <text:p>MACHINE\Software\Microsoft\Windows\CurrentVersion\Policies\System\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64" office:value-type="string" calcext:value-type="string">
            <text:p>MACHINE\System\CurrentControlSet\Control\Lsa\</text:p>
          </table:table-cell>
        </table:table-row>
        <table:table-row table:style-name="ro1">
          <table:table-cell/>
          <table:table-cell office:value-type="string" calcext:value-type="string">
            <text:p>MACHINE\System\CurrentControlSet\Services\LanmanWorkstation\Parameters\</text:p>
          </table:table-cell>
        </table:table-row>
        <table:table-row table:style-name="ro1">
          <table:table-cell/>
          <table:table-cell office:value-type="string" calcext:value-type="string">
            <text:p>MACHINE\System\CurrentControlSet\Services\LanManServer\Parameters\</text:p>
          </table:table-cell>
        </table:table-row>
        <table:table-row table:style-name="ro1">
          <table:table-cell/>
          <table:table-cell office:value-type="string" calcext:value-type="string">
            <text:p>MACHINE\System\CurrentControlSet\Services\Netlogon\Parameters\</text:p>
          </table:table-cell>
        </table:table-row>
        <table:table-row table:style-name="ro1">
          <table:table-cell/>
          <table:table-cell office:value-type="string" calcext:value-type="string">
            <text:p>MACHINE\System\CurrentControlSet\Control\Session Manager\Kernel\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SOFTWARE\Microsoft\Windows\CurrentVersion\Policies\System\</text:p>
          </table:table-cell>
        </table:table-row>
        <table:table-row table:style-name="ro1">
          <table:table-cell/>
          <table:table-cell table:style-name="Default"/>
        </table:table-row>
        <table:table-row table:style-name="ro5">
          <table:table-cell/>
          <table:table-cell table:style-name="ce66" office:value-type="string" calcext:value-type="string">
            <text:p>HKLM\Software\Policies\Microsoft\Windows NT\</text:p>
          </table:table-cell>
        </table:table-row>
        <table:table-row table:style-name="ro1">
          <table:table-cell/>
          <table:table-cell table:style-name="Default"/>
        </table:table-row>
        <table:table-row table:style-name="ro5">
          <table:table-cell/>
          <table:table-cell table:style-name="ce66" office:value-type="string" calcext:value-type="string">
            <text:p>HKCU\Software\Microsoft\Windows\CurrentVersion\Policies\</text:p>
          </table:table-cell>
        </table:table-row>
      </table:table>
      <table:named-expressions/>
      <table:database-ranges>
        <table:database-range table:name="__Anonymous_Sheet_DB__1" table:target-range-address="'Computerkonfiguration-Windows-Einstellungen'.N1:'Computerkonfiguration-Windows-Einstellungen'.N424" table:display-filter-buttons="true" table:orientation="column"/>
        <table:database-range table:name="__Anonymous_Sheet_DB__2" table:target-range-address="'Computerkonfiguration-Administrative-Vorlagen'.N1:'Computerkonfiguration-Administrative-Vorlagen'.N1955" table:display-filter-buttons="true" table:orientation="column"/>
        <table:database-range table:name="__Anonymous_Sheet_DB__3" table:target-range-address="'Benutzerkonfiguration-Administrative-Vorlagen'.K1:'Benutzerkonfiguration-Administrative-Vorlagen'.K13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2" style:display-name="Neutral 2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 style:data-style-name="N2" text:time-value="19:43:35.46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4:17:12.763000000</meta:creation-date>
    <meta:generator>LibreOffice/6.2.2.2$Windows_X86_64 LibreOffice_project/2b840030fec2aae0fd2658d8d4f9548af4e3518d</meta:generator>
    <dc:date>2021-04-15T19:50:17.429000000</dc:date>
    <meta:editing-duration>P1DT22H51M47S</meta:editing-duration>
    <meta:editing-cycles>504</meta:editing-cycles>
    <meta:document-statistic meta:table-count="5" meta:cell-count="13940" meta:object-count="0"/>
  </office:meta>
</office:document-meta>
</file>